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351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1]-[.F$2])^2" office:value-type="float" office:value="0.980099999999997">
            <text:p>0.9801</text:p>
          </table:table-cell>
          <table:table-cell table:formula="of:=([.B1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([.A2]-[.F$2])^2" office:value-type="float" office:value="0.000100000000000031">
            <text:p>0.0001</text:p>
          </table:table-cell>
          <table:table-cell table:formula="of:=([.B2]-[.J$2])^2" office:value-type="float" office:value="170.694225">
            <text:p>170.694225</text:p>
          </table:table-cell>
          <table:table-cell/>
          <table:table-cell table:formula="of:=SUM([.A1:.A1000])/1000" office:value-type="float" office:value="16.01">
            <text:p>16.01</text:p>
          </table:table-cell>
          <table:table-cell table:formula="of:=SUM([.C1:.C1000])/999" office:value-type="float" office:value="5.97787787787792">
            <text:p>5.9778778779</text:p>
          </table:table-cell>
          <table:table-cell table:formula="of:=MAX([.A1:.A1000])" office:value-type="float" office:value="34">
            <text:p>34</text:p>
          </table:table-cell>
          <table:table-cell table:formula="of:=MIN([.A1:.A1000])" office:value-type="float" office:value="7">
            <text:p>7</text:p>
          </table:table-cell>
          <table:table-cell table:formula="of:=SUM([.B1:.B1000])/1000" office:value-type="float" office:value="57.935">
            <text:p>57.935</text:p>
          </table:table-cell>
          <table:table-cell table:formula="of:=SUM([.D1:.D1000])/999" office:value-type="float" office:value="94.3070820820821">
            <text:p>94.3070820821</text:p>
          </table:table-cell>
          <table:table-cell table:formula="of:=MAX([.B1:.B1000])" office:value-type="float" office:value="115">
            <text:p>115</text:p>
          </table:table-cell>
          <table:table-cell table:formula="of:=MIN([.B1:.B1000])" office:value-type="float" office:value="23">
            <text:p>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3]-[.F$2])^2" office:value-type="float" office:value="1.0201">
            <text:p>1.0201</text:p>
          </table:table-cell>
          <table:table-cell table:formula="of:=([.B3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([.A4]-[.F$2])^2" office:value-type="float" office:value="9.06010000000001">
            <text:p>9.0601</text:p>
          </table:table-cell>
          <table:table-cell table:formula="of:=([.B4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5]-[.F$2])^2" office:value-type="float" office:value="3.96009999999999">
            <text:p>3.9601</text:p>
          </table:table-cell>
          <table:table-cell table:formula="of:=([.B5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6]-[.F$2])^2" office:value-type="float" office:value="4.04010000000001">
            <text:p>4.0401</text:p>
          </table:table-cell>
          <table:table-cell table:formula="of:=([.B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7]-[.F$2])^2" office:value-type="float" office:value="0.980099999999997">
            <text:p>0.9801</text:p>
          </table:table-cell>
          <table:table-cell table:formula="of:=([.B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table:formula="of:=([.A8]-[.F$2])^2" office:value-type="float" office:value="0.000100000000000031">
            <text:p>0.0001</text:p>
          </table:table-cell>
          <table:table-cell table:formula="of:=([.B8]-[.J$2])^2" office:value-type="float" office:value="101.304225">
            <text:p>101.3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9]-[.F$2])^2" office:value-type="float" office:value="0.000100000000000031">
            <text:p>0.0001</text:p>
          </table:table-cell>
          <table:table-cell table:formula="of:=([.B9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0]-[.F$2])^2" office:value-type="float" office:value="1.0201">
            <text:p>1.0201</text:p>
          </table:table-cell>
          <table:table-cell table:formula="of:=([.B1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1]-[.F$2])^2" office:value-type="float" office:value="1.0201">
            <text:p>1.0201</text:p>
          </table:table-cell>
          <table:table-cell table:formula="of:=([.B11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table:formula="of:=([.A12]-[.F$2])^2" office:value-type="float" office:value="0.980099999999997">
            <text:p>0.9801</text:p>
          </table:table-cell>
          <table:table-cell table:formula="of:=([.B12]-[.J$2])^2" office:value-type="float" office:value="628.254225">
            <text:p>628.2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table:formula="of:=([.A13]-[.F$2])^2" office:value-type="float" office:value="0.000100000000000031">
            <text:p>0.0001</text:p>
          </table:table-cell>
          <table:table-cell table:formula="of:=([.B13]-[.J$2])^2" office:value-type="float" office:value="258.084225">
            <text:p>258.0842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table:formula="of:=([.A14]-[.F$2])^2" office:value-type="float" office:value="25.1001">
            <text:p>25.1001</text:p>
          </table:table-cell>
          <table:table-cell table:formula="of:=([.B14]-[.J$2])^2" office:value-type="float" office:value="119.574225">
            <text:p>119.5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5]-[.F$2])^2" office:value-type="float" office:value="0.980099999999997">
            <text:p>0.9801</text:p>
          </table:table-cell>
          <table:table-cell table:formula="of:=([.B15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6]-[.F$2])^2" office:value-type="float" office:value="1.0201">
            <text:p>1.0201</text:p>
          </table:table-cell>
          <table:table-cell table:formula="of:=([.B16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17]-[.F$2])^2" office:value-type="float" office:value="1.0201">
            <text:p>1.0201</text:p>
          </table:table-cell>
          <table:table-cell table:formula="of:=([.B1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formula="of:=([.A18]-[.F$2])^2" office:value-type="float" office:value="0.980099999999997">
            <text:p>0.9801</text:p>
          </table:table-cell>
          <table:table-cell table:formula="of:=([.B18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19]-[.F$2])^2" office:value-type="float" office:value="4.04010000000001">
            <text:p>4.0401</text:p>
          </table:table-cell>
          <table:table-cell table:formula="of:=([.B1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table:formula="of:=([.A20]-[.F$2])^2" office:value-type="float" office:value="8.94009999999999">
            <text:p>8.9401</text:p>
          </table:table-cell>
          <table:table-cell table:formula="of:=([.B20]-[.J$2])^2" office:value-type="float" office:value="443.734225">
            <text:p>443.7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1]-[.F$2])^2" office:value-type="float" office:value="1.0201">
            <text:p>1.0201</text:p>
          </table:table-cell>
          <table:table-cell table:formula="of:=([.B2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2]-[.F$2])^2" office:value-type="float" office:value="1.0201">
            <text:p>1.0201</text:p>
          </table:table-cell>
          <table:table-cell table:formula="of:=([.B2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23]-[.F$2])^2" office:value-type="float" office:value="4.04010000000001">
            <text:p>4.0401</text:p>
          </table:table-cell>
          <table:table-cell table:formula="of:=([.B23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table:formula="of:=([.A24]-[.F$2])^2" office:value-type="float" office:value="15.9201">
            <text:p>15.9201</text:p>
          </table:table-cell>
          <table:table-cell table:formula="of:=([.B24]-[.J$2])^2" office:value-type="float" office:value="965.034225">
            <text:p>965.0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25]-[.F$2])^2" office:value-type="float" office:value="1.0201">
            <text:p>1.0201</text:p>
          </table:table-cell>
          <table:table-cell table:formula="of:=([.B25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formula="of:=([.A26]-[.F$2])^2" office:value-type="float" office:value="0.980099999999997">
            <text:p>0.9801</text:p>
          </table:table-cell>
          <table:table-cell table:formula="of:=([.B26]-[.J$2])^2" office:value-type="float" office:value="197.824225">
            <text:p>197.8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7]-[.F$2])^2" office:value-type="float" office:value="1.0201">
            <text:p>1.0201</text:p>
          </table:table-cell>
          <table:table-cell table:formula="of:=([.B27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28]-[.F$2])^2" office:value-type="float" office:value="3.96009999999999">
            <text:p>3.9601</text:p>
          </table:table-cell>
          <table:table-cell table:formula="of:=([.B2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9]-[.F$2])^2" office:value-type="float" office:value="1.0201">
            <text:p>1.0201</text:p>
          </table:table-cell>
          <table:table-cell table:formula="of:=([.B2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table:formula="of:=([.A30]-[.F$2])^2" office:value-type="float" office:value="1.0201">
            <text:p>1.0201</text:p>
          </table:table-cell>
          <table:table-cell table:formula="of:=([.B30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31]-[.F$2])^2" office:value-type="float" office:value="0.000100000000000031">
            <text:p>0.0001</text:p>
          </table:table-cell>
          <table:table-cell table:formula="of:=([.B31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32]-[.F$2])^2" office:value-type="float" office:value="0.000100000000000031">
            <text:p>0.0001</text:p>
          </table:table-cell>
          <table:table-cell table:formula="of:=([.B3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3]-[.F$2])^2" office:value-type="float" office:value="0.000100000000000031">
            <text:p>0.0001</text:p>
          </table:table-cell>
          <table:table-cell table:formula="of:=([.B33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34]-[.F$2])^2" office:value-type="float" office:value="0.000100000000000031">
            <text:p>0.0001</text:p>
          </table:table-cell>
          <table:table-cell table:formula="of:=([.B34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35]-[.F$2])^2" office:value-type="float" office:value="4.04010000000001">
            <text:p>4.0401</text:p>
          </table:table-cell>
          <table:table-cell table:formula="of:=([.B35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36]-[.F$2])^2" office:value-type="float" office:value="0.000100000000000031">
            <text:p>0.0001</text:p>
          </table:table-cell>
          <table:table-cell table:formula="of:=([.B3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37]-[.F$2])^2" office:value-type="float" office:value="0.980099999999997">
            <text:p>0.9801</text:p>
          </table:table-cell>
          <table:table-cell table:formula="of:=([.B3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38]-[.F$2])^2" office:value-type="float" office:value="3.96009999999999">
            <text:p>3.9601</text:p>
          </table:table-cell>
          <table:table-cell table:formula="of:=([.B38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39]-[.F$2])^2" office:value-type="float" office:value="16.0801">
            <text:p>16.0801</text:p>
          </table:table-cell>
          <table:table-cell table:formula="of:=([.B39]-[.J$2])^2" office:value-type="float" office:value="780.364225">
            <text:p>780.36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([.A40]-[.F$2])^2" office:value-type="float" office:value="0.980099999999997">
            <text:p>0.9801</text:p>
          </table:table-cell>
          <table:table-cell table:formula="of:=([.B40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table:formula="of:=([.A41]-[.F$2])^2" office:value-type="float" office:value="0.980099999999997">
            <text:p>0.9801</text:p>
          </table:table-cell>
          <table:table-cell table:formula="of:=([.B41]-[.J$2])^2" office:value-type="float" office:value="3256.414225">
            <text:p>3256.4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2]-[.F$2])^2" office:value-type="float" office:value="0.000100000000000031">
            <text:p>0.0001</text:p>
          </table:table-cell>
          <table:table-cell table:formula="of:=([.B4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43]-[.F$2])^2" office:value-type="float" office:value="4.04010000000001">
            <text:p>4.0401</text:p>
          </table:table-cell>
          <table:table-cell table:formula="of:=([.B43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44]-[.F$2])^2" office:value-type="float" office:value="0.000100000000000031">
            <text:p>0.0001</text:p>
          </table:table-cell>
          <table:table-cell table:formula="of:=([.B44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45]-[.F$2])^2" office:value-type="float" office:value="16.0801">
            <text:p>16.0801</text:p>
          </table:table-cell>
          <table:table-cell table:formula="of:=([.B45]-[.J$2])^2" office:value-type="float" office:value="672.624225">
            <text:p>672.6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46]-[.F$2])^2" office:value-type="float" office:value="1.0201">
            <text:p>1.0201</text:p>
          </table:table-cell>
          <table:table-cell table:formula="of:=([.B46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7]-[.F$2])^2" office:value-type="float" office:value="1.0201">
            <text:p>1.0201</text:p>
          </table:table-cell>
          <table:table-cell table:formula="of:=([.B4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48]-[.F$2])^2" office:value-type="float" office:value="4.04010000000001">
            <text:p>4.0401</text:p>
          </table:table-cell>
          <table:table-cell table:formula="of:=([.B48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table:formula="of:=([.A49]-[.F$2])^2" office:value-type="float" office:value="0.980099999999997">
            <text:p>0.9801</text:p>
          </table:table-cell>
          <table:table-cell table:formula="of:=([.B49]-[.J$2])^2" office:value-type="float" office:value="65.044225">
            <text:p>65.0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50]-[.F$2])^2" office:value-type="float" office:value="0.000100000000000031">
            <text:p>0.0001</text:p>
          </table:table-cell>
          <table:table-cell table:formula="of:=([.B5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1]-[.F$2])^2" office:value-type="float" office:value="4.04010000000001">
            <text:p>4.0401</text:p>
          </table:table-cell>
          <table:table-cell table:formula="of:=([.B5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52]-[.F$2])^2" office:value-type="float" office:value="1.0201">
            <text:p>1.0201</text:p>
          </table:table-cell>
          <table:table-cell table:formula="of:=([.B5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53]-[.F$2])^2" office:value-type="float" office:value="1.0201">
            <text:p>1.0201</text:p>
          </table:table-cell>
          <table:table-cell table:formula="of:=([.B53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54]-[.F$2])^2" office:value-type="float" office:value="0.000100000000000031">
            <text:p>0.0001</text:p>
          </table:table-cell>
          <table:table-cell table:formula="of:=([.B54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5]-[.F$2])^2" office:value-type="float" office:value="0.980099999999997">
            <text:p>0.9801</text:p>
          </table:table-cell>
          <table:table-cell table:formula="of:=([.B5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table:formula="of:=([.A56]-[.F$2])^2" office:value-type="float" office:value="35.8801">
            <text:p>35.8801</text:p>
          </table:table-cell>
          <table:table-cell table:formula="of:=([.B56]-[.J$2])^2" office:value-type="float" office:value="679.384225">
            <text:p>679.3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7]-[.F$2])^2" office:value-type="float" office:value="1.0201">
            <text:p>1.0201</text:p>
          </table:table-cell>
          <table:table-cell table:formula="of:=([.B57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8]-[.F$2])^2" office:value-type="float" office:value="4.04010000000001">
            <text:p>4.0401</text:p>
          </table:table-cell>
          <table:table-cell table:formula="of:=([.B5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9]-[.F$2])^2" office:value-type="float" office:value="0.000100000000000031">
            <text:p>0.0001</text:p>
          </table:table-cell>
          <table:table-cell table:formula="of:=([.B5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f:=([.A60]-[.F$2])^2" office:value-type="float" office:value="80.8201">
            <text:p>80.8201</text:p>
          </table:table-cell>
          <table:table-cell table:formula="of:=([.B60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table:formula="of:=([.A61]-[.F$2])^2" office:value-type="float" office:value="80.8201">
            <text:p>80.8201</text:p>
          </table:table-cell>
          <table:table-cell table:formula="of:=([.B61]-[.J$2])^2" office:value-type="float" office:value="1093.294225">
            <text:p>1093.2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2]-[.F$2])^2" office:value-type="float" office:value="0.000100000000000031">
            <text:p>0.0001</text:p>
          </table:table-cell>
          <table:table-cell table:formula="of:=([.B62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([.A63]-[.F$2])^2" office:value-type="float" office:value="0.980099999999997">
            <text:p>0.9801</text:p>
          </table:table-cell>
          <table:table-cell table:formula="of:=([.B63]-[.J$2])^2" office:value-type="float" office:value="402.604225">
            <text:p>402.6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table:formula="of:=([.A64]-[.F$2])^2" office:value-type="float" office:value="1.0201">
            <text:p>1.0201</text:p>
          </table:table-cell>
          <table:table-cell table:formula="of:=([.B64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([.A65]-[.F$2])^2" office:value-type="float" office:value="15.9201">
            <text:p>15.9201</text:p>
          </table:table-cell>
          <table:table-cell table:formula="of:=([.B65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6]-[.F$2])^2" office:value-type="float" office:value="0.980099999999997">
            <text:p>0.9801</text:p>
          </table:table-cell>
          <table:table-cell table:formula="of:=([.B66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table:formula="of:=([.A67]-[.F$2])^2" office:value-type="float" office:value="3.96009999999999">
            <text:p>3.9601</text:p>
          </table:table-cell>
          <table:table-cell table:formula="of:=([.B6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68]-[.F$2])^2" office:value-type="float" office:value="1.0201">
            <text:p>1.0201</text:p>
          </table:table-cell>
          <table:table-cell table:formula="of:=([.B68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69]-[.F$2])^2" office:value-type="float" office:value="1.0201">
            <text:p>1.0201</text:p>
          </table:table-cell>
          <table:table-cell table:formula="of:=([.B6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0]-[.F$2])^2" office:value-type="float" office:value="1.0201">
            <text:p>1.0201</text:p>
          </table:table-cell>
          <table:table-cell table:formula="of:=([.B7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71]-[.F$2])^2" office:value-type="float" office:value="1.0201">
            <text:p>1.0201</text:p>
          </table:table-cell>
          <table:table-cell table:formula="of:=([.B71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72]-[.F$2])^2" office:value-type="float" office:value="3.96009999999999">
            <text:p>3.9601</text:p>
          </table:table-cell>
          <table:table-cell table:formula="of:=([.B72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3]-[.F$2])^2" office:value-type="float" office:value="1.0201">
            <text:p>1.0201</text:p>
          </table:table-cell>
          <table:table-cell table:formula="of:=([.B73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74]-[.F$2])^2" office:value-type="float" office:value="0.980099999999997">
            <text:p>0.9801</text:p>
          </table:table-cell>
          <table:table-cell table:formula="of:=([.B7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5]-[.F$2])^2" office:value-type="float" office:value="0.000100000000000031">
            <text:p>0.0001</text:p>
          </table:table-cell>
          <table:table-cell table:formula="of:=([.B7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76]-[.F$2])^2" office:value-type="float" office:value="1.0201">
            <text:p>1.0201</text:p>
          </table:table-cell>
          <table:table-cell table:formula="of:=([.B76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table:formula="of:=([.A77]-[.F$2])^2" office:value-type="float" office:value="63.8401">
            <text:p>63.8401</text:p>
          </table:table-cell>
          <table:table-cell table:formula="of:=([.B77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table:formula="of:=([.A78]-[.F$2])^2" office:value-type="float" office:value="9.06010000000001">
            <text:p>9.0601</text:p>
          </table:table-cell>
          <table:table-cell table:formula="of:=([.B78]-[.J$2])^2" office:value-type="float" office:value="321.664225">
            <text:p>321.6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9]-[.F$2])^2" office:value-type="float" office:value="1.0201">
            <text:p>1.0201</text:p>
          </table:table-cell>
          <table:table-cell table:formula="of:=([.B7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80]-[.F$2])^2" office:value-type="float" office:value="0.000100000000000031">
            <text:p>0.0001</text:p>
          </table:table-cell>
          <table:table-cell table:formula="of:=([.B80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81]-[.F$2])^2" office:value-type="float" office:value="0.980099999999997">
            <text:p>0.9801</text:p>
          </table:table-cell>
          <table:table-cell table:formula="of:=([.B81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([.A82]-[.F$2])^2" office:value-type="float" office:value="0.000100000000000031">
            <text:p>0.0001</text:p>
          </table:table-cell>
          <table:table-cell table:formula="of:=([.B82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83]-[.F$2])^2" office:value-type="float" office:value="4.04010000000001">
            <text:p>4.0401</text:p>
          </table:table-cell>
          <table:table-cell table:formula="of:=([.B83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table:formula="of:=([.A84]-[.F$2])^2" office:value-type="float" office:value="15.9201">
            <text:p>15.9201</text:p>
          </table:table-cell>
          <table:table-cell table:formula="of:=([.B84]-[.J$2])^2" office:value-type="float" office:value="531.994225">
            <text:p>531.9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formula="of:=([.A85]-[.F$2])^2" office:value-type="float" office:value="0.980099999999997">
            <text:p>0.9801</text:p>
          </table:table-cell>
          <table:table-cell table:formula="of:=([.B85]-[.J$2])^2" office:value-type="float" office:value="122.434225">
            <text:p>122.4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6]-[.F$2])^2" office:value-type="float" office:value="0.000100000000000031">
            <text:p>0.0001</text:p>
          </table:table-cell>
          <table:table-cell table:formula="of:=([.B8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([.A87]-[.F$2])^2" office:value-type="float" office:value="0.000100000000000031">
            <text:p>0.0001</text:p>
          </table:table-cell>
          <table:table-cell table:formula="of:=([.B87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8]-[.F$2])^2" office:value-type="float" office:value="0.000100000000000031">
            <text:p>0.0001</text:p>
          </table:table-cell>
          <table:table-cell table:formula="of:=([.B8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89]-[.F$2])^2" office:value-type="float" office:value="0.980099999999997">
            <text:p>0.9801</text:p>
          </table:table-cell>
          <table:table-cell table:formula="of:=([.B89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([.A90]-[.F$2])^2" office:value-type="float" office:value="1.0201">
            <text:p>1.0201</text:p>
          </table:table-cell>
          <table:table-cell table:formula="of:=([.B90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91]-[.F$2])^2" office:value-type="float" office:value="1.0201">
            <text:p>1.0201</text:p>
          </table:table-cell>
          <table:table-cell table:formula="of:=([.B9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92]-[.F$2])^2" office:value-type="float" office:value="1.0201">
            <text:p>1.0201</text:p>
          </table:table-cell>
          <table:table-cell table:formula="of:=([.B9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93]-[.F$2])^2" office:value-type="float" office:value="0.000100000000000031">
            <text:p>0.0001</text:p>
          </table:table-cell>
          <table:table-cell table:formula="of:=([.B93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94]-[.F$2])^2" office:value-type="float" office:value="1.0201">
            <text:p>1.0201</text:p>
          </table:table-cell>
          <table:table-cell table:formula="of:=([.B94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95]-[.F$2])^2" office:value-type="float" office:value="0.000100000000000031">
            <text:p>0.0001</text:p>
          </table:table-cell>
          <table:table-cell table:formula="of:=([.B95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96]-[.F$2])^2" office:value-type="float" office:value="3.96009999999999">
            <text:p>3.9601</text:p>
          </table:table-cell>
          <table:table-cell table:formula="of:=([.B9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  <table:table-cell table:formula="of:=([.A97]-[.F$2])^2" office:value-type="float" office:value="8.94009999999999">
            <text:p>8.9401</text:p>
          </table:table-cell>
          <table:table-cell table:formula="of:=([.B97]-[.J$2])^2" office:value-type="float" office:value="65.044225">
            <text:p>65.0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formula="of:=([.A98]-[.F$2])^2" office:value-type="float" office:value="0.980099999999997">
            <text:p>0.9801</text:p>
          </table:table-cell>
          <table:table-cell table:formula="of:=([.B98]-[.J$2])^2" office:value-type="float" office:value="258.084225">
            <text:p>258.0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99]-[.F$2])^2" office:value-type="float" office:value="0.000100000000000031">
            <text:p>0.0001</text:p>
          </table:table-cell>
          <table:table-cell table:formula="of:=([.B99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100]-[.F$2])^2" office:value-type="float" office:value="1.0201">
            <text:p>1.0201</text:p>
          </table:table-cell>
          <table:table-cell table:formula="of:=([.B100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01]-[.F$2])^2" office:value-type="float" office:value="0.980099999999997">
            <text:p>0.9801</text:p>
          </table:table-cell>
          <table:table-cell table:formula="of:=([.B101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102]-[.F$2])^2" office:value-type="float" office:value="0.000100000000000031">
            <text:p>0.0001</text:p>
          </table:table-cell>
          <table:table-cell table:formula="of:=([.B102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03]-[.F$2])^2" office:value-type="float" office:value="0.000100000000000031">
            <text:p>0.0001</text:p>
          </table:table-cell>
          <table:table-cell table:formula="of:=([.B103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table:formula="of:=([.A104]-[.F$2])^2" office:value-type="float" office:value="1.0201">
            <text:p>1.0201</text:p>
          </table:table-cell>
          <table:table-cell table:formula="of:=([.B104]-[.J$2])^2" office:value-type="float" office:value="326.344225">
            <text:p>326.3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05]-[.F$2])^2" office:value-type="float" office:value="0.980099999999997">
            <text:p>0.9801</text:p>
          </table:table-cell>
          <table:table-cell table:formula="of:=([.B105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06]-[.F$2])^2" office:value-type="float" office:value="0.000100000000000031">
            <text:p>0.0001</text:p>
          </table:table-cell>
          <table:table-cell table:formula="of:=([.B106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107]-[.F$2])^2" office:value-type="float" office:value="1.0201">
            <text:p>1.0201</text:p>
          </table:table-cell>
          <table:table-cell table:formula="of:=([.B107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table:formula="of:=([.A108]-[.F$2])^2" office:value-type="float" office:value="63.8401">
            <text:p>63.8401</text:p>
          </table:table-cell>
          <table:table-cell table:formula="of:=([.B10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09]-[.F$2])^2" office:value-type="float" office:value="1.0201">
            <text:p>1.0201</text:p>
          </table:table-cell>
          <table:table-cell table:formula="of:=([.B10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110]-[.F$2])^2" office:value-type="float" office:value="0.980099999999997">
            <text:p>0.9801</text:p>
          </table:table-cell>
          <table:table-cell table:formula="of:=([.B11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11]-[.F$2])^2" office:value-type="float" office:value="0.000100000000000031">
            <text:p>0.0001</text:p>
          </table:table-cell>
          <table:table-cell table:formula="of:=([.B111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112]-[.F$2])^2" office:value-type="float" office:value="1.0201">
            <text:p>1.0201</text:p>
          </table:table-cell>
          <table:table-cell table:formula="of:=([.B112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113]-[.F$2])^2" office:value-type="float" office:value="4.04010000000001">
            <text:p>4.0401</text:p>
          </table:table-cell>
          <table:table-cell table:formula="of:=([.B11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114]-[.F$2])^2" office:value-type="float" office:value="0.980099999999997">
            <text:p>0.9801</text:p>
          </table:table-cell>
          <table:table-cell table:formula="of:=([.B11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 table:formula="of:=([.A115]-[.F$2])^2" office:value-type="float" office:value="8.94009999999999">
            <text:p>8.9401</text:p>
          </table:table-cell>
          <table:table-cell table:formula="of:=([.B115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116]-[.F$2])^2" office:value-type="float" office:value="0.000100000000000031">
            <text:p>0.0001</text:p>
          </table:table-cell>
          <table:table-cell table:formula="of:=([.B116]-[.J$2])^2" office:value-type="float" office:value="25.654225">
            <text:p>25.6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117]-[.F$2])^2" office:value-type="float" office:value="0.000100000000000031">
            <text:p>0.0001</text:p>
          </table:table-cell>
          <table:table-cell table:formula="of:=([.B11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18]-[.F$2])^2" office:value-type="float" office:value="1.0201">
            <text:p>1.0201</text:p>
          </table:table-cell>
          <table:table-cell table:formula="of:=([.B11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119]-[.F$2])^2" office:value-type="float" office:value="4.04010000000001">
            <text:p>4.0401</text:p>
          </table:table-cell>
          <table:table-cell table:formula="of:=([.B11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20]-[.F$2])^2" office:value-type="float" office:value="1.0201">
            <text:p>1.0201</text:p>
          </table:table-cell>
          <table:table-cell table:formula="of:=([.B12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table:formula="of:=([.A121]-[.F$2])^2" office:value-type="float" office:value="24.9001">
            <text:p>24.9001</text:p>
          </table:table-cell>
          <table:table-cell table:formula="of:=([.B121]-[.J$2])^2" office:value-type="float" office:value="579.124225">
            <text:p>579.12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122]-[.F$2])^2" office:value-type="float" office:value="4.04010000000001">
            <text:p>4.0401</text:p>
          </table:table-cell>
          <table:table-cell table:formula="of:=([.B122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([.A123]-[.F$2])^2" office:value-type="float" office:value="0.000100000000000031">
            <text:p>0.0001</text:p>
          </table:table-cell>
          <table:table-cell table:formula="of:=([.B123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124]-[.F$2])^2" office:value-type="float" office:value="4.04010000000001">
            <text:p>4.0401</text:p>
          </table:table-cell>
          <table:table-cell table:formula="of:=([.B12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formula="of:=([.A125]-[.F$2])^2" office:value-type="float" office:value="3.96009999999999">
            <text:p>3.9601</text:p>
          </table:table-cell>
          <table:table-cell table:formula="of:=([.B125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6">
            <text:p>86</text:p>
          </table:table-cell>
          <table:table-cell table:formula="of:=([.A126]-[.F$2])^2" office:value-type="float" office:value="63.8401">
            <text:p>63.8401</text:p>
          </table:table-cell>
          <table:table-cell table:formula="of:=([.B126]-[.J$2])^2" office:value-type="float" office:value="787.644225">
            <text:p>787.6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127]-[.F$2])^2" office:value-type="float" office:value="4.04010000000001">
            <text:p>4.0401</text:p>
          </table:table-cell>
          <table:table-cell table:formula="of:=([.B12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128]-[.F$2])^2" office:value-type="float" office:value="1.0201">
            <text:p>1.0201</text:p>
          </table:table-cell>
          <table:table-cell table:formula="of:=([.B12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129]-[.F$2])^2" office:value-type="float" office:value="0.980099999999997">
            <text:p>0.9801</text:p>
          </table:table-cell>
          <table:table-cell table:formula="of:=([.B129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formula="of:=([.A130]-[.F$2])^2" office:value-type="float" office:value="9.06010000000001">
            <text:p>9.0601</text:p>
          </table:table-cell>
          <table:table-cell table:formula="of:=([.B130]-[.J$2])^2" office:value-type="float" office:value="101.304225">
            <text:p>101.3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31]-[.F$2])^2" office:value-type="float" office:value="0.980099999999997">
            <text:p>0.9801</text:p>
          </table:table-cell>
          <table:table-cell table:formula="of:=([.B131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formula="of:=([.A132]-[.F$2])^2" office:value-type="float" office:value="3.96009999999999">
            <text:p>3.9601</text:p>
          </table:table-cell>
          <table:table-cell table:formula="of:=([.B132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table:formula="of:=([.A133]-[.F$2])^2" office:value-type="float" office:value="0.980099999999997">
            <text:p>0.9801</text:p>
          </table:table-cell>
          <table:table-cell table:formula="of:=([.B133]-[.J$2])^2" office:value-type="float" office:value="101.304225">
            <text:p>101.30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table:formula="of:=([.A134]-[.F$2])^2" office:value-type="float" office:value="4.04010000000001">
            <text:p>4.0401</text:p>
          </table:table-cell>
          <table:table-cell table:formula="of:=([.B134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135]-[.F$2])^2" office:value-type="float" office:value="4.04010000000001">
            <text:p>4.0401</text:p>
          </table:table-cell>
          <table:table-cell table:formula="of:=([.B135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table:formula="of:=([.A136]-[.F$2])^2" office:value-type="float" office:value="4.04010000000001">
            <text:p>4.0401</text:p>
          </table:table-cell>
          <table:table-cell table:formula="of:=([.B136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37]-[.F$2])^2" office:value-type="float" office:value="1.0201">
            <text:p>1.0201</text:p>
          </table:table-cell>
          <table:table-cell table:formula="of:=([.B137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138]-[.F$2])^2" office:value-type="float" office:value="4.04010000000001">
            <text:p>4.0401</text:p>
          </table:table-cell>
          <table:table-cell table:formula="of:=([.B138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table:formula="of:=([.A139]-[.F$2])^2" office:value-type="float" office:value="0.000100000000000031">
            <text:p>0.0001</text:p>
          </table:table-cell>
          <table:table-cell table:formula="of:=([.B139]-[.J$2])^2" office:value-type="float" office:value="787.644225">
            <text:p>787.6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140]-[.F$2])^2" office:value-type="float" office:value="4.04010000000001">
            <text:p>4.0401</text:p>
          </table:table-cell>
          <table:table-cell table:formula="of:=([.B14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41]-[.F$2])^2" office:value-type="float" office:value="0.000100000000000031">
            <text:p>0.0001</text:p>
          </table:table-cell>
          <table:table-cell table:formula="of:=([.B14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42]-[.F$2])^2" office:value-type="float" office:value="1.0201">
            <text:p>1.0201</text:p>
          </table:table-cell>
          <table:table-cell table:formula="of:=([.B14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table:formula="of:=([.A143]-[.F$2])^2" office:value-type="float" office:value="15.9201">
            <text:p>15.9201</text:p>
          </table:table-cell>
          <table:table-cell table:formula="of:=([.B143]-[.J$2])^2" office:value-type="float" office:value="82.174225">
            <text:p>82.1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144]-[.F$2])^2" office:value-type="float" office:value="0.000100000000000031">
            <text:p>0.0001</text:p>
          </table:table-cell>
          <table:table-cell table:formula="of:=([.B14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145]-[.F$2])^2" office:value-type="float" office:value="0.980099999999997">
            <text:p>0.9801</text:p>
          </table:table-cell>
          <table:table-cell table:formula="of:=([.B14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146]-[.F$2])^2" office:value-type="float" office:value="0.980099999999997">
            <text:p>0.9801</text:p>
          </table:table-cell>
          <table:table-cell table:formula="of:=([.B14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147]-[.F$2])^2" office:value-type="float" office:value="0.000100000000000031">
            <text:p>0.0001</text:p>
          </table:table-cell>
          <table:table-cell table:formula="of:=([.B14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table:formula="of:=([.A148]-[.F$2])^2" office:value-type="float" office:value="15.9201">
            <text:p>15.9201</text:p>
          </table:table-cell>
          <table:table-cell table:formula="of:=([.B148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149]-[.F$2])^2" office:value-type="float" office:value="0.000100000000000031">
            <text:p>0.0001</text:p>
          </table:table-cell>
          <table:table-cell table:formula="of:=([.B149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150]-[.F$2])^2" office:value-type="float" office:value="1.0201">
            <text:p>1.0201</text:p>
          </table:table-cell>
          <table:table-cell table:formula="of:=([.B15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51]-[.F$2])^2" office:value-type="float" office:value="0.000100000000000031">
            <text:p>0.0001</text:p>
          </table:table-cell>
          <table:table-cell table:formula="of:=([.B151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52]-[.F$2])^2" office:value-type="float" office:value="0.000100000000000031">
            <text:p>0.0001</text:p>
          </table:table-cell>
          <table:table-cell table:formula="of:=([.B15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53]-[.F$2])^2" office:value-type="float" office:value="0.000100000000000031">
            <text:p>0.0001</text:p>
          </table:table-cell>
          <table:table-cell table:formula="of:=([.B15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table:formula="of:=([.A154]-[.F$2])^2" office:value-type="float" office:value="9.06010000000001">
            <text:p>9.0601</text:p>
          </table:table-cell>
          <table:table-cell table:formula="of:=([.B15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55]-[.F$2])^2" office:value-type="float" office:value="0.000100000000000031">
            <text:p>0.0001</text:p>
          </table:table-cell>
          <table:table-cell table:formula="of:=([.B15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156]-[.F$2])^2" office:value-type="float" office:value="0.980099999999997">
            <text:p>0.9801</text:p>
          </table:table-cell>
          <table:table-cell table:formula="of:=([.B15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57]-[.F$2])^2" office:value-type="float" office:value="0.980099999999997">
            <text:p>0.9801</text:p>
          </table:table-cell>
          <table:table-cell table:formula="of:=([.B157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58]-[.F$2])^2" office:value-type="float" office:value="1.0201">
            <text:p>1.0201</text:p>
          </table:table-cell>
          <table:table-cell table:formula="of:=([.B15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159]-[.F$2])^2" office:value-type="float" office:value="4.04010000000001">
            <text:p>4.0401</text:p>
          </table:table-cell>
          <table:table-cell table:formula="of:=([.B15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table:formula="of:=([.A160]-[.F$2])^2" office:value-type="float" office:value="9.06010000000001">
            <text:p>9.0601</text:p>
          </table:table-cell>
          <table:table-cell table:formula="of:=([.B16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161]-[.F$2])^2" office:value-type="float" office:value="0.000100000000000031">
            <text:p>0.0001</text:p>
          </table:table-cell>
          <table:table-cell table:formula="of:=([.B161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62]-[.F$2])^2" office:value-type="float" office:value="1.0201">
            <text:p>1.0201</text:p>
          </table:table-cell>
          <table:table-cell table:formula="of:=([.B162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table:formula="of:=([.A163]-[.F$2])^2" office:value-type="float" office:value="0.980099999999997">
            <text:p>0.9801</text:p>
          </table:table-cell>
          <table:table-cell table:formula="of:=([.B163]-[.J$2])^2" office:value-type="float" office:value="65.044225">
            <text:p>65.0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164]-[.F$2])^2" office:value-type="float" office:value="1.0201">
            <text:p>1.0201</text:p>
          </table:table-cell>
          <table:table-cell table:formula="of:=([.B16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165]-[.F$2])^2" office:value-type="float" office:value="1.0201">
            <text:p>1.0201</text:p>
          </table:table-cell>
          <table:table-cell table:formula="of:=([.B165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166]-[.F$2])^2" office:value-type="float" office:value="0.000100000000000031">
            <text:p>0.0001</text:p>
          </table:table-cell>
          <table:table-cell table:formula="of:=([.B16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8">
            <text:p>68</text:p>
          </table:table-cell>
          <table:table-cell table:formula="of:=([.A167]-[.F$2])^2" office:value-type="float" office:value="15.9201">
            <text:p>15.9201</text:p>
          </table:table-cell>
          <table:table-cell table:formula="of:=([.B167]-[.J$2])^2" office:value-type="float" office:value="101.304225">
            <text:p>101.3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68]-[.F$2])^2" office:value-type="float" office:value="1.0201">
            <text:p>1.0201</text:p>
          </table:table-cell>
          <table:table-cell table:formula="of:=([.B16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169]-[.F$2])^2" office:value-type="float" office:value="0.000100000000000031">
            <text:p>0.0001</text:p>
          </table:table-cell>
          <table:table-cell table:formula="of:=([.B169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170]-[.F$2])^2" office:value-type="float" office:value="1.0201">
            <text:p>1.0201</text:p>
          </table:table-cell>
          <table:table-cell table:formula="of:=([.B17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([.A171]-[.F$2])^2" office:value-type="float" office:value="0.000100000000000031">
            <text:p>0.0001</text:p>
          </table:table-cell>
          <table:table-cell table:formula="of:=([.B171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table:formula="of:=([.A172]-[.F$2])^2" office:value-type="float" office:value="4.04010000000001">
            <text:p>4.0401</text:p>
          </table:table-cell>
          <table:table-cell table:formula="of:=([.B172]-[.J$2])^2" office:value-type="float" office:value="65.044225">
            <text:p>65.0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173]-[.F$2])^2" office:value-type="float" office:value="0.980099999999997">
            <text:p>0.9801</text:p>
          </table:table-cell>
          <table:table-cell table:formula="of:=([.B173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table:formula="of:=([.A174]-[.F$2])^2" office:value-type="float" office:value="15.9201">
            <text:p>15.9201</text:p>
          </table:table-cell>
          <table:table-cell table:formula="of:=([.B174]-[.J$2])^2" office:value-type="float" office:value="1300.684225">
            <text:p>1300.68422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formula="of:=([.A175]-[.F$2])^2" office:value-type="float" office:value="63.8401">
            <text:p>63.8401</text:p>
          </table:table-cell>
          <table:table-cell table:formula="of:=([.B175]-[.J$2])^2" office:value-type="float" office:value="903.904225">
            <text:p>903.90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formula="of:=([.A176]-[.F$2])^2" office:value-type="float" office:value="16.0801">
            <text:p>16.0801</text:p>
          </table:table-cell>
          <table:table-cell table:formula="of:=([.B176]-[.J$2])^2" office:value-type="float" office:value="286.794225">
            <text:p>286.7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177]-[.F$2])^2" office:value-type="float" office:value="4.04010000000001">
            <text:p>4.0401</text:p>
          </table:table-cell>
          <table:table-cell table:formula="of:=([.B17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formula="of:=([.A178]-[.F$2])^2" office:value-type="float" office:value="0.980099999999997">
            <text:p>0.9801</text:p>
          </table:table-cell>
          <table:table-cell table:formula="of:=([.B178]-[.J$2])^2" office:value-type="float" office:value="258.084225">
            <text:p>258.0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179]-[.F$2])^2" office:value-type="float" office:value="4.04010000000001">
            <text:p>4.0401</text:p>
          </table:table-cell>
          <table:table-cell table:formula="of:=([.B17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180]-[.F$2])^2" office:value-type="float" office:value="0.980099999999997">
            <text:p>0.9801</text:p>
          </table:table-cell>
          <table:table-cell table:formula="of:=([.B18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181]-[.F$2])^2" office:value-type="float" office:value="1.0201">
            <text:p>1.0201</text:p>
          </table:table-cell>
          <table:table-cell table:formula="of:=([.B181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182]-[.F$2])^2" office:value-type="float" office:value="0.000100000000000031">
            <text:p>0.0001</text:p>
          </table:table-cell>
          <table:table-cell table:formula="of:=([.B182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83]-[.F$2])^2" office:value-type="float" office:value="0.000100000000000031">
            <text:p>0.0001</text:p>
          </table:table-cell>
          <table:table-cell table:formula="of:=([.B18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table:formula="of:=([.A184]-[.F$2])^2" office:value-type="float" office:value="3.96009999999999">
            <text:p>3.9601</text:p>
          </table:table-cell>
          <table:table-cell table:formula="of:=([.B184]-[.J$2])^2" office:value-type="float" office:value="531.994225">
            <text:p>531.9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185]-[.F$2])^2" office:value-type="float" office:value="4.04010000000001">
            <text:p>4.0401</text:p>
          </table:table-cell>
          <table:table-cell table:formula="of:=([.B185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table:formula="of:=([.A186]-[.F$2])^2" office:value-type="float" office:value="48.8601">
            <text:p>48.8601</text:p>
          </table:table-cell>
          <table:table-cell table:formula="of:=([.B186]-[.J$2])^2" office:value-type="float" office:value="1028.164225">
            <text:p>1028.1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([.A187]-[.F$2])^2" office:value-type="float" office:value="0.000100000000000031">
            <text:p>0.0001</text:p>
          </table:table-cell>
          <table:table-cell table:formula="of:=([.B187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188]-[.F$2])^2" office:value-type="float" office:value="1.0201">
            <text:p>1.0201</text:p>
          </table:table-cell>
          <table:table-cell table:formula="of:=([.B188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89]-[.F$2])^2" office:value-type="float" office:value="0.000100000000000031">
            <text:p>0.0001</text:p>
          </table:table-cell>
          <table:table-cell table:formula="of:=([.B18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190]-[.F$2])^2" office:value-type="float" office:value="0.000100000000000031">
            <text:p>0.0001</text:p>
          </table:table-cell>
          <table:table-cell table:formula="of:=([.B19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191]-[.F$2])^2" office:value-type="float" office:value="1.0201">
            <text:p>1.0201</text:p>
          </table:table-cell>
          <table:table-cell table:formula="of:=([.B191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92]-[.F$2])^2" office:value-type="float" office:value="0.000100000000000031">
            <text:p>0.0001</text:p>
          </table:table-cell>
          <table:table-cell table:formula="of:=([.B19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193]-[.F$2])^2" office:value-type="float" office:value="0.000100000000000031">
            <text:p>0.0001</text:p>
          </table:table-cell>
          <table:table-cell table:formula="of:=([.B193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194]-[.F$2])^2" office:value-type="float" office:value="4.04010000000001">
            <text:p>4.0401</text:p>
          </table:table-cell>
          <table:table-cell table:formula="of:=([.B19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195]-[.F$2])^2" office:value-type="float" office:value="1.0201">
            <text:p>1.0201</text:p>
          </table:table-cell>
          <table:table-cell table:formula="of:=([.B195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table:formula="of:=([.A196]-[.F$2])^2" office:value-type="float" office:value="0.000100000000000031">
            <text:p>0.0001</text:p>
          </table:table-cell>
          <table:table-cell table:formula="of:=([.B196]-[.J$2])^2" office:value-type="float" office:value="145.564225">
            <text:p>145.5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197]-[.F$2])^2" office:value-type="float" office:value="0.000100000000000031">
            <text:p>0.0001</text:p>
          </table:table-cell>
          <table:table-cell table:formula="of:=([.B19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formula="of:=([.A198]-[.F$2])^2" office:value-type="float" office:value="48.8601">
            <text:p>48.8601</text:p>
          </table:table-cell>
          <table:table-cell table:formula="of:=([.B198]-[.J$2])^2" office:value-type="float" office:value="358.534225">
            <text:p>358.5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formula="of:=([.A199]-[.F$2])^2" office:value-type="float" office:value="4.04010000000001">
            <text:p>4.0401</text:p>
          </table:table-cell>
          <table:table-cell table:formula="of:=([.B199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00]-[.F$2])^2" office:value-type="float" office:value="1.0201">
            <text:p>1.0201</text:p>
          </table:table-cell>
          <table:table-cell table:formula="of:=([.B20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01]-[.F$2])^2" office:value-type="float" office:value="0.000100000000000031">
            <text:p>0.0001</text:p>
          </table:table-cell>
          <table:table-cell table:formula="of:=([.B20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02]-[.F$2])^2" office:value-type="float" office:value="1.0201">
            <text:p>1.0201</text:p>
          </table:table-cell>
          <table:table-cell table:formula="of:=([.B20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03]-[.F$2])^2" office:value-type="float" office:value="0.000100000000000031">
            <text:p>0.0001</text:p>
          </table:table-cell>
          <table:table-cell table:formula="of:=([.B203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">
            <text:p>62</text:p>
          </table:table-cell>
          <table:table-cell table:formula="of:=([.A204]-[.F$2])^2" office:value-type="float" office:value="35.8801">
            <text:p>35.8801</text:p>
          </table:table-cell>
          <table:table-cell table:formula="of:=([.B204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205]-[.F$2])^2" office:value-type="float" office:value="0.000100000000000031">
            <text:p>0.0001</text:p>
          </table:table-cell>
          <table:table-cell table:formula="of:=([.B20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206]-[.F$2])^2" office:value-type="float" office:value="0.000100000000000031">
            <text:p>0.0001</text:p>
          </table:table-cell>
          <table:table-cell table:formula="of:=([.B206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3">
            <text:p>83</text:p>
          </table:table-cell>
          <table:table-cell table:formula="of:=([.A207]-[.F$2])^2" office:value-type="float" office:value="35.8801">
            <text:p>35.8801</text:p>
          </table:table-cell>
          <table:table-cell table:formula="of:=([.B207]-[.J$2])^2" office:value-type="float" office:value="628.254225">
            <text:p>628.2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([.A208]-[.F$2])^2" office:value-type="float" office:value="4.04010000000001">
            <text:p>4.0401</text:p>
          </table:table-cell>
          <table:table-cell table:formula="of:=([.B208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09]-[.F$2])^2" office:value-type="float" office:value="0.000100000000000031">
            <text:p>0.0001</text:p>
          </table:table-cell>
          <table:table-cell table:formula="of:=([.B20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210]-[.F$2])^2" office:value-type="float" office:value="0.000100000000000031">
            <text:p>0.0001</text:p>
          </table:table-cell>
          <table:table-cell table:formula="of:=([.B210]-[.J$2])^2" office:value-type="float" office:value="25.654225">
            <text:p>25.65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formula="of:=([.A211]-[.F$2])^2" office:value-type="float" office:value="15.9201">
            <text:p>15.9201</text:p>
          </table:table-cell>
          <table:table-cell table:formula="of:=([.B211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12]-[.F$2])^2" office:value-type="float" office:value="1.0201">
            <text:p>1.0201</text:p>
          </table:table-cell>
          <table:table-cell table:formula="of:=([.B21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213]-[.F$2])^2" office:value-type="float" office:value="0.980099999999997">
            <text:p>0.9801</text:p>
          </table:table-cell>
          <table:table-cell table:formula="of:=([.B213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14]-[.F$2])^2" office:value-type="float" office:value="1.0201">
            <text:p>1.0201</text:p>
          </table:table-cell>
          <table:table-cell table:formula="of:=([.B21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215]-[.F$2])^2" office:value-type="float" office:value="1.0201">
            <text:p>1.0201</text:p>
          </table:table-cell>
          <table:table-cell table:formula="of:=([.B215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216]-[.F$2])^2" office:value-type="float" office:value="0.980099999999997">
            <text:p>0.9801</text:p>
          </table:table-cell>
          <table:table-cell table:formula="of:=([.B21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17]-[.F$2])^2" office:value-type="float" office:value="1.0201">
            <text:p>1.0201</text:p>
          </table:table-cell>
          <table:table-cell table:formula="of:=([.B21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218]-[.F$2])^2" office:value-type="float" office:value="0.000100000000000031">
            <text:p>0.0001</text:p>
          </table:table-cell>
          <table:table-cell table:formula="of:=([.B218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219]-[.F$2])^2" office:value-type="float" office:value="3.96009999999999">
            <text:p>3.9601</text:p>
          </table:table-cell>
          <table:table-cell table:formula="of:=([.B219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20]-[.F$2])^2" office:value-type="float" office:value="1.0201">
            <text:p>1.0201</text:p>
          </table:table-cell>
          <table:table-cell table:formula="of:=([.B220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221]-[.F$2])^2" office:value-type="float" office:value="0.980099999999997">
            <text:p>0.9801</text:p>
          </table:table-cell>
          <table:table-cell table:formula="of:=([.B221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222]-[.F$2])^2" office:value-type="float" office:value="0.980099999999997">
            <text:p>0.9801</text:p>
          </table:table-cell>
          <table:table-cell table:formula="of:=([.B22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223]-[.F$2])^2" office:value-type="float" office:value="4.04010000000001">
            <text:p>4.0401</text:p>
          </table:table-cell>
          <table:table-cell table:formula="of:=([.B223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224]-[.F$2])^2" office:value-type="float" office:value="1.0201">
            <text:p>1.0201</text:p>
          </table:table-cell>
          <table:table-cell table:formula="of:=([.B224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225]-[.F$2])^2" office:value-type="float" office:value="4.04010000000001">
            <text:p>4.0401</text:p>
          </table:table-cell>
          <table:table-cell table:formula="of:=([.B22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226]-[.F$2])^2" office:value-type="float" office:value="4.04010000000001">
            <text:p>4.0401</text:p>
          </table:table-cell>
          <table:table-cell table:formula="of:=([.B22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table:formula="of:=([.A227]-[.F$2])^2" office:value-type="float" office:value="3.96009999999999">
            <text:p>3.9601</text:p>
          </table:table-cell>
          <table:table-cell table:formula="of:=([.B227]-[.J$2])^2" office:value-type="float" office:value="679.384225">
            <text:p>679.38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([.A228]-[.F$2])^2" office:value-type="float" office:value="3.96009999999999">
            <text:p>3.9601</text:p>
          </table:table-cell>
          <table:table-cell table:formula="of:=([.B228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229]-[.F$2])^2" office:value-type="float" office:value="0.980099999999997">
            <text:p>0.9801</text:p>
          </table:table-cell>
          <table:table-cell table:formula="of:=([.B22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30]-[.F$2])^2" office:value-type="float" office:value="1.0201">
            <text:p>1.0201</text:p>
          </table:table-cell>
          <table:table-cell table:formula="of:=([.B23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231]-[.F$2])^2" office:value-type="float" office:value="0.980099999999997">
            <text:p>0.9801</text:p>
          </table:table-cell>
          <table:table-cell table:formula="of:=([.B231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32]-[.F$2])^2" office:value-type="float" office:value="1.0201">
            <text:p>1.0201</text:p>
          </table:table-cell>
          <table:table-cell table:formula="of:=([.B232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33]-[.F$2])^2" office:value-type="float" office:value="1.0201">
            <text:p>1.0201</text:p>
          </table:table-cell>
          <table:table-cell table:formula="of:=([.B23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234]-[.F$2])^2" office:value-type="float" office:value="4.04010000000001">
            <text:p>4.0401</text:p>
          </table:table-cell>
          <table:table-cell table:formula="of:=([.B23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235]-[.F$2])^2" office:value-type="float" office:value="1.0201">
            <text:p>1.0201</text:p>
          </table:table-cell>
          <table:table-cell table:formula="of:=([.B235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236]-[.F$2])^2" office:value-type="float" office:value="0.980099999999997">
            <text:p>0.9801</text:p>
          </table:table-cell>
          <table:table-cell table:formula="of:=([.B236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table:formula="of:=([.A237]-[.F$2])^2" office:value-type="float" office:value="0.000100000000000031">
            <text:p>0.0001</text:p>
          </table:table-cell>
          <table:table-cell table:formula="of:=([.B237]-[.J$2])^2" office:value-type="float" office:value="122.434225">
            <text:p>122.4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238]-[.F$2])^2" office:value-type="float" office:value="0.980099999999997">
            <text:p>0.9801</text:p>
          </table:table-cell>
          <table:table-cell table:formula="of:=([.B23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39]-[.F$2])^2" office:value-type="float" office:value="0.000100000000000031">
            <text:p>0.0001</text:p>
          </table:table-cell>
          <table:table-cell table:formula="of:=([.B23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240]-[.F$2])^2" office:value-type="float" office:value="4.04010000000001">
            <text:p>4.0401</text:p>
          </table:table-cell>
          <table:table-cell table:formula="of:=([.B24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241]-[.F$2])^2" office:value-type="float" office:value="1.0201">
            <text:p>1.0201</text:p>
          </table:table-cell>
          <table:table-cell table:formula="of:=([.B241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table:formula="of:=([.A242]-[.F$2])^2" office:value-type="float" office:value="1.0201">
            <text:p>1.0201</text:p>
          </table:table-cell>
          <table:table-cell table:formula="of:=([.B242]-[.J$2])^2" office:value-type="float" office:value="223.054225">
            <text:p>223.05422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4">
            <text:p>84</text:p>
          </table:table-cell>
          <table:table-cell table:formula="of:=([.A243]-[.F$2])^2" office:value-type="float" office:value="80.8201">
            <text:p>80.8201</text:p>
          </table:table-cell>
          <table:table-cell table:formula="of:=([.B243]-[.J$2])^2" office:value-type="float" office:value="679.384225">
            <text:p>679.3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244]-[.F$2])^2" office:value-type="float" office:value="0.980099999999997">
            <text:p>0.9801</text:p>
          </table:table-cell>
          <table:table-cell table:formula="of:=([.B24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45]-[.F$2])^2" office:value-type="float" office:value="1.0201">
            <text:p>1.0201</text:p>
          </table:table-cell>
          <table:table-cell table:formula="of:=([.B245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46]-[.F$2])^2" office:value-type="float" office:value="0.980099999999997">
            <text:p>0.9801</text:p>
          </table:table-cell>
          <table:table-cell table:formula="of:=([.B246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247]-[.F$2])^2" office:value-type="float" office:value="1.0201">
            <text:p>1.0201</text:p>
          </table:table-cell>
          <table:table-cell table:formula="of:=([.B24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248]-[.F$2])^2" office:value-type="float" office:value="4.04010000000001">
            <text:p>4.0401</text:p>
          </table:table-cell>
          <table:table-cell table:formula="of:=([.B24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249]-[.F$2])^2" office:value-type="float" office:value="0.980099999999997">
            <text:p>0.9801</text:p>
          </table:table-cell>
          <table:table-cell table:formula="of:=([.B249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250]-[.F$2])^2" office:value-type="float" office:value="0.000100000000000031">
            <text:p>0.0001</text:p>
          </table:table-cell>
          <table:table-cell table:formula="of:=([.B250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251]-[.F$2])^2" office:value-type="float" office:value="0.000100000000000031">
            <text:p>0.0001</text:p>
          </table:table-cell>
          <table:table-cell table:formula="of:=([.B251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52]-[.F$2])^2" office:value-type="float" office:value="1.0201">
            <text:p>1.0201</text:p>
          </table:table-cell>
          <table:table-cell table:formula="of:=([.B25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253]-[.F$2])^2" office:value-type="float" office:value="0.000100000000000031">
            <text:p>0.0001</text:p>
          </table:table-cell>
          <table:table-cell table:formula="of:=([.B25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254]-[.F$2])^2" office:value-type="float" office:value="0.000100000000000031">
            <text:p>0.0001</text:p>
          </table:table-cell>
          <table:table-cell table:formula="of:=([.B254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([.A255]-[.F$2])^2" office:value-type="float" office:value="0.000100000000000031">
            <text:p>0.0001</text:p>
          </table:table-cell>
          <table:table-cell table:formula="of:=([.B255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256]-[.F$2])^2" office:value-type="float" office:value="4.04010000000001">
            <text:p>4.0401</text:p>
          </table:table-cell>
          <table:table-cell table:formula="of:=([.B256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257]-[.F$2])^2" office:value-type="float" office:value="0.000100000000000031">
            <text:p>0.0001</text:p>
          </table:table-cell>
          <table:table-cell table:formula="of:=([.B25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258]-[.F$2])^2" office:value-type="float" office:value="0.980099999999997">
            <text:p>0.9801</text:p>
          </table:table-cell>
          <table:table-cell table:formula="of:=([.B25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259]-[.F$2])^2" office:value-type="float" office:value="1.0201">
            <text:p>1.0201</text:p>
          </table:table-cell>
          <table:table-cell table:formula="of:=([.B259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260]-[.F$2])^2" office:value-type="float" office:value="4.04010000000001">
            <text:p>4.0401</text:p>
          </table:table-cell>
          <table:table-cell table:formula="of:=([.B26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table:formula="of:=([.A261]-[.F$2])^2" office:value-type="float" office:value="0.000100000000000031">
            <text:p>0.0001</text:p>
          </table:table-cell>
          <table:table-cell table:formula="of:=([.B261]-[.J$2])^2" office:value-type="float" office:value="443.734225">
            <text:p>443.7342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table:formula="of:=([.A262]-[.F$2])^2" office:value-type="float" office:value="24.9001">
            <text:p>24.9001</text:p>
          </table:table-cell>
          <table:table-cell table:formula="of:=([.B262]-[.J$2])^2" office:value-type="float" office:value="679.384225">
            <text:p>679.3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263]-[.F$2])^2" office:value-type="float" office:value="0.000100000000000031">
            <text:p>0.0001</text:p>
          </table:table-cell>
          <table:table-cell table:formula="of:=([.B263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264]-[.F$2])^2" office:value-type="float" office:value="4.04010000000001">
            <text:p>4.0401</text:p>
          </table:table-cell>
          <table:table-cell table:formula="of:=([.B264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265]-[.F$2])^2" office:value-type="float" office:value="0.000100000000000031">
            <text:p>0.0001</text:p>
          </table:table-cell>
          <table:table-cell table:formula="of:=([.B265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266]-[.F$2])^2" office:value-type="float" office:value="4.04010000000001">
            <text:p>4.0401</text:p>
          </table:table-cell>
          <table:table-cell table:formula="of:=([.B26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67]-[.F$2])^2" office:value-type="float" office:value="0.000100000000000031">
            <text:p>0.0001</text:p>
          </table:table-cell>
          <table:table-cell table:formula="of:=([.B267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68]-[.F$2])^2" office:value-type="float" office:value="1.0201">
            <text:p>1.0201</text:p>
          </table:table-cell>
          <table:table-cell table:formula="of:=([.B26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269]-[.F$2])^2" office:value-type="float" office:value="1.0201">
            <text:p>1.0201</text:p>
          </table:table-cell>
          <table:table-cell table:formula="of:=([.B26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270]-[.F$2])^2" office:value-type="float" office:value="0.980099999999997">
            <text:p>0.9801</text:p>
          </table:table-cell>
          <table:table-cell table:formula="of:=([.B270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271]-[.F$2])^2" office:value-type="float" office:value="1.0201">
            <text:p>1.0201</text:p>
          </table:table-cell>
          <table:table-cell table:formula="of:=([.B271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272]-[.F$2])^2" office:value-type="float" office:value="4.04010000000001">
            <text:p>4.0401</text:p>
          </table:table-cell>
          <table:table-cell table:formula="of:=([.B272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273]-[.F$2])^2" office:value-type="float" office:value="0.000100000000000031">
            <text:p>0.0001</text:p>
          </table:table-cell>
          <table:table-cell table:formula="of:=([.B273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274]-[.F$2])^2" office:value-type="float" office:value="0.980099999999997">
            <text:p>0.9801</text:p>
          </table:table-cell>
          <table:table-cell table:formula="of:=([.B27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75]-[.F$2])^2" office:value-type="float" office:value="1.0201">
            <text:p>1.0201</text:p>
          </table:table-cell>
          <table:table-cell table:formula="of:=([.B27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276]-[.F$2])^2" office:value-type="float" office:value="0.000100000000000031">
            <text:p>0.0001</text:p>
          </table:table-cell>
          <table:table-cell table:formula="of:=([.B27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277]-[.F$2])^2" office:value-type="float" office:value="0.980099999999997">
            <text:p>0.9801</text:p>
          </table:table-cell>
          <table:table-cell table:formula="of:=([.B277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278]-[.F$2])^2" office:value-type="float" office:value="0.000100000000000031">
            <text:p>0.0001</text:p>
          </table:table-cell>
          <table:table-cell table:formula="of:=([.B27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279]-[.F$2])^2" office:value-type="float" office:value="4.04010000000001">
            <text:p>4.0401</text:p>
          </table:table-cell>
          <table:table-cell table:formula="of:=([.B27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280]-[.F$2])^2" office:value-type="float" office:value="1.0201">
            <text:p>1.0201</text:p>
          </table:table-cell>
          <table:table-cell table:formula="of:=([.B280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281]-[.F$2])^2" office:value-type="float" office:value="0.000100000000000031">
            <text:p>0.0001</text:p>
          </table:table-cell>
          <table:table-cell table:formula="of:=([.B28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282]-[.F$2])^2" office:value-type="float" office:value="0.980099999999997">
            <text:p>0.9801</text:p>
          </table:table-cell>
          <table:table-cell table:formula="of:=([.B28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283]-[.F$2])^2" office:value-type="float" office:value="1.0201">
            <text:p>1.0201</text:p>
          </table:table-cell>
          <table:table-cell table:formula="of:=([.B283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284]-[.F$2])^2" office:value-type="float" office:value="0.000100000000000031">
            <text:p>0.0001</text:p>
          </table:table-cell>
          <table:table-cell table:formula="of:=([.B28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85]-[.F$2])^2" office:value-type="float" office:value="1.0201">
            <text:p>1.0201</text:p>
          </table:table-cell>
          <table:table-cell table:formula="of:=([.B285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286]-[.F$2])^2" office:value-type="float" office:value="0.980099999999997">
            <text:p>0.9801</text:p>
          </table:table-cell>
          <table:table-cell table:formula="of:=([.B28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287]-[.F$2])^2" office:value-type="float" office:value="1.0201">
            <text:p>1.0201</text:p>
          </table:table-cell>
          <table:table-cell table:formula="of:=([.B28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88]-[.F$2])^2" office:value-type="float" office:value="0.000100000000000031">
            <text:p>0.0001</text:p>
          </table:table-cell>
          <table:table-cell table:formula="of:=([.B28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table:formula="of:=([.A289]-[.F$2])^2" office:value-type="float" office:value="1.0201">
            <text:p>1.0201</text:p>
          </table:table-cell>
          <table:table-cell table:formula="of:=([.B289]-[.J$2])^2" office:value-type="float" office:value="25.654225">
            <text:p>25.6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290]-[.F$2])^2" office:value-type="float" office:value="1.0201">
            <text:p>1.0201</text:p>
          </table:table-cell>
          <table:table-cell table:formula="of:=([.B290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91]-[.F$2])^2" office:value-type="float" office:value="0.000100000000000031">
            <text:p>0.0001</text:p>
          </table:table-cell>
          <table:table-cell table:formula="of:=([.B29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292]-[.F$2])^2" office:value-type="float" office:value="0.000100000000000031">
            <text:p>0.0001</text:p>
          </table:table-cell>
          <table:table-cell table:formula="of:=([.B292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293]-[.F$2])^2" office:value-type="float" office:value="0.980099999999997">
            <text:p>0.9801</text:p>
          </table:table-cell>
          <table:table-cell table:formula="of:=([.B29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294]-[.F$2])^2" office:value-type="float" office:value="3.96009999999999">
            <text:p>3.9601</text:p>
          </table:table-cell>
          <table:table-cell table:formula="of:=([.B294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295]-[.F$2])^2" office:value-type="float" office:value="0.000100000000000031">
            <text:p>0.0001</text:p>
          </table:table-cell>
          <table:table-cell table:formula="of:=([.B295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296]-[.F$2])^2" office:value-type="float" office:value="1.0201">
            <text:p>1.0201</text:p>
          </table:table-cell>
          <table:table-cell table:formula="of:=([.B29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297]-[.F$2])^2" office:value-type="float" office:value="16.0801">
            <text:p>16.0801</text:p>
          </table:table-cell>
          <table:table-cell table:formula="of:=([.B297]-[.J$2])^2" office:value-type="float" office:value="780.364225">
            <text:p>780.36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298]-[.F$2])^2" office:value-type="float" office:value="0.980099999999997">
            <text:p>0.9801</text:p>
          </table:table-cell>
          <table:table-cell table:formula="of:=([.B29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299]-[.F$2])^2" office:value-type="float" office:value="0.000100000000000031">
            <text:p>0.0001</text:p>
          </table:table-cell>
          <table:table-cell table:formula="of:=([.B29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300]-[.F$2])^2" office:value-type="float" office:value="0.980099999999997">
            <text:p>0.9801</text:p>
          </table:table-cell>
          <table:table-cell table:formula="of:=([.B300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301]-[.F$2])^2" office:value-type="float" office:value="0.980099999999997">
            <text:p>0.9801</text:p>
          </table:table-cell>
          <table:table-cell table:formula="of:=([.B301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302]-[.F$2])^2" office:value-type="float" office:value="4.04010000000001">
            <text:p>4.0401</text:p>
          </table:table-cell>
          <table:table-cell table:formula="of:=([.B302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formula="of:=([.A303]-[.F$2])^2" office:value-type="float" office:value="0.980099999999997">
            <text:p>0.9801</text:p>
          </table:table-cell>
          <table:table-cell table:formula="of:=([.B303]-[.J$2])^2" office:value-type="float" office:value="122.434225">
            <text:p>122.4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04]-[.F$2])^2" office:value-type="float" office:value="1.0201">
            <text:p>1.0201</text:p>
          </table:table-cell>
          <table:table-cell table:formula="of:=([.B30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05]-[.F$2])^2" office:value-type="float" office:value="0.000100000000000031">
            <text:p>0.0001</text:p>
          </table:table-cell>
          <table:table-cell table:formula="of:=([.B30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table:formula="of:=([.A306]-[.F$2])^2" office:value-type="float" office:value="4.04010000000001">
            <text:p>4.0401</text:p>
          </table:table-cell>
          <table:table-cell table:formula="of:=([.B306]-[.J$2])^2" office:value-type="float" office:value="79.8342250000001">
            <text:p>79.8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307]-[.F$2])^2" office:value-type="float" office:value="1.0201">
            <text:p>1.0201</text:p>
          </table:table-cell>
          <table:table-cell table:formula="of:=([.B30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08]-[.F$2])^2" office:value-type="float" office:value="1.0201">
            <text:p>1.0201</text:p>
          </table:table-cell>
          <table:table-cell table:formula="of:=([.B308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table:formula="of:=([.A309]-[.F$2])^2" office:value-type="float" office:value="8.94009999999999">
            <text:p>8.9401</text:p>
          </table:table-cell>
          <table:table-cell table:formula="of:=([.B30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310]-[.F$2])^2" office:value-type="float" office:value="0.980099999999997">
            <text:p>0.9801</text:p>
          </table:table-cell>
          <table:table-cell table:formula="of:=([.B31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table:formula="of:=([.A311]-[.F$2])^2" office:value-type="float" office:value="0.000100000000000031">
            <text:p>0.0001</text:p>
          </table:table-cell>
          <table:table-cell table:formula="of:=([.B311]-[.J$2])^2" office:value-type="float" office:value="122.434225">
            <text:p>122.4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table:formula="of:=([.A312]-[.F$2])^2" office:value-type="float" office:value="0.980099999999997">
            <text:p>0.9801</text:p>
          </table:table-cell>
          <table:table-cell table:formula="of:=([.B312]-[.J$2])^2" office:value-type="float" office:value="82.174225">
            <text:p>82.1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table:formula="of:=([.A313]-[.F$2])^2" office:value-type="float" office:value="0.000100000000000031">
            <text:p>0.0001</text:p>
          </table:table-cell>
          <table:table-cell table:formula="of:=([.B313]-[.J$2])^2" office:value-type="float" office:value="258.084225">
            <text:p>258.0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314]-[.F$2])^2" office:value-type="float" office:value="4.04010000000001">
            <text:p>4.0401</text:p>
          </table:table-cell>
          <table:table-cell table:formula="of:=([.B31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formula="of:=([.A315]-[.F$2])^2" office:value-type="float" office:value="25.1001">
            <text:p>25.1001</text:p>
          </table:table-cell>
          <table:table-cell table:formula="of:=([.B315]-[.J$2])^2" office:value-type="float" office:value="896.104225">
            <text:p>896.1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316]-[.F$2])^2" office:value-type="float" office:value="1.0201">
            <text:p>1.0201</text:p>
          </table:table-cell>
          <table:table-cell table:formula="of:=([.B31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317]-[.F$2])^2" office:value-type="float" office:value="1.0201">
            <text:p>1.0201</text:p>
          </table:table-cell>
          <table:table-cell table:formula="of:=([.B317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18]-[.F$2])^2" office:value-type="float" office:value="1.0201">
            <text:p>1.0201</text:p>
          </table:table-cell>
          <table:table-cell table:formula="of:=([.B31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19]-[.F$2])^2" office:value-type="float" office:value="1.0201">
            <text:p>1.0201</text:p>
          </table:table-cell>
          <table:table-cell table:formula="of:=([.B31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20]-[.F$2])^2" office:value-type="float" office:value="0.980099999999997">
            <text:p>0.9801</text:p>
          </table:table-cell>
          <table:table-cell table:formula="of:=([.B32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21]-[.F$2])^2" office:value-type="float" office:value="0.000100000000000031">
            <text:p>0.0001</text:p>
          </table:table-cell>
          <table:table-cell table:formula="of:=([.B32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22]-[.F$2])^2" office:value-type="float" office:value="0.000100000000000031">
            <text:p>0.0001</text:p>
          </table:table-cell>
          <table:table-cell table:formula="of:=([.B32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323]-[.F$2])^2" office:value-type="float" office:value="0.000100000000000031">
            <text:p>0.0001</text:p>
          </table:table-cell>
          <table:table-cell table:formula="of:=([.B32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24]-[.F$2])^2" office:value-type="float" office:value="1.0201">
            <text:p>1.0201</text:p>
          </table:table-cell>
          <table:table-cell table:formula="of:=([.B32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325]-[.F$2])^2" office:value-type="float" office:value="0.000100000000000031">
            <text:p>0.0001</text:p>
          </table:table-cell>
          <table:table-cell table:formula="of:=([.B32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326]-[.F$2])^2" office:value-type="float" office:value="4.04010000000001">
            <text:p>4.0401</text:p>
          </table:table-cell>
          <table:table-cell table:formula="of:=([.B326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327]-[.F$2])^2" office:value-type="float" office:value="0.000100000000000031">
            <text:p>0.0001</text:p>
          </table:table-cell>
          <table:table-cell table:formula="of:=([.B327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28]-[.F$2])^2" office:value-type="float" office:value="0.980099999999997">
            <text:p>0.9801</text:p>
          </table:table-cell>
          <table:table-cell table:formula="of:=([.B32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29]-[.F$2])^2" office:value-type="float" office:value="1.0201">
            <text:p>1.0201</text:p>
          </table:table-cell>
          <table:table-cell table:formula="of:=([.B329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30]-[.F$2])^2" office:value-type="float" office:value="1.0201">
            <text:p>1.0201</text:p>
          </table:table-cell>
          <table:table-cell table:formula="of:=([.B33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table:formula="of:=([.A331]-[.F$2])^2" office:value-type="float" office:value="3.96009999999999">
            <text:p>3.9601</text:p>
          </table:table-cell>
          <table:table-cell table:formula="of:=([.B331]-[.J$2])^2" office:value-type="float" office:value="226.954225">
            <text:p>226.9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332]-[.F$2])^2" office:value-type="float" office:value="0.000100000000000031">
            <text:p>0.0001</text:p>
          </table:table-cell>
          <table:table-cell table:formula="of:=([.B332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333]-[.F$2])^2" office:value-type="float" office:value="0.980099999999997">
            <text:p>0.9801</text:p>
          </table:table-cell>
          <table:table-cell table:formula="of:=([.B33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334]-[.F$2])^2" office:value-type="float" office:value="4.04010000000001">
            <text:p>4.0401</text:p>
          </table:table-cell>
          <table:table-cell table:formula="of:=([.B33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335]-[.F$2])^2" office:value-type="float" office:value="4.04010000000001">
            <text:p>4.0401</text:p>
          </table:table-cell>
          <table:table-cell table:formula="of:=([.B335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336]-[.F$2])^2" office:value-type="float" office:value="1.0201">
            <text:p>1.0201</text:p>
          </table:table-cell>
          <table:table-cell table:formula="of:=([.B33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337]-[.F$2])^2" office:value-type="float" office:value="1.0201">
            <text:p>1.0201</text:p>
          </table:table-cell>
          <table:table-cell table:formula="of:=([.B337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338]-[.F$2])^2" office:value-type="float" office:value="4.04010000000001">
            <text:p>4.0401</text:p>
          </table:table-cell>
          <table:table-cell table:formula="of:=([.B338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formula="of:=([.A339]-[.F$2])^2" office:value-type="float" office:value="0.980099999999997">
            <text:p>0.9801</text:p>
          </table:table-cell>
          <table:table-cell table:formula="of:=([.B339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340]-[.F$2])^2" office:value-type="float" office:value="1.0201">
            <text:p>1.0201</text:p>
          </table:table-cell>
          <table:table-cell table:formula="of:=([.B34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41]-[.F$2])^2" office:value-type="float" office:value="0.980099999999997">
            <text:p>0.9801</text:p>
          </table:table-cell>
          <table:table-cell table:formula="of:=([.B34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342]-[.F$2])^2" office:value-type="float" office:value="0.000100000000000031">
            <text:p>0.0001</text:p>
          </table:table-cell>
          <table:table-cell table:formula="of:=([.B342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343]-[.F$2])^2" office:value-type="float" office:value="1.0201">
            <text:p>1.0201</text:p>
          </table:table-cell>
          <table:table-cell table:formula="of:=([.B343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344]-[.F$2])^2" office:value-type="float" office:value="1.0201">
            <text:p>1.0201</text:p>
          </table:table-cell>
          <table:table-cell table:formula="of:=([.B344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table:formula="of:=([.A345]-[.F$2])^2" office:value-type="float" office:value="24.9001">
            <text:p>24.9001</text:p>
          </table:table-cell>
          <table:table-cell table:formula="of:=([.B345]-[.J$2])^2" office:value-type="float" office:value="628.254225">
            <text:p>628.2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46]-[.F$2])^2" office:value-type="float" office:value="0.000100000000000031">
            <text:p>0.0001</text:p>
          </table:table-cell>
          <table:table-cell table:formula="of:=([.B34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347]-[.F$2])^2" office:value-type="float" office:value="1.0201">
            <text:p>1.0201</text:p>
          </table:table-cell>
          <table:table-cell table:formula="of:=([.B34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48]-[.F$2])^2" office:value-type="float" office:value="1.0201">
            <text:p>1.0201</text:p>
          </table:table-cell>
          <table:table-cell table:formula="of:=([.B348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349]-[.F$2])^2" office:value-type="float" office:value="1.0201">
            <text:p>1.0201</text:p>
          </table:table-cell>
          <table:table-cell table:formula="of:=([.B349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50]-[.F$2])^2" office:value-type="float" office:value="1.0201">
            <text:p>1.0201</text:p>
          </table:table-cell>
          <table:table-cell table:formula="of:=([.B35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351]-[.F$2])^2" office:value-type="float" office:value="0.000100000000000031">
            <text:p>0.0001</text:p>
          </table:table-cell>
          <table:table-cell table:formula="of:=([.B35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352]-[.F$2])^2" office:value-type="float" office:value="0.980099999999997">
            <text:p>0.9801</text:p>
          </table:table-cell>
          <table:table-cell table:formula="of:=([.B352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53]-[.F$2])^2" office:value-type="float" office:value="1.0201">
            <text:p>1.0201</text:p>
          </table:table-cell>
          <table:table-cell table:formula="of:=([.B353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table:formula="of:=([.A354]-[.F$2])^2" office:value-type="float" office:value="1.0201">
            <text:p>1.0201</text:p>
          </table:table-cell>
          <table:table-cell table:formula="of:=([.B354]-[.J$2])^2" office:value-type="float" office:value="258.084225">
            <text:p>258.0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55]-[.F$2])^2" office:value-type="float" office:value="0.000100000000000031">
            <text:p>0.0001</text:p>
          </table:table-cell>
          <table:table-cell table:formula="of:=([.B35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356]-[.F$2])^2" office:value-type="float" office:value="1.0201">
            <text:p>1.0201</text:p>
          </table:table-cell>
          <table:table-cell table:formula="of:=([.B356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357]-[.F$2])^2" office:value-type="float" office:value="1.0201">
            <text:p>1.0201</text:p>
          </table:table-cell>
          <table:table-cell table:formula="of:=([.B357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358]-[.F$2])^2" office:value-type="float" office:value="1.0201">
            <text:p>1.0201</text:p>
          </table:table-cell>
          <table:table-cell table:formula="of:=([.B358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359]-[.F$2])^2" office:value-type="float" office:value="0.000100000000000031">
            <text:p>0.0001</text:p>
          </table:table-cell>
          <table:table-cell table:formula="of:=([.B359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table:formula="of:=([.A360]-[.F$2])^2" office:value-type="float" office:value="35.8801">
            <text:p>35.8801</text:p>
          </table:table-cell>
          <table:table-cell table:formula="of:=([.B36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361]-[.F$2])^2" office:value-type="float" office:value="3.96009999999999">
            <text:p>3.9601</text:p>
          </table:table-cell>
          <table:table-cell table:formula="of:=([.B36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table:formula="of:=([.A362]-[.F$2])^2" office:value-type="float" office:value="3.96009999999999">
            <text:p>3.9601</text:p>
          </table:table-cell>
          <table:table-cell table:formula="of:=([.B362]-[.J$2])^2" office:value-type="float" office:value="579.124225">
            <text:p>579.12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([.A363]-[.F$2])^2" office:value-type="float" office:value="4.04010000000001">
            <text:p>4.0401</text:p>
          </table:table-cell>
          <table:table-cell table:formula="of:=([.B363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table:formula="of:=([.A364]-[.F$2])^2" office:value-type="float" office:value="9.06010000000001">
            <text:p>9.0601</text:p>
          </table:table-cell>
          <table:table-cell table:formula="of:=([.B364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table:formula="of:=([.A365]-[.F$2])^2" office:value-type="float" office:value="15.9201">
            <text:p>15.9201</text:p>
          </table:table-cell>
          <table:table-cell table:formula="of:=([.B365]-[.J$2])^2" office:value-type="float" office:value="628.254225">
            <text:p>628.25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366]-[.F$2])^2" office:value-type="float" office:value="3.96009999999999">
            <text:p>3.9601</text:p>
          </table:table-cell>
          <table:table-cell table:formula="of:=([.B366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367]-[.F$2])^2" office:value-type="float" office:value="4.04010000000001">
            <text:p>4.0401</text:p>
          </table:table-cell>
          <table:table-cell table:formula="of:=([.B36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368]-[.F$2])^2" office:value-type="float" office:value="1.0201">
            <text:p>1.0201</text:p>
          </table:table-cell>
          <table:table-cell table:formula="of:=([.B36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table:formula="of:=([.A369]-[.F$2])^2" office:value-type="float" office:value="15.9201">
            <text:p>15.9201</text:p>
          </table:table-cell>
          <table:table-cell table:formula="of:=([.B369]-[.J$2])^2" office:value-type="float" office:value="531.994225">
            <text:p>531.9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370]-[.F$2])^2" office:value-type="float" office:value="0.980099999999997">
            <text:p>0.9801</text:p>
          </table:table-cell>
          <table:table-cell table:formula="of:=([.B370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371]-[.F$2])^2" office:value-type="float" office:value="0.980099999999997">
            <text:p>0.9801</text:p>
          </table:table-cell>
          <table:table-cell table:formula="of:=([.B371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72]-[.F$2])^2" office:value-type="float" office:value="0.000100000000000031">
            <text:p>0.0001</text:p>
          </table:table-cell>
          <table:table-cell table:formula="of:=([.B37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73]-[.F$2])^2" office:value-type="float" office:value="1.0201">
            <text:p>1.0201</text:p>
          </table:table-cell>
          <table:table-cell table:formula="of:=([.B373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74]-[.F$2])^2" office:value-type="float" office:value="1.0201">
            <text:p>1.0201</text:p>
          </table:table-cell>
          <table:table-cell table:formula="of:=([.B37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375]-[.F$2])^2" office:value-type="float" office:value="0.980099999999997">
            <text:p>0.9801</text:p>
          </table:table-cell>
          <table:table-cell table:formula="of:=([.B375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formula="of:=([.A376]-[.F$2])^2" office:value-type="float" office:value="1.0201">
            <text:p>1.0201</text:p>
          </table:table-cell>
          <table:table-cell table:formula="of:=([.B376]-[.J$2])^2" office:value-type="float" office:value="145.564225">
            <text:p>145.5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table:formula="of:=([.A377]-[.F$2])^2" office:value-type="float" office:value="0.000100000000000031">
            <text:p>0.0001</text:p>
          </table:table-cell>
          <table:table-cell table:formula="of:=([.B377]-[.J$2])^2" office:value-type="float" office:value="402.604225">
            <text:p>402.6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378]-[.F$2])^2" office:value-type="float" office:value="1.0201">
            <text:p>1.0201</text:p>
          </table:table-cell>
          <table:table-cell table:formula="of:=([.B37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379]-[.F$2])^2" office:value-type="float" office:value="0.980099999999997">
            <text:p>0.9801</text:p>
          </table:table-cell>
          <table:table-cell table:formula="of:=([.B37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80]-[.F$2])^2" office:value-type="float" office:value="1.0201">
            <text:p>1.0201</text:p>
          </table:table-cell>
          <table:table-cell table:formula="of:=([.B38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381]-[.F$2])^2" office:value-type="float" office:value="4.04010000000001">
            <text:p>4.0401</text:p>
          </table:table-cell>
          <table:table-cell table:formula="of:=([.B381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382]-[.F$2])^2" office:value-type="float" office:value="4.04010000000001">
            <text:p>4.0401</text:p>
          </table:table-cell>
          <table:table-cell table:formula="of:=([.B38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383]-[.F$2])^2" office:value-type="float" office:value="1.0201">
            <text:p>1.0201</text:p>
          </table:table-cell>
          <table:table-cell table:formula="of:=([.B38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formula="of:=([.A384]-[.F$2])^2" office:value-type="float" office:value="48.8601">
            <text:p>48.8601</text:p>
          </table:table-cell>
          <table:table-cell table:formula="of:=([.B384]-[.J$2])^2" office:value-type="float" office:value="286.794225">
            <text:p>286.7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85]-[.F$2])^2" office:value-type="float" office:value="0.000100000000000031">
            <text:p>0.0001</text:p>
          </table:table-cell>
          <table:table-cell table:formula="of:=([.B38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386]-[.F$2])^2" office:value-type="float" office:value="1.0201">
            <text:p>1.0201</text:p>
          </table:table-cell>
          <table:table-cell table:formula="of:=([.B38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([.A387]-[.F$2])^2" office:value-type="float" office:value="16.0801">
            <text:p>16.0801</text:p>
          </table:table-cell>
          <table:table-cell table:formula="of:=([.B387]-[.J$2])^2" office:value-type="float" office:value="167.314225">
            <text:p>167.3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388]-[.F$2])^2" office:value-type="float" office:value="0.000100000000000031">
            <text:p>0.0001</text:p>
          </table:table-cell>
          <table:table-cell table:formula="of:=([.B38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389]-[.F$2])^2" office:value-type="float" office:value="1.0201">
            <text:p>1.0201</text:p>
          </table:table-cell>
          <table:table-cell table:formula="of:=([.B38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390]-[.F$2])^2" office:value-type="float" office:value="0.980099999999997">
            <text:p>0.9801</text:p>
          </table:table-cell>
          <table:table-cell table:formula="of:=([.B39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391]-[.F$2])^2" office:value-type="float" office:value="0.000100000000000031">
            <text:p>0.0001</text:p>
          </table:table-cell>
          <table:table-cell table:formula="of:=([.B39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392]-[.F$2])^2" office:value-type="float" office:value="0.000100000000000031">
            <text:p>0.0001</text:p>
          </table:table-cell>
          <table:table-cell table:formula="of:=([.B392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393]-[.F$2])^2" office:value-type="float" office:value="1.0201">
            <text:p>1.0201</text:p>
          </table:table-cell>
          <table:table-cell table:formula="of:=([.B393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394]-[.F$2])^2" office:value-type="float" office:value="4.04010000000001">
            <text:p>4.0401</text:p>
          </table:table-cell>
          <table:table-cell table:formula="of:=([.B394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table:formula="of:=([.A395]-[.F$2])^2" office:value-type="float" office:value="0.980099999999997">
            <text:p>0.9801</text:p>
          </table:table-cell>
          <table:table-cell table:formula="of:=([.B395]-[.J$2])^2" office:value-type="float" office:value="531.994225">
            <text:p>531.9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396]-[.F$2])^2" office:value-type="float" office:value="0.000100000000000031">
            <text:p>0.0001</text:p>
          </table:table-cell>
          <table:table-cell table:formula="of:=([.B39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397]-[.F$2])^2" office:value-type="float" office:value="0.000100000000000031">
            <text:p>0.0001</text:p>
          </table:table-cell>
          <table:table-cell table:formula="of:=([.B397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398]-[.F$2])^2" office:value-type="float" office:value="1.0201">
            <text:p>1.0201</text:p>
          </table:table-cell>
          <table:table-cell table:formula="of:=([.B398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table:formula="of:=([.A399]-[.F$2])^2" office:value-type="float" office:value="4.04010000000001">
            <text:p>4.0401</text:p>
          </table:table-cell>
          <table:table-cell table:formula="of:=([.B399]-[.J$2])^2" office:value-type="float" office:value="119.574225">
            <text:p>119.5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00]-[.F$2])^2" office:value-type="float" office:value="1.0201">
            <text:p>1.0201</text:p>
          </table:table-cell>
          <table:table-cell table:formula="of:=([.B400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01]-[.F$2])^2" office:value-type="float" office:value="1.0201">
            <text:p>1.0201</text:p>
          </table:table-cell>
          <table:table-cell table:formula="of:=([.B401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02]-[.F$2])^2" office:value-type="float" office:value="0.000100000000000031">
            <text:p>0.0001</text:p>
          </table:table-cell>
          <table:table-cell table:formula="of:=([.B40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403]-[.F$2])^2" office:value-type="float" office:value="1.0201">
            <text:p>1.0201</text:p>
          </table:table-cell>
          <table:table-cell table:formula="of:=([.B403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04]-[.F$2])^2" office:value-type="float" office:value="0.000100000000000031">
            <text:p>0.0001</text:p>
          </table:table-cell>
          <table:table-cell table:formula="of:=([.B40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table:formula="of:=([.A405]-[.F$2])^2" office:value-type="float" office:value="63.8401">
            <text:p>63.8401</text:p>
          </table:table-cell>
          <table:table-cell table:formula="of:=([.B405]-[.J$2])^2" office:value-type="float" office:value="579.124225">
            <text:p>579.1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06]-[.F$2])^2" office:value-type="float" office:value="1.0201">
            <text:p>1.0201</text:p>
          </table:table-cell>
          <table:table-cell table:formula="of:=([.B40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formula="of:=([.A407]-[.F$2])^2" office:value-type="float" office:value="1.0201">
            <text:p>1.0201</text:p>
          </table:table-cell>
          <table:table-cell table:formula="of:=([.B407]-[.J$2])^2" office:value-type="float" office:value="397.404225">
            <text:p>397.40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formula="of:=([.A408]-[.F$2])^2" office:value-type="float" office:value="4.04010000000001">
            <text:p>4.0401</text:p>
          </table:table-cell>
          <table:table-cell table:formula="of:=([.B408]-[.J$2])^2" office:value-type="float" office:value="62.964225">
            <text:p>62.96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table:formula="of:=([.A409]-[.F$2])^2" office:value-type="float" office:value="9.06010000000001">
            <text:p>9.0601</text:p>
          </table:table-cell>
          <table:table-cell table:formula="of:=([.B409]-[.J$2])^2" office:value-type="float" office:value="286.794225">
            <text:p>286.7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10]-[.F$2])^2" office:value-type="float" office:value="1.0201">
            <text:p>1.0201</text:p>
          </table:table-cell>
          <table:table-cell table:formula="of:=([.B410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411]-[.F$2])^2" office:value-type="float" office:value="1.0201">
            <text:p>1.0201</text:p>
          </table:table-cell>
          <table:table-cell table:formula="of:=([.B411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table:formula="of:=([.A412]-[.F$2])^2" office:value-type="float" office:value="3.96009999999999">
            <text:p>3.9601</text:p>
          </table:table-cell>
          <table:table-cell table:formula="of:=([.B412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([.A413]-[.F$2])^2" office:value-type="float" office:value="1.0201">
            <text:p>1.0201</text:p>
          </table:table-cell>
          <table:table-cell table:formula="of:=([.B413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table:formula="of:=([.A414]-[.F$2])^2" office:value-type="float" office:value="1.0201">
            <text:p>1.0201</text:p>
          </table:table-cell>
          <table:table-cell table:formula="of:=([.B414]-[.J$2])^2" office:value-type="float" office:value="197.824225">
            <text:p>197.82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table:formula="of:=([.A415]-[.F$2])^2" office:value-type="float" office:value="3.96009999999999">
            <text:p>3.9601</text:p>
          </table:table-cell>
          <table:table-cell table:formula="of:=([.B415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table:formula="of:=([.A416]-[.F$2])^2" office:value-type="float" office:value="48.8601">
            <text:p>48.8601</text:p>
          </table:table-cell>
          <table:table-cell table:formula="of:=([.B416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417]-[.F$2])^2" office:value-type="float" office:value="0.000100000000000031">
            <text:p>0.0001</text:p>
          </table:table-cell>
          <table:table-cell table:formula="of:=([.B417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table:formula="of:=([.A418]-[.F$2])^2" office:value-type="float" office:value="15.9201">
            <text:p>15.9201</text:p>
          </table:table-cell>
          <table:table-cell table:formula="of:=([.B418]-[.J$2])^2" office:value-type="float" office:value="291.214225">
            <text:p>291.2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19]-[.F$2])^2" office:value-type="float" office:value="0.000100000000000031">
            <text:p>0.0001</text:p>
          </table:table-cell>
          <table:table-cell table:formula="of:=([.B41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420]-[.F$2])^2" office:value-type="float" office:value="0.000100000000000031">
            <text:p>0.0001</text:p>
          </table:table-cell>
          <table:table-cell table:formula="of:=([.B420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421]-[.F$2])^2" office:value-type="float" office:value="16.0801">
            <text:p>16.0801</text:p>
          </table:table-cell>
          <table:table-cell table:formula="of:=([.B421]-[.J$2])^2" office:value-type="float" office:value="780.364225">
            <text:p>780.3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table:formula="of:=([.A422]-[.F$2])^2" office:value-type="float" office:value="0.000100000000000031">
            <text:p>0.0001</text:p>
          </table:table-cell>
          <table:table-cell table:formula="of:=([.B422]-[.J$2])^2" office:value-type="float" office:value="226.954225">
            <text:p>226.9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23]-[.F$2])^2" office:value-type="float" office:value="1.0201">
            <text:p>1.0201</text:p>
          </table:table-cell>
          <table:table-cell table:formula="of:=([.B42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table:formula="of:=([.A424]-[.F$2])^2" office:value-type="float" office:value="0.000100000000000031">
            <text:p>0.0001</text:p>
          </table:table-cell>
          <table:table-cell table:formula="of:=([.B424]-[.J$2])^2" office:value-type="float" office:value="326.344225">
            <text:p>326.3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425]-[.F$2])^2" office:value-type="float" office:value="4.04010000000001">
            <text:p>4.0401</text:p>
          </table:table-cell>
          <table:table-cell table:formula="of:=([.B425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table:formula="of:=([.A426]-[.F$2])^2" office:value-type="float" office:value="3.96009999999999">
            <text:p>3.9601</text:p>
          </table:table-cell>
          <table:table-cell table:formula="of:=([.B42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427]-[.F$2])^2" office:value-type="float" office:value="4.04010000000001">
            <text:p>4.0401</text:p>
          </table:table-cell>
          <table:table-cell table:formula="of:=([.B427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28]-[.F$2])^2" office:value-type="float" office:value="1.0201">
            <text:p>1.0201</text:p>
          </table:table-cell>
          <table:table-cell table:formula="of:=([.B42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429]-[.F$2])^2" office:value-type="float" office:value="0.000100000000000031">
            <text:p>0.0001</text:p>
          </table:table-cell>
          <table:table-cell table:formula="of:=([.B429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4">
            <text:p>74</text:p>
          </table:table-cell>
          <table:table-cell table:formula="of:=([.A430]-[.F$2])^2" office:value-type="float" office:value="0.980099999999997">
            <text:p>0.9801</text:p>
          </table:table-cell>
          <table:table-cell table:formula="of:=([.B430]-[.J$2])^2" office:value-type="float" office:value="258.084225">
            <text:p>258.0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formula="of:=([.A431]-[.F$2])^2" office:value-type="float" office:value="1.0201">
            <text:p>1.0201</text:p>
          </table:table-cell>
          <table:table-cell table:formula="of:=([.B431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32]-[.F$2])^2" office:value-type="float" office:value="1.0201">
            <text:p>1.0201</text:p>
          </table:table-cell>
          <table:table-cell table:formula="of:=([.B432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433]-[.F$2])^2" office:value-type="float" office:value="4.04010000000001">
            <text:p>4.0401</text:p>
          </table:table-cell>
          <table:table-cell table:formula="of:=([.B433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formula="of:=([.A434]-[.F$2])^2" office:value-type="float" office:value="1.0201">
            <text:p>1.0201</text:p>
          </table:table-cell>
          <table:table-cell table:formula="of:=([.B434]-[.J$2])^2" office:value-type="float" office:value="82.174225">
            <text:p>82.1742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table:formula="of:=([.A435]-[.F$2])^2" office:value-type="float" office:value="24.9001">
            <text:p>24.9001</text:p>
          </table:table-cell>
          <table:table-cell table:formula="of:=([.B435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([.A436]-[.F$2])^2" office:value-type="float" office:value="4.04010000000001">
            <text:p>4.0401</text:p>
          </table:table-cell>
          <table:table-cell table:formula="of:=([.B436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table:formula="of:=([.A437]-[.F$2])^2" office:value-type="float" office:value="0.980099999999997">
            <text:p>0.9801</text:p>
          </table:table-cell>
          <table:table-cell table:formula="of:=([.B437]-[.J$2])^2" office:value-type="float" office:value="531.994225">
            <text:p>531.9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438]-[.F$2])^2" office:value-type="float" office:value="4.04010000000001">
            <text:p>4.0401</text:p>
          </table:table-cell>
          <table:table-cell table:formula="of:=([.B43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439]-[.F$2])^2" office:value-type="float" office:value="4.04010000000001">
            <text:p>4.0401</text:p>
          </table:table-cell>
          <table:table-cell table:formula="of:=([.B43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440]-[.F$2])^2" office:value-type="float" office:value="0.000100000000000031">
            <text:p>0.0001</text:p>
          </table:table-cell>
          <table:table-cell table:formula="of:=([.B440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table:formula="of:=([.A441]-[.F$2])^2" office:value-type="float" office:value="0.980099999999997">
            <text:p>0.9801</text:p>
          </table:table-cell>
          <table:table-cell table:formula="of:=([.B441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formula="of:=([.A442]-[.F$2])^2" office:value-type="float" office:value="0.980099999999997">
            <text:p>0.9801</text:p>
          </table:table-cell>
          <table:table-cell table:formula="of:=([.B442]-[.J$2])^2" office:value-type="float" office:value="122.434225">
            <text:p>122.4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43]-[.F$2])^2" office:value-type="float" office:value="0.000100000000000031">
            <text:p>0.0001</text:p>
          </table:table-cell>
          <table:table-cell table:formula="of:=([.B443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table:formula="of:=([.A444]-[.F$2])^2" office:value-type="float" office:value="8.94009999999999">
            <text:p>8.9401</text:p>
          </table:table-cell>
          <table:table-cell table:formula="of:=([.B444]-[.J$2])^2" office:value-type="float" office:value="732.514225">
            <text:p>732.51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table:formula="of:=([.A445]-[.F$2])^2" office:value-type="float" office:value="3.96009999999999">
            <text:p>3.9601</text:p>
          </table:table-cell>
          <table:table-cell table:formula="of:=([.B445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446]-[.F$2])^2" office:value-type="float" office:value="1.0201">
            <text:p>1.0201</text:p>
          </table:table-cell>
          <table:table-cell table:formula="of:=([.B44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447]-[.F$2])^2" office:value-type="float" office:value="0.000100000000000031">
            <text:p>0.0001</text:p>
          </table:table-cell>
          <table:table-cell table:formula="of:=([.B44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448]-[.F$2])^2" office:value-type="float" office:value="4.04010000000001">
            <text:p>4.0401</text:p>
          </table:table-cell>
          <table:table-cell table:formula="of:=([.B44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table:formula="of:=([.A449]-[.F$2])^2" office:value-type="float" office:value="63.8401">
            <text:p>63.8401</text:p>
          </table:table-cell>
          <table:table-cell table:formula="of:=([.B449]-[.J$2])^2" office:value-type="float" office:value="844.774225">
            <text:p>844.7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50]-[.F$2])^2" office:value-type="float" office:value="0.000100000000000031">
            <text:p>0.0001</text:p>
          </table:table-cell>
          <table:table-cell table:formula="of:=([.B45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451]-[.F$2])^2" office:value-type="float" office:value="0.000100000000000031">
            <text:p>0.0001</text:p>
          </table:table-cell>
          <table:table-cell table:formula="of:=([.B451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2">
            <text:p>82</text:p>
          </table:table-cell>
          <table:table-cell table:formula="of:=([.A452]-[.F$2])^2" office:value-type="float" office:value="48.8601">
            <text:p>48.8601</text:p>
          </table:table-cell>
          <table:table-cell table:formula="of:=([.B452]-[.J$2])^2" office:value-type="float" office:value="579.124225">
            <text:p>579.1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453]-[.F$2])^2" office:value-type="float" office:value="1.0201">
            <text:p>1.0201</text:p>
          </table:table-cell>
          <table:table-cell table:formula="of:=([.B453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454]-[.F$2])^2" office:value-type="float" office:value="0.980099999999997">
            <text:p>0.9801</text:p>
          </table:table-cell>
          <table:table-cell table:formula="of:=([.B454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table:formula="of:=([.A455]-[.F$2])^2" office:value-type="float" office:value="0.000100000000000031">
            <text:p>0.0001</text:p>
          </table:table-cell>
          <table:table-cell table:formula="of:=([.B455]-[.J$2])^2" office:value-type="float" office:value="145.564225">
            <text:p>145.5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56]-[.F$2])^2" office:value-type="float" office:value="1.0201">
            <text:p>1.0201</text:p>
          </table:table-cell>
          <table:table-cell table:formula="of:=([.B45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table:formula="of:=([.A457]-[.F$2])^2" office:value-type="float" office:value="0.980099999999997">
            <text:p>0.9801</text:p>
          </table:table-cell>
          <table:table-cell table:formula="of:=([.B457]-[.J$2])^2" office:value-type="float" office:value="443.734225">
            <text:p>443.7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table:formula="of:=([.A458]-[.F$2])^2" office:value-type="float" office:value="0.980099999999997">
            <text:p>0.9801</text:p>
          </table:table-cell>
          <table:table-cell table:formula="of:=([.B458]-[.J$2])^2" office:value-type="float" office:value="145.564225">
            <text:p>145.5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59]-[.F$2])^2" office:value-type="float" office:value="1.0201">
            <text:p>1.0201</text:p>
          </table:table-cell>
          <table:table-cell table:formula="of:=([.B459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460]-[.F$2])^2" office:value-type="float" office:value="0.980099999999997">
            <text:p>0.9801</text:p>
          </table:table-cell>
          <table:table-cell table:formula="of:=([.B460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461]-[.F$2])^2" office:value-type="float" office:value="1.0201">
            <text:p>1.0201</text:p>
          </table:table-cell>
          <table:table-cell table:formula="of:=([.B46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462]-[.F$2])^2" office:value-type="float" office:value="1.0201">
            <text:p>1.0201</text:p>
          </table:table-cell>
          <table:table-cell table:formula="of:=([.B462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formula="of:=([.A463]-[.F$2])^2" office:value-type="float" office:value="9.06010000000001">
            <text:p>9.0601</text:p>
          </table:table-cell>
          <table:table-cell table:formula="of:=([.B463]-[.J$2])^2" office:value-type="float" office:value="253.924225">
            <text:p>253.92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table:formula="of:=([.A464]-[.F$2])^2" office:value-type="float" office:value="3.96009999999999">
            <text:p>3.9601</text:p>
          </table:table-cell>
          <table:table-cell table:formula="of:=([.B464]-[.J$2])^2" office:value-type="float" office:value="82.174225">
            <text:p>82.1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465]-[.F$2])^2" office:value-type="float" office:value="0.980099999999997">
            <text:p>0.9801</text:p>
          </table:table-cell>
          <table:table-cell table:formula="of:=([.B465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466]-[.F$2])^2" office:value-type="float" office:value="0.980099999999997">
            <text:p>0.9801</text:p>
          </table:table-cell>
          <table:table-cell table:formula="of:=([.B466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467]-[.F$2])^2" office:value-type="float" office:value="0.000100000000000031">
            <text:p>0.0001</text:p>
          </table:table-cell>
          <table:table-cell table:formula="of:=([.B467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468]-[.F$2])^2" office:value-type="float" office:value="0.980099999999997">
            <text:p>0.9801</text:p>
          </table:table-cell>
          <table:table-cell table:formula="of:=([.B46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69]-[.F$2])^2" office:value-type="float" office:value="1.0201">
            <text:p>1.0201</text:p>
          </table:table-cell>
          <table:table-cell table:formula="of:=([.B46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table:formula="of:=([.A470]-[.F$2])^2" office:value-type="float" office:value="24.9001">
            <text:p>24.9001</text:p>
          </table:table-cell>
          <table:table-cell table:formula="of:=([.B470]-[.J$2])^2" office:value-type="float" office:value="679.384225">
            <text:p>679.3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471]-[.F$2])^2" office:value-type="float" office:value="0.980099999999997">
            <text:p>0.9801</text:p>
          </table:table-cell>
          <table:table-cell table:formula="of:=([.B471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472]-[.F$2])^2" office:value-type="float" office:value="0.000100000000000031">
            <text:p>0.0001</text:p>
          </table:table-cell>
          <table:table-cell table:formula="of:=([.B472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73]-[.F$2])^2" office:value-type="float" office:value="1.0201">
            <text:p>1.0201</text:p>
          </table:table-cell>
          <table:table-cell table:formula="of:=([.B47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74]-[.F$2])^2" office:value-type="float" office:value="0.000100000000000031">
            <text:p>0.0001</text:p>
          </table:table-cell>
          <table:table-cell table:formula="of:=([.B47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table:formula="of:=([.A475]-[.F$2])^2" office:value-type="float" office:value="0.000100000000000031">
            <text:p>0.0001</text:p>
          </table:table-cell>
          <table:table-cell table:formula="of:=([.B475]-[.J$2])^2" office:value-type="float" office:value="443.734225">
            <text:p>443.73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476]-[.F$2])^2" office:value-type="float" office:value="3.96009999999999">
            <text:p>3.9601</text:p>
          </table:table-cell>
          <table:table-cell table:formula="of:=([.B476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477]-[.F$2])^2" office:value-type="float" office:value="1.0201">
            <text:p>1.0201</text:p>
          </table:table-cell>
          <table:table-cell table:formula="of:=([.B477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([.A478]-[.F$2])^2" office:value-type="float" office:value="0.980099999999997">
            <text:p>0.9801</text:p>
          </table:table-cell>
          <table:table-cell table:formula="of:=([.B478]-[.J$2])^2" office:value-type="float" office:value="402.604225">
            <text:p>402.6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479]-[.F$2])^2" office:value-type="float" office:value="0.980099999999997">
            <text:p>0.9801</text:p>
          </table:table-cell>
          <table:table-cell table:formula="of:=([.B47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480]-[.F$2])^2" office:value-type="float" office:value="1.0201">
            <text:p>1.0201</text:p>
          </table:table-cell>
          <table:table-cell table:formula="of:=([.B480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81]-[.F$2])^2" office:value-type="float" office:value="0.000100000000000031">
            <text:p>0.0001</text:p>
          </table:table-cell>
          <table:table-cell table:formula="of:=([.B48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82]-[.F$2])^2" office:value-type="float" office:value="0.000100000000000031">
            <text:p>0.0001</text:p>
          </table:table-cell>
          <table:table-cell table:formula="of:=([.B48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483]-[.F$2])^2" office:value-type="float" office:value="0.000100000000000031">
            <text:p>0.0001</text:p>
          </table:table-cell>
          <table:table-cell table:formula="of:=([.B483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84]-[.F$2])^2" office:value-type="float" office:value="0.000100000000000031">
            <text:p>0.0001</text:p>
          </table:table-cell>
          <table:table-cell table:formula="of:=([.B48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table:formula="of:=([.A485]-[.F$2])^2" office:value-type="float" office:value="4.04010000000001">
            <text:p>4.0401</text:p>
          </table:table-cell>
          <table:table-cell table:formula="of:=([.B485]-[.J$2])^2" office:value-type="float" office:value="25.654225">
            <text:p>25.6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486]-[.F$2])^2" office:value-type="float" office:value="1.0201">
            <text:p>1.0201</text:p>
          </table:table-cell>
          <table:table-cell table:formula="of:=([.B48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487]-[.F$2])^2" office:value-type="float" office:value="0.000100000000000031">
            <text:p>0.0001</text:p>
          </table:table-cell>
          <table:table-cell table:formula="of:=([.B48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488]-[.F$2])^2" office:value-type="float" office:value="1.0201">
            <text:p>1.0201</text:p>
          </table:table-cell>
          <table:table-cell table:formula="of:=([.B488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489]-[.F$2])^2" office:value-type="float" office:value="4.04010000000001">
            <text:p>4.0401</text:p>
          </table:table-cell>
          <table:table-cell table:formula="of:=([.B48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490]-[.F$2])^2" office:value-type="float" office:value="0.000100000000000031">
            <text:p>0.0001</text:p>
          </table:table-cell>
          <table:table-cell table:formula="of:=([.B49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formula="of:=([.A491]-[.F$2])^2" office:value-type="float" office:value="4.04010000000001">
            <text:p>4.0401</text:p>
          </table:table-cell>
          <table:table-cell table:formula="of:=([.B491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([.A492]-[.F$2])^2" office:value-type="float" office:value="25.1001">
            <text:p>25.1001</text:p>
          </table:table-cell>
          <table:table-cell table:formula="of:=([.B492]-[.J$2])^2" office:value-type="float" office:value="725.494225">
            <text:p>725.4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table:formula="of:=([.A493]-[.F$2])^2" office:value-type="float" office:value="0.980099999999997">
            <text:p>0.9801</text:p>
          </table:table-cell>
          <table:table-cell table:formula="of:=([.B493]-[.J$2])^2" office:value-type="float" office:value="82.174225">
            <text:p>82.1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494]-[.F$2])^2" office:value-type="float" office:value="1.0201">
            <text:p>1.0201</text:p>
          </table:table-cell>
          <table:table-cell table:formula="of:=([.B49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formula="of:=([.A495]-[.F$2])^2" office:value-type="float" office:value="16.0801">
            <text:p>16.0801</text:p>
          </table:table-cell>
          <table:table-cell table:formula="of:=([.B495]-[.J$2])^2" office:value-type="float" office:value="725.494225">
            <text:p>725.4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496]-[.F$2])^2" office:value-type="float" office:value="4.04010000000001">
            <text:p>4.0401</text:p>
          </table:table-cell>
          <table:table-cell table:formula="of:=([.B49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([.A497]-[.F$2])^2" office:value-type="float" office:value="9.06010000000001">
            <text:p>9.0601</text:p>
          </table:table-cell>
          <table:table-cell table:formula="of:=([.B497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table:formula="of:=([.A498]-[.F$2])^2" office:value-type="float" office:value="35.8801">
            <text:p>35.8801</text:p>
          </table:table-cell>
          <table:table-cell table:formula="of:=([.B498]-[.J$2])^2" office:value-type="float" office:value="531.994225">
            <text:p>531.9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formula="of:=([.A499]-[.F$2])^2" office:value-type="float" office:value="1.0201">
            <text:p>1.0201</text:p>
          </table:table-cell>
          <table:table-cell table:formula="of:=([.B499]-[.J$2])^2" office:value-type="float" office:value="145.564225">
            <text:p>145.56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500]-[.F$2])^2" office:value-type="float" office:value="3.96009999999999">
            <text:p>3.9601</text:p>
          </table:table-cell>
          <table:table-cell table:formula="of:=([.B500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table:formula="of:=([.A501]-[.F$2])^2" office:value-type="float" office:value="15.9201">
            <text:p>15.9201</text:p>
          </table:table-cell>
          <table:table-cell table:formula="of:=([.B501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502]-[.F$2])^2" office:value-type="float" office:value="4.04010000000001">
            <text:p>4.0401</text:p>
          </table:table-cell>
          <table:table-cell table:formula="of:=([.B502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table:formula="of:=([.A503]-[.F$2])^2" office:value-type="float" office:value="15.9201">
            <text:p>15.9201</text:p>
          </table:table-cell>
          <table:table-cell table:formula="of:=([.B503]-[.J$2])^2" office:value-type="float" office:value="258.084225">
            <text:p>258.0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([.A504]-[.F$2])^2" office:value-type="float" office:value="0.000100000000000031">
            <text:p>0.0001</text:p>
          </table:table-cell>
          <table:table-cell table:formula="of:=([.B504]-[.J$2])^2" office:value-type="float" office:value="780.364225">
            <text:p>780.3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A505]-[.F$2])^2" office:value-type="float" office:value="1.0201">
            <text:p>1.0201</text:p>
          </table:table-cell>
          <table:table-cell table:formula="of:=([.B505]-[.J$2])^2" office:value-type="float" office:value="62.964225">
            <text:p>62.96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506]-[.F$2])^2" office:value-type="float" office:value="4.04010000000001">
            <text:p>4.0401</text:p>
          </table:table-cell>
          <table:table-cell table:formula="of:=([.B506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07]-[.F$2])^2" office:value-type="float" office:value="0.980099999999997">
            <text:p>0.9801</text:p>
          </table:table-cell>
          <table:table-cell table:formula="of:=([.B50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508]-[.F$2])^2" office:value-type="float" office:value="0.980099999999997">
            <text:p>0.9801</text:p>
          </table:table-cell>
          <table:table-cell table:formula="of:=([.B50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509]-[.F$2])^2" office:value-type="float" office:value="0.980099999999997">
            <text:p>0.9801</text:p>
          </table:table-cell>
          <table:table-cell table:formula="of:=([.B509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510]-[.F$2])^2" office:value-type="float" office:value="0.000100000000000031">
            <text:p>0.0001</text:p>
          </table:table-cell>
          <table:table-cell table:formula="of:=([.B510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1">
            <text:p>71</text:p>
          </table:table-cell>
          <table:table-cell table:formula="of:=([.A511]-[.F$2])^2" office:value-type="float" office:value="1.0201">
            <text:p>1.0201</text:p>
          </table:table-cell>
          <table:table-cell table:formula="of:=([.B511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12]-[.F$2])^2" office:value-type="float" office:value="1.0201">
            <text:p>1.0201</text:p>
          </table:table-cell>
          <table:table-cell table:formula="of:=([.B51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513]-[.F$2])^2" office:value-type="float" office:value="0.980099999999997">
            <text:p>0.9801</text:p>
          </table:table-cell>
          <table:table-cell table:formula="of:=([.B513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514]-[.F$2])^2" office:value-type="float" office:value="4.04010000000001">
            <text:p>4.0401</text:p>
          </table:table-cell>
          <table:table-cell table:formula="of:=([.B514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([.A515]-[.F$2])^2" office:value-type="float" office:value="0.980099999999997">
            <text:p>0.9801</text:p>
          </table:table-cell>
          <table:table-cell table:formula="of:=([.B515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516]-[.F$2])^2" office:value-type="float" office:value="0.980099999999997">
            <text:p>0.9801</text:p>
          </table:table-cell>
          <table:table-cell table:formula="of:=([.B516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517]-[.F$2])^2" office:value-type="float" office:value="0.000100000000000031">
            <text:p>0.0001</text:p>
          </table:table-cell>
          <table:table-cell table:formula="of:=([.B517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18]-[.F$2])^2" office:value-type="float" office:value="4.04010000000001">
            <text:p>4.0401</text:p>
          </table:table-cell>
          <table:table-cell table:formula="of:=([.B51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519]-[.F$2])^2" office:value-type="float" office:value="4.04010000000001">
            <text:p>4.0401</text:p>
          </table:table-cell>
          <table:table-cell table:formula="of:=([.B519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520]-[.F$2])^2" office:value-type="float" office:value="0.000100000000000031">
            <text:p>0.0001</text:p>
          </table:table-cell>
          <table:table-cell table:formula="of:=([.B520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521]-[.F$2])^2" office:value-type="float" office:value="0.980099999999997">
            <text:p>0.9801</text:p>
          </table:table-cell>
          <table:table-cell table:formula="of:=([.B521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formula="of:=([.A522]-[.F$2])^2" office:value-type="float" office:value="25.1001">
            <text:p>25.1001</text:p>
          </table:table-cell>
          <table:table-cell table:formula="of:=([.B522]-[.J$2])^2" office:value-type="float" office:value="621.754225">
            <text:p>621.754225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table:formula="of:=([.A523]-[.F$2])^2" office:value-type="float" office:value="81.1801">
            <text:p>81.1801</text:p>
          </table:table-cell>
          <table:table-cell table:formula="of:=([.B523]-[.J$2])^2" office:value-type="float" office:value="1220.454225">
            <text:p>1220.45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table:formula="of:=([.A524]-[.F$2])^2" office:value-type="float" office:value="9.06010000000001">
            <text:p>9.0601</text:p>
          </table:table-cell>
          <table:table-cell table:formula="of:=([.B524]-[.J$2])^2" office:value-type="float" office:value="672.624225">
            <text:p>672.62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525]-[.F$2])^2" office:value-type="float" office:value="0.980099999999997">
            <text:p>0.9801</text:p>
          </table:table-cell>
          <table:table-cell table:formula="of:=([.B525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526]-[.F$2])^2" office:value-type="float" office:value="0.980099999999997">
            <text:p>0.9801</text:p>
          </table:table-cell>
          <table:table-cell table:formula="of:=([.B52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27]-[.F$2])^2" office:value-type="float" office:value="0.980099999999997">
            <text:p>0.9801</text:p>
          </table:table-cell>
          <table:table-cell table:formula="of:=([.B52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table:formula="of:=([.A528]-[.F$2])^2" office:value-type="float" office:value="35.8801">
            <text:p>35.8801</text:p>
          </table:table-cell>
          <table:table-cell table:formula="of:=([.B528]-[.J$2])^2" office:value-type="float" office:value="1028.164225">
            <text:p>1028.16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29]-[.F$2])^2" office:value-type="float" office:value="4.04010000000001">
            <text:p>4.0401</text:p>
          </table:table-cell>
          <table:table-cell table:formula="of:=([.B52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530]-[.F$2])^2" office:value-type="float" office:value="1.0201">
            <text:p>1.0201</text:p>
          </table:table-cell>
          <table:table-cell table:formula="of:=([.B530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531]-[.F$2])^2" office:value-type="float" office:value="3.96009999999999">
            <text:p>3.9601</text:p>
          </table:table-cell>
          <table:table-cell table:formula="of:=([.B53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table:formula="of:=([.A532]-[.F$2])^2" office:value-type="float" office:value="0.000100000000000031">
            <text:p>0.0001</text:p>
          </table:table-cell>
          <table:table-cell table:formula="of:=([.B532]-[.J$2])^2" office:value-type="float" office:value="82.174225">
            <text:p>82.1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table:formula="of:=([.A533]-[.F$2])^2" office:value-type="float" office:value="0.980099999999997">
            <text:p>0.9801</text:p>
          </table:table-cell>
          <table:table-cell table:formula="of:=([.B533]-[.J$2])^2" office:value-type="float" office:value="531.994225">
            <text:p>531.9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534]-[.F$2])^2" office:value-type="float" office:value="4.04010000000001">
            <text:p>4.0401</text:p>
          </table:table-cell>
          <table:table-cell table:formula="of:=([.B534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table:formula="of:=([.A535]-[.F$2])^2" office:value-type="float" office:value="35.8801">
            <text:p>35.8801</text:p>
          </table:table-cell>
          <table:table-cell table:formula="of:=([.B535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formula="of:=([.A536]-[.F$2])^2" office:value-type="float" office:value="0.000100000000000031">
            <text:p>0.0001</text:p>
          </table:table-cell>
          <table:table-cell table:formula="of:=([.B536]-[.J$2])^2" office:value-type="float" office:value="672.624225">
            <text:p>672.62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([.A537]-[.F$2])^2" office:value-type="float" office:value="9.06010000000001">
            <text:p>9.0601</text:p>
          </table:table-cell>
          <table:table-cell table:formula="of:=([.B53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538]-[.F$2])^2" office:value-type="float" office:value="0.000100000000000031">
            <text:p>0.0001</text:p>
          </table:table-cell>
          <table:table-cell table:formula="of:=([.B538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table:formula="of:=([.A539]-[.F$2])^2" office:value-type="float" office:value="0.000100000000000031">
            <text:p>0.0001</text:p>
          </table:table-cell>
          <table:table-cell table:formula="of:=([.B539]-[.J$2])^2" office:value-type="float" office:value="402.604225">
            <text:p>402.6042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540]-[.F$2])^2" office:value-type="float" office:value="25.1001">
            <text:p>25.1001</text:p>
          </table:table-cell>
          <table:table-cell table:formula="of:=([.B540]-[.J$2])^2" office:value-type="float" office:value="780.364225">
            <text:p>780.36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([.A541]-[.F$2])^2" office:value-type="float" office:value="9.06010000000001">
            <text:p>9.0601</text:p>
          </table:table-cell>
          <table:table-cell table:formula="of:=([.B541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542]-[.F$2])^2" office:value-type="float" office:value="0.980099999999997">
            <text:p>0.9801</text:p>
          </table:table-cell>
          <table:table-cell table:formula="of:=([.B542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543]-[.F$2])^2" office:value-type="float" office:value="4.04010000000001">
            <text:p>4.0401</text:p>
          </table:table-cell>
          <table:table-cell table:formula="of:=([.B543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544]-[.F$2])^2" office:value-type="float" office:value="0.000100000000000031">
            <text:p>0.0001</text:p>
          </table:table-cell>
          <table:table-cell table:formula="of:=([.B54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545]-[.F$2])^2" office:value-type="float" office:value="0.980099999999997">
            <text:p>0.9801</text:p>
          </table:table-cell>
          <table:table-cell table:formula="of:=([.B545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46]-[.F$2])^2" office:value-type="float" office:value="0.000100000000000031">
            <text:p>0.0001</text:p>
          </table:table-cell>
          <table:table-cell table:formula="of:=([.B54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47]-[.F$2])^2" office:value-type="float" office:value="4.04010000000001">
            <text:p>4.0401</text:p>
          </table:table-cell>
          <table:table-cell table:formula="of:=([.B54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formula="of:=([.A548]-[.F$2])^2" office:value-type="float" office:value="4.04010000000001">
            <text:p>4.0401</text:p>
          </table:table-cell>
          <table:table-cell table:formula="of:=([.B548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549]-[.F$2])^2" office:value-type="float" office:value="4.04010000000001">
            <text:p>4.0401</text:p>
          </table:table-cell>
          <table:table-cell table:formula="of:=([.B549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550]-[.F$2])^2" office:value-type="float" office:value="0.980099999999997">
            <text:p>0.9801</text:p>
          </table:table-cell>
          <table:table-cell table:formula="of:=([.B55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table:formula="of:=([.A551]-[.F$2])^2" office:value-type="float" office:value="0.980099999999997">
            <text:p>0.9801</text:p>
          </table:table-cell>
          <table:table-cell table:formula="of:=([.B551]-[.J$2])^2" office:value-type="float" office:value="25.654225">
            <text:p>25.6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52]-[.F$2])^2" office:value-type="float" office:value="1.0201">
            <text:p>1.0201</text:p>
          </table:table-cell>
          <table:table-cell table:formula="of:=([.B55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53]-[.F$2])^2" office:value-type="float" office:value="0.000100000000000031">
            <text:p>0.0001</text:p>
          </table:table-cell>
          <table:table-cell table:formula="of:=([.B55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554]-[.F$2])^2" office:value-type="float" office:value="0.980099999999997">
            <text:p>0.9801</text:p>
          </table:table-cell>
          <table:table-cell table:formula="of:=([.B554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555]-[.F$2])^2" office:value-type="float" office:value="0.980099999999997">
            <text:p>0.9801</text:p>
          </table:table-cell>
          <table:table-cell table:formula="of:=([.B555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([.A556]-[.F$2])^2" office:value-type="float" office:value="0.000100000000000031">
            <text:p>0.0001</text:p>
          </table:table-cell>
          <table:table-cell table:formula="of:=([.B556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557]-[.F$2])^2" office:value-type="float" office:value="0.000100000000000031">
            <text:p>0.0001</text:p>
          </table:table-cell>
          <table:table-cell table:formula="of:=([.B557]-[.J$2])^2" office:value-type="float" office:value="25.654225">
            <text:p>25.6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558]-[.F$2])^2" office:value-type="float" office:value="1.0201">
            <text:p>1.0201</text:p>
          </table:table-cell>
          <table:table-cell table:formula="of:=([.B55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table:formula="of:=([.A559]-[.F$2])^2" office:value-type="float" office:value="0.980099999999997">
            <text:p>0.9801</text:p>
          </table:table-cell>
          <table:table-cell table:formula="of:=([.B559]-[.J$2])^2" office:value-type="float" office:value="145.564225">
            <text:p>145.5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560]-[.F$2])^2" office:value-type="float" office:value="1.0201">
            <text:p>1.0201</text:p>
          </table:table-cell>
          <table:table-cell table:formula="of:=([.B560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([.A561]-[.F$2])^2" office:value-type="float" office:value="0.000100000000000031">
            <text:p>0.0001</text:p>
          </table:table-cell>
          <table:table-cell table:formula="of:=([.B561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562]-[.F$2])^2" office:value-type="float" office:value="3.96009999999999">
            <text:p>3.9601</text:p>
          </table:table-cell>
          <table:table-cell table:formula="of:=([.B562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563]-[.F$2])^2" office:value-type="float" office:value="4.04010000000001">
            <text:p>4.0401</text:p>
          </table:table-cell>
          <table:table-cell table:formula="of:=([.B563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table:formula="of:=([.A564]-[.F$2])^2" office:value-type="float" office:value="0.000100000000000031">
            <text:p>0.0001</text:p>
          </table:table-cell>
          <table:table-cell table:formula="of:=([.B564]-[.J$2])^2" office:value-type="float" office:value="226.954225">
            <text:p>226.9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([.A565]-[.F$2])^2" office:value-type="float" office:value="0.980099999999997">
            <text:p>0.9801</text:p>
          </table:table-cell>
          <table:table-cell table:formula="of:=([.B565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566]-[.F$2])^2" office:value-type="float" office:value="4.04010000000001">
            <text:p>4.0401</text:p>
          </table:table-cell>
          <table:table-cell table:formula="of:=([.B56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567]-[.F$2])^2" office:value-type="float" office:value="4.04010000000001">
            <text:p>4.0401</text:p>
          </table:table-cell>
          <table:table-cell table:formula="of:=([.B567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568]-[.F$2])^2" office:value-type="float" office:value="0.000100000000000031">
            <text:p>0.0001</text:p>
          </table:table-cell>
          <table:table-cell table:formula="of:=([.B56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569]-[.F$2])^2" office:value-type="float" office:value="0.000100000000000031">
            <text:p>0.0001</text:p>
          </table:table-cell>
          <table:table-cell table:formula="of:=([.B569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570]-[.F$2])^2" office:value-type="float" office:value="1.0201">
            <text:p>1.0201</text:p>
          </table:table-cell>
          <table:table-cell table:formula="of:=([.B57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571]-[.F$2])^2" office:value-type="float" office:value="0.980099999999997">
            <text:p>0.9801</text:p>
          </table:table-cell>
          <table:table-cell table:formula="of:=([.B571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72]-[.F$2])^2" office:value-type="float" office:value="0.000100000000000031">
            <text:p>0.0001</text:p>
          </table:table-cell>
          <table:table-cell table:formula="of:=([.B57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573]-[.F$2])^2" office:value-type="float" office:value="4.04010000000001">
            <text:p>4.0401</text:p>
          </table:table-cell>
          <table:table-cell table:formula="of:=([.B573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574]-[.F$2])^2" office:value-type="float" office:value="1.0201">
            <text:p>1.0201</text:p>
          </table:table-cell>
          <table:table-cell table:formula="of:=([.B57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75]-[.F$2])^2" office:value-type="float" office:value="1.0201">
            <text:p>1.0201</text:p>
          </table:table-cell>
          <table:table-cell table:formula="of:=([.B57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  <table:table-cell table:formula="of:=([.A576]-[.F$2])^2" office:value-type="float" office:value="80.8201">
            <text:p>80.8201</text:p>
          </table:table-cell>
          <table:table-cell table:formula="of:=([.B576]-[.J$2])^2" office:value-type="float" office:value="628.254225">
            <text:p>628.2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577]-[.F$2])^2" office:value-type="float" office:value="0.000100000000000031">
            <text:p>0.0001</text:p>
          </table:table-cell>
          <table:table-cell table:formula="of:=([.B577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78]-[.F$2])^2" office:value-type="float" office:value="1.0201">
            <text:p>1.0201</text:p>
          </table:table-cell>
          <table:table-cell table:formula="of:=([.B57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table:formula="of:=([.A579]-[.F$2])^2" office:value-type="float" office:value="0.980099999999997">
            <text:p>0.9801</text:p>
          </table:table-cell>
          <table:table-cell table:formula="of:=([.B579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([.A580]-[.F$2])^2" office:value-type="float" office:value="0.980099999999997">
            <text:p>0.9801</text:p>
          </table:table-cell>
          <table:table-cell table:formula="of:=([.B580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581]-[.F$2])^2" office:value-type="float" office:value="4.04010000000001">
            <text:p>4.0401</text:p>
          </table:table-cell>
          <table:table-cell table:formula="of:=([.B581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582]-[.F$2])^2" office:value-type="float" office:value="1.0201">
            <text:p>1.0201</text:p>
          </table:table-cell>
          <table:table-cell table:formula="of:=([.B582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table:formula="of:=([.A583]-[.F$2])^2" office:value-type="float" office:value="1.0201">
            <text:p>1.0201</text:p>
          </table:table-cell>
          <table:table-cell table:formula="of:=([.B583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584]-[.F$2])^2" office:value-type="float" office:value="0.980099999999997">
            <text:p>0.9801</text:p>
          </table:table-cell>
          <table:table-cell table:formula="of:=([.B584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585]-[.F$2])^2" office:value-type="float" office:value="0.000100000000000031">
            <text:p>0.0001</text:p>
          </table:table-cell>
          <table:table-cell table:formula="of:=([.B58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586]-[.F$2])^2" office:value-type="float" office:value="4.04010000000001">
            <text:p>4.0401</text:p>
          </table:table-cell>
          <table:table-cell table:formula="of:=([.B58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587]-[.F$2])^2" office:value-type="float" office:value="4.04010000000001">
            <text:p>4.0401</text:p>
          </table:table-cell>
          <table:table-cell table:formula="of:=([.B58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588]-[.F$2])^2" office:value-type="float" office:value="4.04010000000001">
            <text:p>4.0401</text:p>
          </table:table-cell>
          <table:table-cell table:formula="of:=([.B58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589]-[.F$2])^2" office:value-type="float" office:value="0.000100000000000031">
            <text:p>0.0001</text:p>
          </table:table-cell>
          <table:table-cell table:formula="of:=([.B58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590]-[.F$2])^2" office:value-type="float" office:value="1.0201">
            <text:p>1.0201</text:p>
          </table:table-cell>
          <table:table-cell table:formula="of:=([.B59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591]-[.F$2])^2" office:value-type="float" office:value="0.000100000000000031">
            <text:p>0.0001</text:p>
          </table:table-cell>
          <table:table-cell table:formula="of:=([.B591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  <table:table-cell table:formula="of:=([.A592]-[.F$2])^2" office:value-type="float" office:value="0.980099999999997">
            <text:p>0.9801</text:p>
          </table:table-cell>
          <table:table-cell table:formula="of:=([.B592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593]-[.F$2])^2" office:value-type="float" office:value="1.0201">
            <text:p>1.0201</text:p>
          </table:table-cell>
          <table:table-cell table:formula="of:=([.B59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table:formula="of:=([.A594]-[.F$2])^2" office:value-type="float" office:value="1.0201">
            <text:p>1.0201</text:p>
          </table:table-cell>
          <table:table-cell table:formula="of:=([.B594]-[.J$2])^2" office:value-type="float" office:value="101.304225">
            <text:p>101.3042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table:formula="of:=([.A595]-[.F$2])^2" office:value-type="float" office:value="35.8801">
            <text:p>35.8801</text:p>
          </table:table-cell>
          <table:table-cell table:formula="of:=([.B595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596]-[.F$2])^2" office:value-type="float" office:value="1.0201">
            <text:p>1.0201</text:p>
          </table:table-cell>
          <table:table-cell table:formula="of:=([.B596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597]-[.F$2])^2" office:value-type="float" office:value="0.000100000000000031">
            <text:p>0.0001</text:p>
          </table:table-cell>
          <table:table-cell table:formula="of:=([.B59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598]-[.F$2])^2" office:value-type="float" office:value="0.000100000000000031">
            <text:p>0.0001</text:p>
          </table:table-cell>
          <table:table-cell table:formula="of:=([.B59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table:formula="of:=([.A599]-[.F$2])^2" office:value-type="float" office:value="0.980099999999997">
            <text:p>0.9801</text:p>
          </table:table-cell>
          <table:table-cell table:formula="of:=([.B599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table:formula="of:=([.A600]-[.F$2])^2" office:value-type="float" office:value="16.0801">
            <text:p>16.0801</text:p>
          </table:table-cell>
          <table:table-cell table:formula="of:=([.B600]-[.J$2])^2" office:value-type="float" office:value="167.314225">
            <text:p>167.3142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  <table:table-cell table:formula="of:=([.A601]-[.F$2])^2" office:value-type="float" office:value="24.9001">
            <text:p>24.9001</text:p>
          </table:table-cell>
          <table:table-cell table:formula="of:=([.B601]-[.J$2])^2" office:value-type="float" office:value="531.994225">
            <text:p>531.9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602]-[.F$2])^2" office:value-type="float" office:value="4.04010000000001">
            <text:p>4.0401</text:p>
          </table:table-cell>
          <table:table-cell table:formula="of:=([.B60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([.A603]-[.F$2])^2" office:value-type="float" office:value="0.000100000000000031">
            <text:p>0.0001</text:p>
          </table:table-cell>
          <table:table-cell table:formula="of:=([.B603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604]-[.F$2])^2" office:value-type="float" office:value="1.0201">
            <text:p>1.0201</text:p>
          </table:table-cell>
          <table:table-cell table:formula="of:=([.B604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table:formula="of:=([.A605]-[.F$2])^2" office:value-type="float" office:value="1.0201">
            <text:p>1.0201</text:p>
          </table:table-cell>
          <table:table-cell table:formula="of:=([.B605]-[.J$2])^2" office:value-type="float" office:value="101.304225">
            <text:p>101.3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06]-[.F$2])^2" office:value-type="float" office:value="0.000100000000000031">
            <text:p>0.0001</text:p>
          </table:table-cell>
          <table:table-cell table:formula="of:=([.B606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607]-[.F$2])^2" office:value-type="float" office:value="1.0201">
            <text:p>1.0201</text:p>
          </table:table-cell>
          <table:table-cell table:formula="of:=([.B607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table:formula="of:=([.A608]-[.F$2])^2" office:value-type="float" office:value="16.0801">
            <text:p>16.0801</text:p>
          </table:table-cell>
          <table:table-cell table:formula="of:=([.B608]-[.J$2])^2" office:value-type="float" office:value="572.884225">
            <text:p>572.8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609]-[.F$2])^2" office:value-type="float" office:value="0.000100000000000031">
            <text:p>0.0001</text:p>
          </table:table-cell>
          <table:table-cell table:formula="of:=([.B60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610]-[.F$2])^2" office:value-type="float" office:value="4.04010000000001">
            <text:p>4.0401</text:p>
          </table:table-cell>
          <table:table-cell table:formula="of:=([.B61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611]-[.F$2])^2" office:value-type="float" office:value="0.000100000000000031">
            <text:p>0.0001</text:p>
          </table:table-cell>
          <table:table-cell table:formula="of:=([.B611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612]-[.F$2])^2" office:value-type="float" office:value="0.000100000000000031">
            <text:p>0.0001</text:p>
          </table:table-cell>
          <table:table-cell table:formula="of:=([.B61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613]-[.F$2])^2" office:value-type="float" office:value="4.04010000000001">
            <text:p>4.0401</text:p>
          </table:table-cell>
          <table:table-cell table:formula="of:=([.B613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table:formula="of:=([.A614]-[.F$2])^2" office:value-type="float" office:value="0.000100000000000031">
            <text:p>0.0001</text:p>
          </table:table-cell>
          <table:table-cell table:formula="of:=([.B614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15]-[.F$2])^2" office:value-type="float" office:value="0.000100000000000031">
            <text:p>0.0001</text:p>
          </table:table-cell>
          <table:table-cell table:formula="of:=([.B61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616]-[.F$2])^2" office:value-type="float" office:value="0.980099999999997">
            <text:p>0.9801</text:p>
          </table:table-cell>
          <table:table-cell table:formula="of:=([.B61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617]-[.F$2])^2" office:value-type="float" office:value="0.000100000000000031">
            <text:p>0.0001</text:p>
          </table:table-cell>
          <table:table-cell table:formula="of:=([.B617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18]-[.F$2])^2" office:value-type="float" office:value="0.000100000000000031">
            <text:p>0.0001</text:p>
          </table:table-cell>
          <table:table-cell table:formula="of:=([.B61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table:formula="of:=([.A619]-[.F$2])^2" office:value-type="float" office:value="8.94009999999999">
            <text:p>8.9401</text:p>
          </table:table-cell>
          <table:table-cell table:formula="of:=([.B619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620]-[.F$2])^2" office:value-type="float" office:value="0.000100000000000031">
            <text:p>0.0001</text:p>
          </table:table-cell>
          <table:table-cell table:formula="of:=([.B620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formula="of:=([.A621]-[.F$2])^2" office:value-type="float" office:value="1.0201">
            <text:p>1.0201</text:p>
          </table:table-cell>
          <table:table-cell table:formula="of:=([.B621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table:formula="of:=([.A622]-[.F$2])^2" office:value-type="float" office:value="4.04010000000001">
            <text:p>4.0401</text:p>
          </table:table-cell>
          <table:table-cell table:formula="of:=([.B622]-[.J$2])^2" office:value-type="float" office:value="79.8342250000001">
            <text:p>79.8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table:formula="of:=([.A623]-[.F$2])^2" office:value-type="float" office:value="1.0201">
            <text:p>1.0201</text:p>
          </table:table-cell>
          <table:table-cell table:formula="of:=([.B623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624]-[.F$2])^2" office:value-type="float" office:value="0.000100000000000031">
            <text:p>0.0001</text:p>
          </table:table-cell>
          <table:table-cell table:formula="of:=([.B624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25]-[.F$2])^2" office:value-type="float" office:value="0.000100000000000031">
            <text:p>0.0001</text:p>
          </table:table-cell>
          <table:table-cell table:formula="of:=([.B625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([.A626]-[.F$2])^2" office:value-type="float" office:value="0.000100000000000031">
            <text:p>0.0001</text:p>
          </table:table-cell>
          <table:table-cell table:formula="of:=([.B626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27]-[.F$2])^2" office:value-type="float" office:value="1.0201">
            <text:p>1.0201</text:p>
          </table:table-cell>
          <table:table-cell table:formula="of:=([.B627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628]-[.F$2])^2" office:value-type="float" office:value="1.0201">
            <text:p>1.0201</text:p>
          </table:table-cell>
          <table:table-cell table:formula="of:=([.B62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table:formula="of:=([.A629]-[.F$2])^2" office:value-type="float" office:value="1.0201">
            <text:p>1.0201</text:p>
          </table:table-cell>
          <table:table-cell table:formula="of:=([.B629]-[.J$2])^2" office:value-type="float" office:value="628.254225">
            <text:p>628.2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630]-[.F$2])^2" office:value-type="float" office:value="4.04010000000001">
            <text:p>4.0401</text:p>
          </table:table-cell>
          <table:table-cell table:formula="of:=([.B63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631]-[.F$2])^2" office:value-type="float" office:value="0.980099999999997">
            <text:p>0.9801</text:p>
          </table:table-cell>
          <table:table-cell table:formula="of:=([.B63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32]-[.F$2])^2" office:value-type="float" office:value="1.0201">
            <text:p>1.0201</text:p>
          </table:table-cell>
          <table:table-cell table:formula="of:=([.B63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table:formula="of:=([.A633]-[.F$2])^2" office:value-type="float" office:value="25.1001">
            <text:p>25.1001</text:p>
          </table:table-cell>
          <table:table-cell table:formula="of:=([.B633]-[.J$2])^2" office:value-type="float" office:value="438.274225">
            <text:p>438.2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634]-[.F$2])^2" office:value-type="float" office:value="1.0201">
            <text:p>1.0201</text:p>
          </table:table-cell>
          <table:table-cell table:formula="of:=([.B634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35]-[.F$2])^2" office:value-type="float" office:value="0.980099999999997">
            <text:p>0.9801</text:p>
          </table:table-cell>
          <table:table-cell table:formula="of:=([.B635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table:formula="of:=([.A636]-[.F$2])^2" office:value-type="float" office:value="35.8801">
            <text:p>35.8801</text:p>
          </table:table-cell>
          <table:table-cell table:formula="of:=([.B636]-[.J$2])^2" office:value-type="float" office:value="226.954225">
            <text:p>226.9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637]-[.F$2])^2" office:value-type="float" office:value="1.0201">
            <text:p>1.0201</text:p>
          </table:table-cell>
          <table:table-cell table:formula="of:=([.B63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table:formula="of:=([.A638]-[.F$2])^2" office:value-type="float" office:value="1.0201">
            <text:p>1.0201</text:p>
          </table:table-cell>
          <table:table-cell table:formula="of:=([.B638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639]-[.F$2])^2" office:value-type="float" office:value="4.04010000000001">
            <text:p>4.0401</text:p>
          </table:table-cell>
          <table:table-cell table:formula="of:=([.B63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formula="of:=([.A640]-[.F$2])^2" office:value-type="float" office:value="120.7801">
            <text:p>120.7801</text:p>
          </table:table-cell>
          <table:table-cell table:formula="of:=([.B640]-[.J$2])^2" office:value-type="float" office:value="903.904225">
            <text:p>903.90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641]-[.F$2])^2" office:value-type="float" office:value="16.0801">
            <text:p>16.0801</text:p>
          </table:table-cell>
          <table:table-cell table:formula="of:=([.B641]-[.J$2])^2" office:value-type="float" office:value="672.624225">
            <text:p>672.62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642]-[.F$2])^2" office:value-type="float" office:value="0.980099999999997">
            <text:p>0.9801</text:p>
          </table:table-cell>
          <table:table-cell table:formula="of:=([.B642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643]-[.F$2])^2" office:value-type="float" office:value="4.04010000000001">
            <text:p>4.0401</text:p>
          </table:table-cell>
          <table:table-cell table:formula="of:=([.B643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644]-[.F$2])^2" office:value-type="float" office:value="0.000100000000000031">
            <text:p>0.0001</text:p>
          </table:table-cell>
          <table:table-cell table:formula="of:=([.B644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645]-[.F$2])^2" office:value-type="float" office:value="0.000100000000000031">
            <text:p>0.0001</text:p>
          </table:table-cell>
          <table:table-cell table:formula="of:=([.B64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646]-[.F$2])^2" office:value-type="float" office:value="1.0201">
            <text:p>1.0201</text:p>
          </table:table-cell>
          <table:table-cell table:formula="of:=([.B646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647]-[.F$2])^2" office:value-type="float" office:value="0.980099999999997">
            <text:p>0.9801</text:p>
          </table:table-cell>
          <table:table-cell table:formula="of:=([.B647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48]-[.F$2])^2" office:value-type="float" office:value="1.0201">
            <text:p>1.0201</text:p>
          </table:table-cell>
          <table:table-cell table:formula="of:=([.B64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649]-[.F$2])^2" office:value-type="float" office:value="1.0201">
            <text:p>1.0201</text:p>
          </table:table-cell>
          <table:table-cell table:formula="of:=([.B649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650]-[.F$2])^2" office:value-type="float" office:value="4.04010000000001">
            <text:p>4.0401</text:p>
          </table:table-cell>
          <table:table-cell table:formula="of:=([.B65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651]-[.F$2])^2" office:value-type="float" office:value="4.04010000000001">
            <text:p>4.0401</text:p>
          </table:table-cell>
          <table:table-cell table:formula="of:=([.B651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([.A652]-[.F$2])^2" office:value-type="float" office:value="0.000100000000000031">
            <text:p>0.0001</text:p>
          </table:table-cell>
          <table:table-cell table:formula="of:=([.B652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table:formula="of:=([.A653]-[.F$2])^2" office:value-type="float" office:value="0.000100000000000031">
            <text:p>0.0001</text:p>
          </table:table-cell>
          <table:table-cell table:formula="of:=([.B653]-[.J$2])^2" office:value-type="float" office:value="258.084225">
            <text:p>258.0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654]-[.F$2])^2" office:value-type="float" office:value="0.980099999999997">
            <text:p>0.9801</text:p>
          </table:table-cell>
          <table:table-cell table:formula="of:=([.B65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table:formula="of:=([.A655]-[.F$2])^2" office:value-type="float" office:value="3.96009999999999">
            <text:p>3.9601</text:p>
          </table:table-cell>
          <table:table-cell table:formula="of:=([.B655]-[.J$2])^2" office:value-type="float" office:value="531.994225">
            <text:p>531.99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([.A656]-[.F$2])^2" office:value-type="float" office:value="9.06010000000001">
            <text:p>9.0601</text:p>
          </table:table-cell>
          <table:table-cell table:formula="of:=([.B65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57]-[.F$2])^2" office:value-type="float" office:value="0.000100000000000031">
            <text:p>0.0001</text:p>
          </table:table-cell>
          <table:table-cell table:formula="of:=([.B657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58]-[.F$2])^2" office:value-type="float" office:value="0.000100000000000031">
            <text:p>0.0001</text:p>
          </table:table-cell>
          <table:table-cell table:formula="of:=([.B65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659]-[.F$2])^2" office:value-type="float" office:value="4.04010000000001">
            <text:p>4.0401</text:p>
          </table:table-cell>
          <table:table-cell table:formula="of:=([.B65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660]-[.F$2])^2" office:value-type="float" office:value="0.980099999999997">
            <text:p>0.9801</text:p>
          </table:table-cell>
          <table:table-cell table:formula="of:=([.B660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661]-[.F$2])^2" office:value-type="float" office:value="0.000100000000000031">
            <text:p>0.0001</text:p>
          </table:table-cell>
          <table:table-cell table:formula="of:=([.B661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662]-[.F$2])^2" office:value-type="float" office:value="1.0201">
            <text:p>1.0201</text:p>
          </table:table-cell>
          <table:table-cell table:formula="of:=([.B66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63]-[.F$2])^2" office:value-type="float" office:value="0.000100000000000031">
            <text:p>0.0001</text:p>
          </table:table-cell>
          <table:table-cell table:formula="of:=([.B663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664]-[.F$2])^2" office:value-type="float" office:value="1.0201">
            <text:p>1.0201</text:p>
          </table:table-cell>
          <table:table-cell table:formula="of:=([.B664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65]-[.F$2])^2" office:value-type="float" office:value="1.0201">
            <text:p>1.0201</text:p>
          </table:table-cell>
          <table:table-cell table:formula="of:=([.B66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table:formula="of:=([.A666]-[.F$2])^2" office:value-type="float" office:value="1.0201">
            <text:p>1.0201</text:p>
          </table:table-cell>
          <table:table-cell table:formula="of:=([.B666]-[.J$2])^2" office:value-type="float" office:value="145.564225">
            <text:p>145.5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formula="of:=([.A667]-[.F$2])^2" office:value-type="float" office:value="0.000100000000000031">
            <text:p>0.0001</text:p>
          </table:table-cell>
          <table:table-cell table:formula="of:=([.B667]-[.J$2])^2" office:value-type="float" office:value="16.524225">
            <text:p>16.52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668]-[.F$2])^2" office:value-type="float" office:value="0.980099999999997">
            <text:p>0.9801</text:p>
          </table:table-cell>
          <table:table-cell table:formula="of:=([.B66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669]-[.F$2])^2" office:value-type="float" office:value="1.0201">
            <text:p>1.0201</text:p>
          </table:table-cell>
          <table:table-cell table:formula="of:=([.B66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670]-[.F$2])^2" office:value-type="float" office:value="0.000100000000000031">
            <text:p>0.0001</text:p>
          </table:table-cell>
          <table:table-cell table:formula="of:=([.B67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671]-[.F$2])^2" office:value-type="float" office:value="0.000100000000000031">
            <text:p>0.0001</text:p>
          </table:table-cell>
          <table:table-cell table:formula="of:=([.B671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72]-[.F$2])^2" office:value-type="float" office:value="1.0201">
            <text:p>1.0201</text:p>
          </table:table-cell>
          <table:table-cell table:formula="of:=([.B67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formula="of:=([.A673]-[.F$2])^2" office:value-type="float" office:value="0.980099999999997">
            <text:p>0.9801</text:p>
          </table:table-cell>
          <table:table-cell table:formula="of:=([.B673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7">
            <text:p>77</text:p>
          </table:table-cell>
          <table:table-cell table:formula="of:=([.A674]-[.F$2])^2" office:value-type="float" office:value="1.0201">
            <text:p>1.0201</text:p>
          </table:table-cell>
          <table:table-cell table:formula="of:=([.B674]-[.J$2])^2" office:value-type="float" office:value="363.474225">
            <text:p>363.4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675]-[.F$2])^2" office:value-type="float" office:value="1.0201">
            <text:p>1.0201</text:p>
          </table:table-cell>
          <table:table-cell table:formula="of:=([.B67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formula="of:=([.A676]-[.F$2])^2" office:value-type="float" office:value="9.06010000000001">
            <text:p>9.0601</text:p>
          </table:table-cell>
          <table:table-cell table:formula="of:=([.B676]-[.J$2])^2" office:value-type="float" office:value="62.964225">
            <text:p>62.96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677]-[.F$2])^2" office:value-type="float" office:value="0.980099999999997">
            <text:p>0.9801</text:p>
          </table:table-cell>
          <table:table-cell table:formula="of:=([.B677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678]-[.F$2])^2" office:value-type="float" office:value="1.0201">
            <text:p>1.0201</text:p>
          </table:table-cell>
          <table:table-cell table:formula="of:=([.B67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679]-[.F$2])^2" office:value-type="float" office:value="1.0201">
            <text:p>1.0201</text:p>
          </table:table-cell>
          <table:table-cell table:formula="of:=([.B679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680]-[.F$2])^2" office:value-type="float" office:value="1.0201">
            <text:p>1.0201</text:p>
          </table:table-cell>
          <table:table-cell table:formula="of:=([.B68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681]-[.F$2])^2" office:value-type="float" office:value="1.0201">
            <text:p>1.0201</text:p>
          </table:table-cell>
          <table:table-cell table:formula="of:=([.B681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table:formula="of:=([.A682]-[.F$2])^2" office:value-type="float" office:value="1.0201">
            <text:p>1.0201</text:p>
          </table:table-cell>
          <table:table-cell table:formula="of:=([.B682]-[.J$2])^2" office:value-type="float" office:value="844.774225">
            <text:p>844.774225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table:formula="of:=([.A683]-[.F$2])^2" office:value-type="float" office:value="168.7401">
            <text:p>168.7401</text:p>
          </table:table-cell>
          <table:table-cell table:formula="of:=([.B683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684]-[.F$2])^2" office:value-type="float" office:value="0.000100000000000031">
            <text:p>0.0001</text:p>
          </table:table-cell>
          <table:table-cell table:formula="of:=([.B68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formula="of:=([.A685]-[.F$2])^2" office:value-type="float" office:value="63.8401">
            <text:p>63.8401</text:p>
          </table:table-cell>
          <table:table-cell table:formula="of:=([.B685]-[.J$2])^2" office:value-type="float" office:value="397.404225">
            <text:p>397.40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686]-[.F$2])^2" office:value-type="float" office:value="4.04010000000001">
            <text:p>4.0401</text:p>
          </table:table-cell>
          <table:table-cell table:formula="of:=([.B686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table:formula="of:=([.A687]-[.F$2])^2" office:value-type="float" office:value="0.000100000000000031">
            <text:p>0.0001</text:p>
          </table:table-cell>
          <table:table-cell table:formula="of:=([.B687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688]-[.F$2])^2" office:value-type="float" office:value="1.0201">
            <text:p>1.0201</text:p>
          </table:table-cell>
          <table:table-cell table:formula="of:=([.B68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89]-[.F$2])^2" office:value-type="float" office:value="0.000100000000000031">
            <text:p>0.0001</text:p>
          </table:table-cell>
          <table:table-cell table:formula="of:=([.B68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90]-[.F$2])^2" office:value-type="float" office:value="0.000100000000000031">
            <text:p>0.0001</text:p>
          </table:table-cell>
          <table:table-cell table:formula="of:=([.B69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  <table:table-cell table:formula="of:=([.A691]-[.F$2])^2" office:value-type="float" office:value="4.04010000000001">
            <text:p>4.0401</text:p>
          </table:table-cell>
          <table:table-cell table:formula="of:=([.B691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692]-[.F$2])^2" office:value-type="float" office:value="0.000100000000000031">
            <text:p>0.0001</text:p>
          </table:table-cell>
          <table:table-cell table:formula="of:=([.B69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table:formula="of:=([.A693]-[.F$2])^2" office:value-type="float" office:value="1.0201">
            <text:p>1.0201</text:p>
          </table:table-cell>
          <table:table-cell table:formula="of:=([.B693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694]-[.F$2])^2" office:value-type="float" office:value="0.000100000000000031">
            <text:p>0.0001</text:p>
          </table:table-cell>
          <table:table-cell table:formula="of:=([.B694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695]-[.F$2])^2" office:value-type="float" office:value="1.0201">
            <text:p>1.0201</text:p>
          </table:table-cell>
          <table:table-cell table:formula="of:=([.B695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696]-[.F$2])^2" office:value-type="float" office:value="1.0201">
            <text:p>1.0201</text:p>
          </table:table-cell>
          <table:table-cell table:formula="of:=([.B69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697]-[.F$2])^2" office:value-type="float" office:value="0.980099999999997">
            <text:p>0.9801</text:p>
          </table:table-cell>
          <table:table-cell table:formula="of:=([.B697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698]-[.F$2])^2" office:value-type="float" office:value="1.0201">
            <text:p>1.0201</text:p>
          </table:table-cell>
          <table:table-cell table:formula="of:=([.B698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699]-[.F$2])^2" office:value-type="float" office:value="0.000100000000000031">
            <text:p>0.0001</text:p>
          </table:table-cell>
          <table:table-cell table:formula="of:=([.B699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700]-[.F$2])^2" office:value-type="float" office:value="1.0201">
            <text:p>1.0201</text:p>
          </table:table-cell>
          <table:table-cell table:formula="of:=([.B700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701]-[.F$2])^2" office:value-type="float" office:value="0.000100000000000031">
            <text:p>0.0001</text:p>
          </table:table-cell>
          <table:table-cell table:formula="of:=([.B701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702]-[.F$2])^2" office:value-type="float" office:value="0.000100000000000031">
            <text:p>0.0001</text:p>
          </table:table-cell>
          <table:table-cell table:formula="of:=([.B702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703]-[.F$2])^2" office:value-type="float" office:value="1.0201">
            <text:p>1.0201</text:p>
          </table:table-cell>
          <table:table-cell table:formula="of:=([.B703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table:formula="of:=([.A704]-[.F$2])^2" office:value-type="float" office:value="1.0201">
            <text:p>1.0201</text:p>
          </table:table-cell>
          <table:table-cell table:formula="of:=([.B704]-[.J$2])^2" office:value-type="float" office:value="65.044225">
            <text:p>65.0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705]-[.F$2])^2" office:value-type="float" office:value="4.04010000000001">
            <text:p>4.0401</text:p>
          </table:table-cell>
          <table:table-cell table:formula="of:=([.B70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706]-[.F$2])^2" office:value-type="float" office:value="0.000100000000000031">
            <text:p>0.0001</text:p>
          </table:table-cell>
          <table:table-cell table:formula="of:=([.B706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07]-[.F$2])^2" office:value-type="float" office:value="0.000100000000000031">
            <text:p>0.0001</text:p>
          </table:table-cell>
          <table:table-cell table:formula="of:=([.B70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table:formula="of:=([.A708]-[.F$2])^2" office:value-type="float" office:value="0.000100000000000031">
            <text:p>0.0001</text:p>
          </table:table-cell>
          <table:table-cell table:formula="of:=([.B708]-[.J$2])^2" office:value-type="float" office:value="258.084225">
            <text:p>258.0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09]-[.F$2])^2" office:value-type="float" office:value="1.0201">
            <text:p>1.0201</text:p>
          </table:table-cell>
          <table:table-cell table:formula="of:=([.B70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10]-[.F$2])^2" office:value-type="float" office:value="1.0201">
            <text:p>1.0201</text:p>
          </table:table-cell>
          <table:table-cell table:formula="of:=([.B71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  <table:table-cell table:formula="of:=([.A711]-[.F$2])^2" office:value-type="float" office:value="8.94009999999999">
            <text:p>8.9401</text:p>
          </table:table-cell>
          <table:table-cell table:formula="of:=([.B711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formula="of:=([.A712]-[.F$2])^2" office:value-type="float" office:value="0.980099999999997">
            <text:p>0.9801</text:p>
          </table:table-cell>
          <table:table-cell table:formula="of:=([.B712]-[.J$2])^2" office:value-type="float" office:value="122.434225">
            <text:p>122.4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13]-[.F$2])^2" office:value-type="float" office:value="0.000100000000000031">
            <text:p>0.0001</text:p>
          </table:table-cell>
          <table:table-cell table:formula="of:=([.B71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714]-[.F$2])^2" office:value-type="float" office:value="0.000100000000000031">
            <text:p>0.0001</text:p>
          </table:table-cell>
          <table:table-cell table:formula="of:=([.B71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15]-[.F$2])^2" office:value-type="float" office:value="1.0201">
            <text:p>1.0201</text:p>
          </table:table-cell>
          <table:table-cell table:formula="of:=([.B71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716]-[.F$2])^2" office:value-type="float" office:value="4.04010000000001">
            <text:p>4.0401</text:p>
          </table:table-cell>
          <table:table-cell table:formula="of:=([.B71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717]-[.F$2])^2" office:value-type="float" office:value="4.04010000000001">
            <text:p>4.0401</text:p>
          </table:table-cell>
          <table:table-cell table:formula="of:=([.B71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table:formula="of:=([.A718]-[.F$2])^2" office:value-type="float" office:value="3.96009999999999">
            <text:p>3.9601</text:p>
          </table:table-cell>
          <table:table-cell table:formula="of:=([.B71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19]-[.F$2])^2" office:value-type="float" office:value="0.000100000000000031">
            <text:p>0.0001</text:p>
          </table:table-cell>
          <table:table-cell table:formula="of:=([.B71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720]-[.F$2])^2" office:value-type="float" office:value="0.000100000000000031">
            <text:p>0.0001</text:p>
          </table:table-cell>
          <table:table-cell table:formula="of:=([.B72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table:formula="of:=([.A721]-[.F$2])^2" office:value-type="float" office:value="255.6801">
            <text:p>255.6801</text:p>
          </table:table-cell>
          <table:table-cell table:formula="of:=([.B721]-[.J$2])^2" office:value-type="float" office:value="82.174225">
            <text:p>82.1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722]-[.F$2])^2" office:value-type="float" office:value="4.04010000000001">
            <text:p>4.0401</text:p>
          </table:table-cell>
          <table:table-cell table:formula="of:=([.B722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23]-[.F$2])^2" office:value-type="float" office:value="1.0201">
            <text:p>1.0201</text:p>
          </table:table-cell>
          <table:table-cell table:formula="of:=([.B72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24]-[.F$2])^2" office:value-type="float" office:value="1.0201">
            <text:p>1.0201</text:p>
          </table:table-cell>
          <table:table-cell table:formula="of:=([.B72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725]-[.F$2])^2" office:value-type="float" office:value="3.96009999999999">
            <text:p>3.9601</text:p>
          </table:table-cell>
          <table:table-cell table:formula="of:=([.B725]-[.J$2])^2" office:value-type="float" office:value="25.654225">
            <text:p>25.6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726]-[.F$2])^2" office:value-type="float" office:value="0.980099999999997">
            <text:p>0.9801</text:p>
          </table:table-cell>
          <table:table-cell table:formula="of:=([.B72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27]-[.F$2])^2" office:value-type="float" office:value="1.0201">
            <text:p>1.0201</text:p>
          </table:table-cell>
          <table:table-cell table:formula="of:=([.B72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728]-[.F$2])^2" office:value-type="float" office:value="4.04010000000001">
            <text:p>4.0401</text:p>
          </table:table-cell>
          <table:table-cell table:formula="of:=([.B728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29]-[.F$2])^2" office:value-type="float" office:value="1.0201">
            <text:p>1.0201</text:p>
          </table:table-cell>
          <table:table-cell table:formula="of:=([.B729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([.A730]-[.F$2])^2" office:value-type="float" office:value="0.000100000000000031">
            <text:p>0.0001</text:p>
          </table:table-cell>
          <table:table-cell table:formula="of:=([.B730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table:formula="of:=([.A731]-[.F$2])^2" office:value-type="float" office:value="1.0201">
            <text:p>1.0201</text:p>
          </table:table-cell>
          <table:table-cell table:formula="of:=([.B731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732]-[.F$2])^2" office:value-type="float" office:value="0.000100000000000031">
            <text:p>0.0001</text:p>
          </table:table-cell>
          <table:table-cell table:formula="of:=([.B732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733]-[.F$2])^2" office:value-type="float" office:value="3.96009999999999">
            <text:p>3.9601</text:p>
          </table:table-cell>
          <table:table-cell table:formula="of:=([.B733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34]-[.F$2])^2" office:value-type="float" office:value="1.0201">
            <text:p>1.0201</text:p>
          </table:table-cell>
          <table:table-cell table:formula="of:=([.B73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35]-[.F$2])^2" office:value-type="float" office:value="1.0201">
            <text:p>1.0201</text:p>
          </table:table-cell>
          <table:table-cell table:formula="of:=([.B73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36]-[.F$2])^2" office:value-type="float" office:value="1.0201">
            <text:p>1.0201</text:p>
          </table:table-cell>
          <table:table-cell table:formula="of:=([.B73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737]-[.F$2])^2" office:value-type="float" office:value="4.04010000000001">
            <text:p>4.0401</text:p>
          </table:table-cell>
          <table:table-cell table:formula="of:=([.B73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38]-[.F$2])^2" office:value-type="float" office:value="1.0201">
            <text:p>1.0201</text:p>
          </table:table-cell>
          <table:table-cell table:formula="of:=([.B73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39]-[.F$2])^2" office:value-type="float" office:value="1.0201">
            <text:p>1.0201</text:p>
          </table:table-cell>
          <table:table-cell table:formula="of:=([.B73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40]-[.F$2])^2" office:value-type="float" office:value="1.0201">
            <text:p>1.0201</text:p>
          </table:table-cell>
          <table:table-cell table:formula="of:=([.B74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741]-[.F$2])^2" office:value-type="float" office:value="4.04010000000001">
            <text:p>4.0401</text:p>
          </table:table-cell>
          <table:table-cell table:formula="of:=([.B74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42]-[.F$2])^2" office:value-type="float" office:value="1.0201">
            <text:p>1.0201</text:p>
          </table:table-cell>
          <table:table-cell table:formula="of:=([.B74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743]-[.F$2])^2" office:value-type="float" office:value="0.980099999999997">
            <text:p>0.9801</text:p>
          </table:table-cell>
          <table:table-cell table:formula="of:=([.B743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744]-[.F$2])^2" office:value-type="float" office:value="1.0201">
            <text:p>1.0201</text:p>
          </table:table-cell>
          <table:table-cell table:formula="of:=([.B744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745]-[.F$2])^2" office:value-type="float" office:value="0.000100000000000031">
            <text:p>0.0001</text:p>
          </table:table-cell>
          <table:table-cell table:formula="of:=([.B745]-[.J$2])^2" office:value-type="float" office:value="25.654225">
            <text:p>25.6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46]-[.F$2])^2" office:value-type="float" office:value="0.000100000000000031">
            <text:p>0.0001</text:p>
          </table:table-cell>
          <table:table-cell table:formula="of:=([.B74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747]-[.F$2])^2" office:value-type="float" office:value="1.0201">
            <text:p>1.0201</text:p>
          </table:table-cell>
          <table:table-cell table:formula="of:=([.B747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48]-[.F$2])^2" office:value-type="float" office:value="1.0201">
            <text:p>1.0201</text:p>
          </table:table-cell>
          <table:table-cell table:formula="of:=([.B74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749]-[.F$2])^2" office:value-type="float" office:value="0.000100000000000031">
            <text:p>0.0001</text:p>
          </table:table-cell>
          <table:table-cell table:formula="of:=([.B749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">
            <text:p>69</text:p>
          </table:table-cell>
          <table:table-cell table:formula="of:=([.A750]-[.F$2])^2" office:value-type="float" office:value="0.000100000000000031">
            <text:p>0.0001</text:p>
          </table:table-cell>
          <table:table-cell table:formula="of:=([.B750]-[.J$2])^2" office:value-type="float" office:value="122.434225">
            <text:p>122.43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51]-[.F$2])^2" office:value-type="float" office:value="1.0201">
            <text:p>1.0201</text:p>
          </table:table-cell>
          <table:table-cell table:formula="of:=([.B751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table:formula="of:=([.A752]-[.F$2])^2" office:value-type="float" office:value="0.980099999999997">
            <text:p>0.9801</text:p>
          </table:table-cell>
          <table:table-cell table:formula="of:=([.B752]-[.J$2])^2" office:value-type="float" office:value="65.044225">
            <text:p>65.0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53]-[.F$2])^2" office:value-type="float" office:value="0.000100000000000031">
            <text:p>0.0001</text:p>
          </table:table-cell>
          <table:table-cell table:formula="of:=([.B75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754]-[.F$2])^2" office:value-type="float" office:value="0.980099999999997">
            <text:p>0.9801</text:p>
          </table:table-cell>
          <table:table-cell table:formula="of:=([.B754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755]-[.F$2])^2" office:value-type="float" office:value="0.980099999999997">
            <text:p>0.9801</text:p>
          </table:table-cell>
          <table:table-cell table:formula="of:=([.B75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56]-[.F$2])^2" office:value-type="float" office:value="1.0201">
            <text:p>1.0201</text:p>
          </table:table-cell>
          <table:table-cell table:formula="of:=([.B75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757]-[.F$2])^2" office:value-type="float" office:value="1.0201">
            <text:p>1.0201</text:p>
          </table:table-cell>
          <table:table-cell table:formula="of:=([.B75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758]-[.F$2])^2" office:value-type="float" office:value="0.980099999999997">
            <text:p>0.9801</text:p>
          </table:table-cell>
          <table:table-cell table:formula="of:=([.B75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59]-[.F$2])^2" office:value-type="float" office:value="1.0201">
            <text:p>1.0201</text:p>
          </table:table-cell>
          <table:table-cell table:formula="of:=([.B75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760]-[.F$2])^2" office:value-type="float" office:value="1.0201">
            <text:p>1.0201</text:p>
          </table:table-cell>
          <table:table-cell table:formula="of:=([.B760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table:formula="of:=([.A761]-[.F$2])^2" office:value-type="float" office:value="8.94009999999999">
            <text:p>8.9401</text:p>
          </table:table-cell>
          <table:table-cell table:formula="of:=([.B761]-[.J$2])^2" office:value-type="float" office:value="679.384225">
            <text:p>679.38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formula="of:=([.A762]-[.F$2])^2" office:value-type="float" office:value="3.96009999999999">
            <text:p>3.9601</text:p>
          </table:table-cell>
          <table:table-cell table:formula="of:=([.B762]-[.J$2])^2" office:value-type="float" office:value="25.654225">
            <text:p>25.6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63]-[.F$2])^2" office:value-type="float" office:value="0.000100000000000031">
            <text:p>0.0001</text:p>
          </table:table-cell>
          <table:table-cell table:formula="of:=([.B763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table:formula="of:=([.A764]-[.F$2])^2" office:value-type="float" office:value="0.980099999999997">
            <text:p>0.9801</text:p>
          </table:table-cell>
          <table:table-cell table:formula="of:=([.B764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65]-[.F$2])^2" office:value-type="float" office:value="1.0201">
            <text:p>1.0201</text:p>
          </table:table-cell>
          <table:table-cell table:formula="of:=([.B765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table:formula="of:=([.A766]-[.F$2])^2" office:value-type="float" office:value="3.96009999999999">
            <text:p>3.9601</text:p>
          </table:table-cell>
          <table:table-cell table:formula="of:=([.B766]-[.J$2])^2" office:value-type="float" office:value="82.174225">
            <text:p>82.1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767]-[.F$2])^2" office:value-type="float" office:value="0.000100000000000031">
            <text:p>0.0001</text:p>
          </table:table-cell>
          <table:table-cell table:formula="of:=([.B76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table:formula="of:=([.A768]-[.F$2])^2" office:value-type="float" office:value="143.7601">
            <text:p>143.7601</text:p>
          </table:table-cell>
          <table:table-cell table:formula="of:=([.B768]-[.J$2])^2" office:value-type="float" office:value="903.904225">
            <text:p>903.9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769]-[.F$2])^2" office:value-type="float" office:value="0.980099999999997">
            <text:p>0.9801</text:p>
          </table:table-cell>
          <table:table-cell table:formula="of:=([.B76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770]-[.F$2])^2" office:value-type="float" office:value="0.980099999999997">
            <text:p>0.9801</text:p>
          </table:table-cell>
          <table:table-cell table:formula="of:=([.B77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771]-[.F$2])^2" office:value-type="float" office:value="0.980099999999997">
            <text:p>0.9801</text:p>
          </table:table-cell>
          <table:table-cell table:formula="of:=([.B771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772]-[.F$2])^2" office:value-type="float" office:value="1.0201">
            <text:p>1.0201</text:p>
          </table:table-cell>
          <table:table-cell table:formula="of:=([.B772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773]-[.F$2])^2" office:value-type="float" office:value="1.0201">
            <text:p>1.0201</text:p>
          </table:table-cell>
          <table:table-cell table:formula="of:=([.B77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table:formula="of:=([.A774]-[.F$2])^2" office:value-type="float" office:value="0.000100000000000031">
            <text:p>0.0001</text:p>
          </table:table-cell>
          <table:table-cell table:formula="of:=([.B774]-[.J$2])^2" office:value-type="float" office:value="101.304225">
            <text:p>101.3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 table:formula="of:=([.A775]-[.F$2])^2" office:value-type="float" office:value="0.000100000000000031">
            <text:p>0.0001</text:p>
          </table:table-cell>
          <table:table-cell table:formula="of:=([.B775]-[.J$2])^2" office:value-type="float" office:value="170.694225">
            <text:p>170.6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776]-[.F$2])^2" office:value-type="float" office:value="0.000100000000000031">
            <text:p>0.0001</text:p>
          </table:table-cell>
          <table:table-cell table:formula="of:=([.B776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table:formula="of:=([.A777]-[.F$2])^2" office:value-type="float" office:value="1.0201">
            <text:p>1.0201</text:p>
          </table:table-cell>
          <table:table-cell table:formula="of:=([.B777]-[.J$2])^2" office:value-type="float" office:value="326.344225">
            <text:p>326.3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78]-[.F$2])^2" office:value-type="float" office:value="1.0201">
            <text:p>1.0201</text:p>
          </table:table-cell>
          <table:table-cell table:formula="of:=([.B778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table:formula="of:=([.A779]-[.F$2])^2" office:value-type="float" office:value="9.06010000000001">
            <text:p>9.0601</text:p>
          </table:table-cell>
          <table:table-cell table:formula="of:=([.B779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780]-[.F$2])^2" office:value-type="float" office:value="4.04010000000001">
            <text:p>4.0401</text:p>
          </table:table-cell>
          <table:table-cell table:formula="of:=([.B78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781]-[.F$2])^2" office:value-type="float" office:value="0.980099999999997">
            <text:p>0.9801</text:p>
          </table:table-cell>
          <table:table-cell table:formula="of:=([.B781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782]-[.F$2])^2" office:value-type="float" office:value="1.0201">
            <text:p>1.0201</text:p>
          </table:table-cell>
          <table:table-cell table:formula="of:=([.B782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formula="of:=([.A783]-[.F$2])^2" office:value-type="float" office:value="16.0801">
            <text:p>16.0801</text:p>
          </table:table-cell>
          <table:table-cell table:formula="of:=([.B783]-[.J$2])^2" office:value-type="float" office:value="956.974225">
            <text:p>956.9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84]-[.F$2])^2" office:value-type="float" office:value="0.000100000000000031">
            <text:p>0.0001</text:p>
          </table:table-cell>
          <table:table-cell table:formula="of:=([.B78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785]-[.F$2])^2" office:value-type="float" office:value="4.04010000000001">
            <text:p>4.0401</text:p>
          </table:table-cell>
          <table:table-cell table:formula="of:=([.B785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table:formula="of:=([.A786]-[.F$2])^2" office:value-type="float" office:value="0.000100000000000031">
            <text:p>0.0001</text:p>
          </table:table-cell>
          <table:table-cell table:formula="of:=([.B786]-[.J$2])^2" office:value-type="float" office:value="326.344225">
            <text:p>326.3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787]-[.F$2])^2" office:value-type="float" office:value="1.0201">
            <text:p>1.0201</text:p>
          </table:table-cell>
          <table:table-cell table:formula="of:=([.B78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88]-[.F$2])^2" office:value-type="float" office:value="0.000100000000000031">
            <text:p>0.0001</text:p>
          </table:table-cell>
          <table:table-cell table:formula="of:=([.B78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789]-[.F$2])^2" office:value-type="float" office:value="1.0201">
            <text:p>1.0201</text:p>
          </table:table-cell>
          <table:table-cell table:formula="of:=([.B78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90]-[.F$2])^2" office:value-type="float" office:value="0.000100000000000031">
            <text:p>0.0001</text:p>
          </table:table-cell>
          <table:table-cell table:formula="of:=([.B790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791]-[.F$2])^2" office:value-type="float" office:value="1.0201">
            <text:p>1.0201</text:p>
          </table:table-cell>
          <table:table-cell table:formula="of:=([.B791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92]-[.F$2])^2" office:value-type="float" office:value="0.000100000000000031">
            <text:p>0.0001</text:p>
          </table:table-cell>
          <table:table-cell table:formula="of:=([.B79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table:formula="of:=([.A793]-[.F$2])^2" office:value-type="float" office:value="168.7401">
            <text:p>168.7401</text:p>
          </table:table-cell>
          <table:table-cell table:formula="of:=([.B793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table:formula="of:=([.A794]-[.F$2])^2" office:value-type="float" office:value="4.04010000000001">
            <text:p>4.0401</text:p>
          </table:table-cell>
          <table:table-cell table:formula="of:=([.B794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table:formula="of:=([.A795]-[.F$2])^2" office:value-type="float" office:value="15.9201">
            <text:p>15.9201</text:p>
          </table:table-cell>
          <table:table-cell table:formula="of:=([.B795]-[.J$2])^2" office:value-type="float" office:value="363.474225">
            <text:p>363.4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796]-[.F$2])^2" office:value-type="float" office:value="0.000100000000000031">
            <text:p>0.0001</text:p>
          </table:table-cell>
          <table:table-cell table:formula="of:=([.B79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797]-[.F$2])^2" office:value-type="float" office:value="4.04010000000001">
            <text:p>4.0401</text:p>
          </table:table-cell>
          <table:table-cell table:formula="of:=([.B797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798]-[.F$2])^2" office:value-type="float" office:value="0.000100000000000031">
            <text:p>0.0001</text:p>
          </table:table-cell>
          <table:table-cell table:formula="of:=([.B79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formula="of:=([.A799]-[.F$2])^2" office:value-type="float" office:value="16.0801">
            <text:p>16.0801</text:p>
          </table:table-cell>
          <table:table-cell table:formula="of:=([.B799]-[.J$2])^2" office:value-type="float" office:value="621.754225">
            <text:p>621.7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800]-[.F$2])^2" office:value-type="float" office:value="4.04010000000001">
            <text:p>4.0401</text:p>
          </table:table-cell>
          <table:table-cell table:formula="of:=([.B80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table:formula="of:=([.A801]-[.F$2])^2" office:value-type="float" office:value="16.0801">
            <text:p>16.0801</text:p>
          </table:table-cell>
          <table:table-cell table:formula="of:=([.B801]-[.J$2])^2" office:value-type="float" office:value="397.404225">
            <text:p>397.4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02]-[.F$2])^2" office:value-type="float" office:value="0.000100000000000031">
            <text:p>0.0001</text:p>
          </table:table-cell>
          <table:table-cell table:formula="of:=([.B802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03]-[.F$2])^2" office:value-type="float" office:value="0.000100000000000031">
            <text:p>0.0001</text:p>
          </table:table-cell>
          <table:table-cell table:formula="of:=([.B803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04]-[.F$2])^2" office:value-type="float" office:value="0.000100000000000031">
            <text:p>0.0001</text:p>
          </table:table-cell>
          <table:table-cell table:formula="of:=([.B80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formula="of:=([.A805]-[.F$2])^2" office:value-type="float" office:value="49.1401">
            <text:p>49.1401</text:p>
          </table:table-cell>
          <table:table-cell table:formula="of:=([.B805]-[.J$2])^2" office:value-type="float" office:value="1220.454225">
            <text:p>1220.4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806]-[.F$2])^2" office:value-type="float" office:value="0.000100000000000031">
            <text:p>0.0001</text:p>
          </table:table-cell>
          <table:table-cell table:formula="of:=([.B806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([.A807]-[.F$2])^2" office:value-type="float" office:value="0.000100000000000031">
            <text:p>0.0001</text:p>
          </table:table-cell>
          <table:table-cell table:formula="of:=([.B807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table:formula="of:=([.A808]-[.F$2])^2" office:value-type="float" office:value="1.0201">
            <text:p>1.0201</text:p>
          </table:table-cell>
          <table:table-cell table:formula="of:=([.B808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09]-[.F$2])^2" office:value-type="float" office:value="0.000100000000000031">
            <text:p>0.0001</text:p>
          </table:table-cell>
          <table:table-cell table:formula="of:=([.B80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table:formula="of:=([.A810]-[.F$2])^2" office:value-type="float" office:value="9.06010000000001">
            <text:p>9.0601</text:p>
          </table:table-cell>
          <table:table-cell table:formula="of:=([.B810]-[.J$2])^2" office:value-type="float" office:value="98.7042250000001">
            <text:p>98.7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811]-[.F$2])^2" office:value-type="float" office:value="1.0201">
            <text:p>1.0201</text:p>
          </table:table-cell>
          <table:table-cell table:formula="of:=([.B811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812]-[.F$2])^2" office:value-type="float" office:value="4.04010000000001">
            <text:p>4.0401</text:p>
          </table:table-cell>
          <table:table-cell table:formula="of:=([.B812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13]-[.F$2])^2" office:value-type="float" office:value="0.000100000000000031">
            <text:p>0.0001</text:p>
          </table:table-cell>
          <table:table-cell table:formula="of:=([.B813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14]-[.F$2])^2" office:value-type="float" office:value="1.0201">
            <text:p>1.0201</text:p>
          </table:table-cell>
          <table:table-cell table:formula="of:=([.B81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formula="of:=([.A815]-[.F$2])^2" office:value-type="float" office:value="36.1201">
            <text:p>36.1201</text:p>
          </table:table-cell>
          <table:table-cell table:formula="of:=([.B815]-[.J$2])^2" office:value-type="float" office:value="572.884225">
            <text:p>572.8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16]-[.F$2])^2" office:value-type="float" office:value="0.000100000000000031">
            <text:p>0.0001</text:p>
          </table:table-cell>
          <table:table-cell table:formula="of:=([.B81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817]-[.F$2])^2" office:value-type="float" office:value="0.980099999999997">
            <text:p>0.9801</text:p>
          </table:table-cell>
          <table:table-cell table:formula="of:=([.B817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818]-[.F$2])^2" office:value-type="float" office:value="0.980099999999997">
            <text:p>0.9801</text:p>
          </table:table-cell>
          <table:table-cell table:formula="of:=([.B81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819]-[.F$2])^2" office:value-type="float" office:value="1.0201">
            <text:p>1.0201</text:p>
          </table:table-cell>
          <table:table-cell table:formula="of:=([.B819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table:formula="of:=([.A820]-[.F$2])^2" office:value-type="float" office:value="15.9201">
            <text:p>15.9201</text:p>
          </table:table-cell>
          <table:table-cell table:formula="of:=([.B820]-[.J$2])^2" office:value-type="float" office:value="402.604225">
            <text:p>402.6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821]-[.F$2])^2" office:value-type="float" office:value="0.980099999999997">
            <text:p>0.9801</text:p>
          </table:table-cell>
          <table:table-cell table:formula="of:=([.B82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table:formula="of:=([.A822]-[.F$2])^2" office:value-type="float" office:value="8.94009999999999">
            <text:p>8.9401</text:p>
          </table:table-cell>
          <table:table-cell table:formula="of:=([.B822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823]-[.F$2])^2" office:value-type="float" office:value="4.04010000000001">
            <text:p>4.0401</text:p>
          </table:table-cell>
          <table:table-cell table:formula="of:=([.B82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table:formula="of:=([.A824]-[.F$2])^2" office:value-type="float" office:value="120.7801">
            <text:p>120.7801</text:p>
          </table:table-cell>
          <table:table-cell table:formula="of:=([.B82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formula="of:=([.A825]-[.F$2])^2" office:value-type="float" office:value="1.0201">
            <text:p>1.0201</text:p>
          </table:table-cell>
          <table:table-cell table:formula="of:=([.B825]-[.J$2])^2" office:value-type="float" office:value="62.964225">
            <text:p>62.9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826]-[.F$2])^2" office:value-type="float" office:value="1.0201">
            <text:p>1.0201</text:p>
          </table:table-cell>
          <table:table-cell table:formula="of:=([.B826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table:formula="of:=([.A827]-[.F$2])^2" office:value-type="float" office:value="48.8601">
            <text:p>48.8601</text:p>
          </table:table-cell>
          <table:table-cell table:formula="of:=([.B827]-[.J$2])^2" office:value-type="float" office:value="1229.554225">
            <text:p>1229.5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28]-[.F$2])^2" office:value-type="float" office:value="0.000100000000000031">
            <text:p>0.0001</text:p>
          </table:table-cell>
          <table:table-cell table:formula="of:=([.B82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29]-[.F$2])^2" office:value-type="float" office:value="0.000100000000000031">
            <text:p>0.0001</text:p>
          </table:table-cell>
          <table:table-cell table:formula="of:=([.B82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30]-[.F$2])^2" office:value-type="float" office:value="0.000100000000000031">
            <text:p>0.0001</text:p>
          </table:table-cell>
          <table:table-cell table:formula="of:=([.B83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831]-[.F$2])^2" office:value-type="float" office:value="1.0201">
            <text:p>1.0201</text:p>
          </table:table-cell>
          <table:table-cell table:formula="of:=([.B831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832]-[.F$2])^2" office:value-type="float" office:value="4.04010000000001">
            <text:p>4.0401</text:p>
          </table:table-cell>
          <table:table-cell table:formula="of:=([.B832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table:formula="of:=([.A833]-[.F$2])^2" office:value-type="float" office:value="16.0801">
            <text:p>16.0801</text:p>
          </table:table-cell>
          <table:table-cell table:formula="of:=([.B833]-[.J$2])^2" office:value-type="float" office:value="672.624225">
            <text:p>672.6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34]-[.F$2])^2" office:value-type="float" office:value="0.000100000000000031">
            <text:p>0.0001</text:p>
          </table:table-cell>
          <table:table-cell table:formula="of:=([.B83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table:formula="of:=([.A835]-[.F$2])^2" office:value-type="float" office:value="1.0201">
            <text:p>1.0201</text:p>
          </table:table-cell>
          <table:table-cell table:formula="of:=([.B835]-[.J$2])^2" office:value-type="float" office:value="101.304225">
            <text:p>101.30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table:formula="of:=([.A836]-[.F$2])^2" office:value-type="float" office:value="16.0801">
            <text:p>16.0801</text:p>
          </table:table-cell>
          <table:table-cell table:formula="of:=([.B836]-[.J$2])^2" office:value-type="float" office:value="223.054225">
            <text:p>223.0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837]-[.F$2])^2" office:value-type="float" office:value="1.0201">
            <text:p>1.0201</text:p>
          </table:table-cell>
          <table:table-cell table:formula="of:=([.B83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838]-[.F$2])^2" office:value-type="float" office:value="4.04010000000001">
            <text:p>4.0401</text:p>
          </table:table-cell>
          <table:table-cell table:formula="of:=([.B83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formula="of:=([.A839]-[.F$2])^2" office:value-type="float" office:value="4.04010000000001">
            <text:p>4.0401</text:p>
          </table:table-cell>
          <table:table-cell table:formula="of:=([.B839]-[.J$2])^2" office:value-type="float" office:value="286.794225">
            <text:p>286.7942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formula="of:=([.A840]-[.F$2])^2" office:value-type="float" office:value="25.1001">
            <text:p>25.1001</text:p>
          </table:table-cell>
          <table:table-cell table:formula="of:=([.B840]-[.J$2])^2" office:value-type="float" office:value="358.534225">
            <text:p>358.5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table:formula="of:=([.A841]-[.F$2])^2" office:value-type="float" office:value="0.980099999999997">
            <text:p>0.9801</text:p>
          </table:table-cell>
          <table:table-cell table:formula="of:=([.B841]-[.J$2])^2" office:value-type="float" office:value="197.824225">
            <text:p>197.8242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table:formula="of:=([.A842]-[.F$2])^2" office:value-type="float" office:value="24.9001">
            <text:p>24.9001</text:p>
          </table:table-cell>
          <table:table-cell table:formula="of:=([.B84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table:formula="of:=([.A843]-[.F$2])^2" office:value-type="float" office:value="0.000100000000000031">
            <text:p>0.0001</text:p>
          </table:table-cell>
          <table:table-cell table:formula="of:=([.B843]-[.J$2])^2" office:value-type="float" office:value="226.954225">
            <text:p>226.9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([.A844]-[.F$2])^2" office:value-type="float" office:value="0.000100000000000031">
            <text:p>0.0001</text:p>
          </table:table-cell>
          <table:table-cell table:formula="of:=([.B844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45]-[.F$2])^2" office:value-type="float" office:value="1.0201">
            <text:p>1.0201</text:p>
          </table:table-cell>
          <table:table-cell table:formula="of:=([.B845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846]-[.F$2])^2" office:value-type="float" office:value="0.000100000000000031">
            <text:p>0.0001</text:p>
          </table:table-cell>
          <table:table-cell table:formula="of:=([.B846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47]-[.F$2])^2" office:value-type="float" office:value="1.0201">
            <text:p>1.0201</text:p>
          </table:table-cell>
          <table:table-cell table:formula="of:=([.B84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848]-[.F$2])^2" office:value-type="float" office:value="0.980099999999997">
            <text:p>0.9801</text:p>
          </table:table-cell>
          <table:table-cell table:formula="of:=([.B84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49]-[.F$2])^2" office:value-type="float" office:value="0.000100000000000031">
            <text:p>0.0001</text:p>
          </table:table-cell>
          <table:table-cell table:formula="of:=([.B84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50]-[.F$2])^2" office:value-type="float" office:value="0.000100000000000031">
            <text:p>0.0001</text:p>
          </table:table-cell>
          <table:table-cell table:formula="of:=([.B85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51]-[.F$2])^2" office:value-type="float" office:value="0.000100000000000031">
            <text:p>0.0001</text:p>
          </table:table-cell>
          <table:table-cell table:formula="of:=([.B851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52]-[.F$2])^2" office:value-type="float" office:value="1.0201">
            <text:p>1.0201</text:p>
          </table:table-cell>
          <table:table-cell table:formula="of:=([.B852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853]-[.F$2])^2" office:value-type="float" office:value="4.04010000000001">
            <text:p>4.0401</text:p>
          </table:table-cell>
          <table:table-cell table:formula="of:=([.B85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table:formula="of:=([.A854]-[.F$2])^2" office:value-type="float" office:value="0.980099999999997">
            <text:p>0.9801</text:p>
          </table:table-cell>
          <table:table-cell table:formula="of:=([.B854]-[.J$2])^2" office:value-type="float" office:value="82.174225">
            <text:p>82.1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55]-[.F$2])^2" office:value-type="float" office:value="0.000100000000000031">
            <text:p>0.0001</text:p>
          </table:table-cell>
          <table:table-cell table:formula="of:=([.B855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56]-[.F$2])^2" office:value-type="float" office:value="1.0201">
            <text:p>1.0201</text:p>
          </table:table-cell>
          <table:table-cell table:formula="of:=([.B85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857]-[.F$2])^2" office:value-type="float" office:value="1.0201">
            <text:p>1.0201</text:p>
          </table:table-cell>
          <table:table-cell table:formula="of:=([.B85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858]-[.F$2])^2" office:value-type="float" office:value="0.000100000000000031">
            <text:p>0.0001</text:p>
          </table:table-cell>
          <table:table-cell table:formula="of:=([.B858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table:formula="of:=([.A859]-[.F$2])^2" office:value-type="float" office:value="8.94009999999999">
            <text:p>8.9401</text:p>
          </table:table-cell>
          <table:table-cell table:formula="of:=([.B859]-[.J$2])^2" office:value-type="float" office:value="679.384225">
            <text:p>679.3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60]-[.F$2])^2" office:value-type="float" office:value="0.000100000000000031">
            <text:p>0.0001</text:p>
          </table:table-cell>
          <table:table-cell table:formula="of:=([.B86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61]-[.F$2])^2" office:value-type="float" office:value="1.0201">
            <text:p>1.0201</text:p>
          </table:table-cell>
          <table:table-cell table:formula="of:=([.B861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62]-[.F$2])^2" office:value-type="float" office:value="0.000100000000000031">
            <text:p>0.0001</text:p>
          </table:table-cell>
          <table:table-cell table:formula="of:=([.B86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863]-[.F$2])^2" office:value-type="float" office:value="0.980099999999997">
            <text:p>0.9801</text:p>
          </table:table-cell>
          <table:table-cell table:formula="of:=([.B863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864]-[.F$2])^2" office:value-type="float" office:value="1.0201">
            <text:p>1.0201</text:p>
          </table:table-cell>
          <table:table-cell table:formula="of:=([.B864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table:formula="of:=([.A865]-[.F$2])^2" office:value-type="float" office:value="9.06010000000001">
            <text:p>9.0601</text:p>
          </table:table-cell>
          <table:table-cell table:formula="of:=([.B865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866]-[.F$2])^2" office:value-type="float" office:value="0.000100000000000031">
            <text:p>0.0001</text:p>
          </table:table-cell>
          <table:table-cell table:formula="of:=([.B866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867]-[.F$2])^2" office:value-type="float" office:value="1.0201">
            <text:p>1.0201</text:p>
          </table:table-cell>
          <table:table-cell table:formula="of:=([.B867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68]-[.F$2])^2" office:value-type="float" office:value="0.000100000000000031">
            <text:p>0.0001</text:p>
          </table:table-cell>
          <table:table-cell table:formula="of:=([.B86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869]-[.F$2])^2" office:value-type="float" office:value="1.0201">
            <text:p>1.0201</text:p>
          </table:table-cell>
          <table:table-cell table:formula="of:=([.B86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870]-[.F$2])^2" office:value-type="float" office:value="16.0801">
            <text:p>16.0801</text:p>
          </table:table-cell>
          <table:table-cell table:formula="of:=([.B870]-[.J$2])^2" office:value-type="float" office:value="780.364225">
            <text:p>780.3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871]-[.F$2])^2" office:value-type="float" office:value="1.0201">
            <text:p>1.0201</text:p>
          </table:table-cell>
          <table:table-cell table:formula="of:=([.B87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table:formula="of:=([.A872]-[.F$2])^2" office:value-type="float" office:value="0.000100000000000031">
            <text:p>0.0001</text:p>
          </table:table-cell>
          <table:table-cell table:formula="of:=([.B872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table:formula="of:=([.A873]-[.F$2])^2" office:value-type="float" office:value="99.8001">
            <text:p>99.8001</text:p>
          </table:table-cell>
          <table:table-cell table:formula="of:=([.B873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74]-[.F$2])^2" office:value-type="float" office:value="0.000100000000000031">
            <text:p>0.0001</text:p>
          </table:table-cell>
          <table:table-cell table:formula="of:=([.B87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875]-[.F$2])^2" office:value-type="float" office:value="0.980099999999997">
            <text:p>0.9801</text:p>
          </table:table-cell>
          <table:table-cell table:formula="of:=([.B87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table:formula="of:=([.A876]-[.F$2])^2" office:value-type="float" office:value="9.06010000000001">
            <text:p>9.0601</text:p>
          </table:table-cell>
          <table:table-cell table:formula="of:=([.B87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table:formula="of:=([.A877]-[.F$2])^2" office:value-type="float" office:value="63.8401">
            <text:p>63.8401</text:p>
          </table:table-cell>
          <table:table-cell table:formula="of:=([.B877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table:formula="of:=([.A878]-[.F$2])^2" office:value-type="float" office:value="0.980099999999997">
            <text:p>0.9801</text:p>
          </table:table-cell>
          <table:table-cell table:formula="of:=([.B878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879]-[.F$2])^2" office:value-type="float" office:value="0.980099999999997">
            <text:p>0.9801</text:p>
          </table:table-cell>
          <table:table-cell table:formula="of:=([.B87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880]-[.F$2])^2" office:value-type="float" office:value="0.000100000000000031">
            <text:p>0.0001</text:p>
          </table:table-cell>
          <table:table-cell table:formula="of:=([.B88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formula="of:=([.A881]-[.F$2])^2" office:value-type="float" office:value="0.000100000000000031">
            <text:p>0.0001</text:p>
          </table:table-cell>
          <table:table-cell table:formula="of:=([.B881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table:formula="of:=([.A882]-[.F$2])^2" office:value-type="float" office:value="4.04010000000001">
            <text:p>4.0401</text:p>
          </table:table-cell>
          <table:table-cell table:formula="of:=([.B882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883]-[.F$2])^2" office:value-type="float" office:value="0.000100000000000031">
            <text:p>0.0001</text:p>
          </table:table-cell>
          <table:table-cell table:formula="of:=([.B883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884]-[.F$2])^2" office:value-type="float" office:value="1.0201">
            <text:p>1.0201</text:p>
          </table:table-cell>
          <table:table-cell table:formula="of:=([.B884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formula="of:=([.A885]-[.F$2])^2" office:value-type="float" office:value="0.000100000000000031">
            <text:p>0.0001</text:p>
          </table:table-cell>
          <table:table-cell table:formula="of:=([.B885]-[.J$2])^2" office:value-type="float" office:value="49.914225">
            <text:p>49.9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886]-[.F$2])^2" office:value-type="float" office:value="1.0201">
            <text:p>1.0201</text:p>
          </table:table-cell>
          <table:table-cell table:formula="of:=([.B886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87]-[.F$2])^2" office:value-type="float" office:value="1.0201">
            <text:p>1.0201</text:p>
          </table:table-cell>
          <table:table-cell table:formula="of:=([.B88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([.A888]-[.F$2])^2" office:value-type="float" office:value="1.0201">
            <text:p>1.0201</text:p>
          </table:table-cell>
          <table:table-cell table:formula="of:=([.B888]-[.J$2])^2" office:value-type="float" office:value="286.794225">
            <text:p>286.79422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table:formula="of:=([.A889]-[.F$2])^2" office:value-type="float" office:value="80.8201">
            <text:p>80.8201</text:p>
          </table:table-cell>
          <table:table-cell table:formula="of:=([.B889]-[.J$2])^2" office:value-type="float" office:value="531.994225">
            <text:p>531.9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890]-[.F$2])^2" office:value-type="float" office:value="0.000100000000000031">
            <text:p>0.0001</text:p>
          </table:table-cell>
          <table:table-cell table:formula="of:=([.B89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891]-[.F$2])^2" office:value-type="float" office:value="0.000100000000000031">
            <text:p>0.0001</text:p>
          </table:table-cell>
          <table:table-cell table:formula="of:=([.B89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892]-[.F$2])^2" office:value-type="float" office:value="1.0201">
            <text:p>1.0201</text:p>
          </table:table-cell>
          <table:table-cell table:formula="of:=([.B892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893]-[.F$2])^2" office:value-type="float" office:value="1.0201">
            <text:p>1.0201</text:p>
          </table:table-cell>
          <table:table-cell table:formula="of:=([.B89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table:formula="of:=([.A894]-[.F$2])^2" office:value-type="float" office:value="0.980099999999997">
            <text:p>0.9801</text:p>
          </table:table-cell>
          <table:table-cell table:formula="of:=([.B894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895]-[.F$2])^2" office:value-type="float" office:value="4.04010000000001">
            <text:p>4.0401</text:p>
          </table:table-cell>
          <table:table-cell table:formula="of:=([.B89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table:formula="of:=([.A896]-[.F$2])^2" office:value-type="float" office:value="24.9001">
            <text:p>24.9001</text:p>
          </table:table-cell>
          <table:table-cell table:formula="of:=([.B896]-[.J$2])^2" office:value-type="float" office:value="679.384225">
            <text:p>679.3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897]-[.F$2])^2" office:value-type="float" office:value="1.0201">
            <text:p>1.0201</text:p>
          </table:table-cell>
          <table:table-cell table:formula="of:=([.B89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898]-[.F$2])^2" office:value-type="float" office:value="1.0201">
            <text:p>1.0201</text:p>
          </table:table-cell>
          <table:table-cell table:formula="of:=([.B89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">
            <text:p>87</text:p>
          </table:table-cell>
          <table:table-cell table:formula="of:=([.A899]-[.F$2])^2" office:value-type="float" office:value="0.000100000000000031">
            <text:p>0.0001</text:p>
          </table:table-cell>
          <table:table-cell table:formula="of:=([.B899]-[.J$2])^2" office:value-type="float" office:value="844.774225">
            <text:p>844.7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900]-[.F$2])^2" office:value-type="float" office:value="0.000100000000000031">
            <text:p>0.0001</text:p>
          </table:table-cell>
          <table:table-cell table:formula="of:=([.B90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table:formula="of:=([.A901]-[.F$2])^2" office:value-type="float" office:value="16.0801">
            <text:p>16.0801</text:p>
          </table:table-cell>
          <table:table-cell table:formula="of:=([.B901]-[.J$2])^2" office:value-type="float" office:value="321.664225">
            <text:p>321.6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table:formula="of:=([.A902]-[.F$2])^2" office:value-type="float" office:value="0.000100000000000031">
            <text:p>0.0001</text:p>
          </table:table-cell>
          <table:table-cell table:formula="of:=([.B902]-[.J$2])^2" office:value-type="float" office:value="25.654225">
            <text:p>25.6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table:formula="of:=([.A903]-[.F$2])^2" office:value-type="float" office:value="0.980099999999997">
            <text:p>0.9801</text:p>
          </table:table-cell>
          <table:table-cell table:formula="of:=([.B903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table:formula="of:=([.A904]-[.F$2])^2" office:value-type="float" office:value="3.96009999999999">
            <text:p>3.9601</text:p>
          </table:table-cell>
          <table:table-cell table:formula="of:=([.B90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905]-[.F$2])^2" office:value-type="float" office:value="4.04010000000001">
            <text:p>4.0401</text:p>
          </table:table-cell>
          <table:table-cell table:formula="of:=([.B905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2">
            <text:p>72</text:p>
          </table:table-cell>
          <table:table-cell table:formula="of:=([.A906]-[.F$2])^2" office:value-type="float" office:value="0.000100000000000031">
            <text:p>0.0001</text:p>
          </table:table-cell>
          <table:table-cell table:formula="of:=([.B906]-[.J$2])^2" office:value-type="float" office:value="197.824225">
            <text:p>197.82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formula="of:=([.A907]-[.F$2])^2" office:value-type="float" office:value="3.96009999999999">
            <text:p>3.9601</text:p>
          </table:table-cell>
          <table:table-cell table:formula="of:=([.B907]-[.J$2])^2" office:value-type="float" office:value="837.234225">
            <text:p>837.2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908]-[.F$2])^2" office:value-type="float" office:value="4.04010000000001">
            <text:p>4.0401</text:p>
          </table:table-cell>
          <table:table-cell table:formula="of:=([.B908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909]-[.F$2])^2" office:value-type="float" office:value="0.980099999999997">
            <text:p>0.9801</text:p>
          </table:table-cell>
          <table:table-cell table:formula="of:=([.B90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table:formula="of:=([.A910]-[.F$2])^2" office:value-type="float" office:value="0.980099999999997">
            <text:p>0.9801</text:p>
          </table:table-cell>
          <table:table-cell table:formula="of:=([.B910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911]-[.F$2])^2" office:value-type="float" office:value="4.04010000000001">
            <text:p>4.0401</text:p>
          </table:table-cell>
          <table:table-cell table:formula="of:=([.B911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12]-[.F$2])^2" office:value-type="float" office:value="0.000100000000000031">
            <text:p>0.0001</text:p>
          </table:table-cell>
          <table:table-cell table:formula="of:=([.B912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formula="of:=([.A913]-[.F$2])^2" office:value-type="float" office:value="0.000100000000000031">
            <text:p>0.0001</text:p>
          </table:table-cell>
          <table:table-cell table:formula="of:=([.B913]-[.J$2])^2" office:value-type="float" office:value="9.39422499999999">
            <text:p>9.3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914]-[.F$2])^2" office:value-type="float" office:value="0.980099999999997">
            <text:p>0.9801</text:p>
          </table:table-cell>
          <table:table-cell table:formula="of:=([.B91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15]-[.F$2])^2" office:value-type="float" office:value="0.000100000000000031">
            <text:p>0.0001</text:p>
          </table:table-cell>
          <table:table-cell table:formula="of:=([.B91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16]-[.F$2])^2" office:value-type="float" office:value="0.000100000000000031">
            <text:p>0.0001</text:p>
          </table:table-cell>
          <table:table-cell table:formula="of:=([.B91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([.A917]-[.F$2])^2" office:value-type="float" office:value="16.0801">
            <text:p>16.0801</text:p>
          </table:table-cell>
          <table:table-cell table:formula="of:=([.B917]-[.J$2])^2" office:value-type="float" office:value="780.364225">
            <text:p>780.3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">
            <text:p>39</text:p>
          </table:table-cell>
          <table:table-cell table:formula="of:=([.A918]-[.F$2])^2" office:value-type="float" office:value="0.000100000000000031">
            <text:p>0.0001</text:p>
          </table:table-cell>
          <table:table-cell table:formula="of:=([.B918]-[.J$2])^2" office:value-type="float" office:value="358.534225">
            <text:p>358.53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919]-[.F$2])^2" office:value-type="float" office:value="3.96009999999999">
            <text:p>3.9601</text:p>
          </table:table-cell>
          <table:table-cell table:formula="of:=([.B91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table:formula="of:=([.A920]-[.F$2])^2" office:value-type="float" office:value="1.0201">
            <text:p>1.0201</text:p>
          </table:table-cell>
          <table:table-cell table:formula="of:=([.B920]-[.J$2])^2" office:value-type="float" office:value="122.434225">
            <text:p>122.4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921]-[.F$2])^2" office:value-type="float" office:value="4.04010000000001">
            <text:p>4.0401</text:p>
          </table:table-cell>
          <table:table-cell table:formula="of:=([.B921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table:formula="of:=([.A922]-[.F$2])^2" office:value-type="float" office:value="0.000100000000000031">
            <text:p>0.0001</text:p>
          </table:table-cell>
          <table:table-cell table:formula="of:=([.B922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923]-[.F$2])^2" office:value-type="float" office:value="3.96009999999999">
            <text:p>3.9601</text:p>
          </table:table-cell>
          <table:table-cell table:formula="of:=([.B923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formula="of:=([.A924]-[.F$2])^2" office:value-type="float" office:value="15.9201">
            <text:p>15.9201</text:p>
          </table:table-cell>
          <table:table-cell table:formula="of:=([.B924]-[.J$2])^2" office:value-type="float" office:value="486.864225">
            <text:p>486.8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925]-[.F$2])^2" office:value-type="float" office:value="1.0201">
            <text:p>1.0201</text:p>
          </table:table-cell>
          <table:table-cell table:formula="of:=([.B925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926]-[.F$2])^2" office:value-type="float" office:value="0.000100000000000031">
            <text:p>0.0001</text:p>
          </table:table-cell>
          <table:table-cell table:formula="of:=([.B926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927]-[.F$2])^2" office:value-type="float" office:value="1.0201">
            <text:p>1.0201</text:p>
          </table:table-cell>
          <table:table-cell table:formula="of:=([.B927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928]-[.F$2])^2" office:value-type="float" office:value="3.96009999999999">
            <text:p>3.9601</text:p>
          </table:table-cell>
          <table:table-cell table:formula="of:=([.B928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929]-[.F$2])^2" office:value-type="float" office:value="0.980099999999997">
            <text:p>0.9801</text:p>
          </table:table-cell>
          <table:table-cell table:formula="of:=([.B92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930]-[.F$2])^2" office:value-type="float" office:value="4.04010000000001">
            <text:p>4.0401</text:p>
          </table:table-cell>
          <table:table-cell table:formula="of:=([.B93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31]-[.F$2])^2" office:value-type="float" office:value="0.000100000000000031">
            <text:p>0.0001</text:p>
          </table:table-cell>
          <table:table-cell table:formula="of:=([.B931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table:formula="of:=([.A932]-[.F$2])^2" office:value-type="float" office:value="80.8201">
            <text:p>80.8201</text:p>
          </table:table-cell>
          <table:table-cell table:formula="of:=([.B932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933]-[.F$2])^2" office:value-type="float" office:value="0.000100000000000031">
            <text:p>0.0001</text:p>
          </table:table-cell>
          <table:table-cell table:formula="of:=([.B933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934]-[.F$2])^2" office:value-type="float" office:value="1.0201">
            <text:p>1.0201</text:p>
          </table:table-cell>
          <table:table-cell table:formula="of:=([.B934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table:formula="of:=([.A935]-[.F$2])^2" office:value-type="float" office:value="1.0201">
            <text:p>1.0201</text:p>
          </table:table-cell>
          <table:table-cell table:formula="of:=([.B935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table:formula="of:=([.A936]-[.F$2])^2" office:value-type="float" office:value="48.8601">
            <text:p>48.8601</text:p>
          </table:table-cell>
          <table:table-cell table:formula="of:=([.B93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table:formula="of:=([.A937]-[.F$2])^2" office:value-type="float" office:value="4.04010000000001">
            <text:p>4.0401</text:p>
          </table:table-cell>
          <table:table-cell table:formula="of:=([.B937]-[.J$2])^2" office:value-type="float" office:value="122.434225">
            <text:p>122.43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938]-[.F$2])^2" office:value-type="float" office:value="3.96009999999999">
            <text:p>3.9601</text:p>
          </table:table-cell>
          <table:table-cell table:formula="of:=([.B938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939]-[.F$2])^2" office:value-type="float" office:value="1.0201">
            <text:p>1.0201</text:p>
          </table:table-cell>
          <table:table-cell table:formula="of:=([.B93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940]-[.F$2])^2" office:value-type="float" office:value="0.000100000000000031">
            <text:p>0.0001</text:p>
          </table:table-cell>
          <table:table-cell table:formula="of:=([.B94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table:formula="of:=([.A941]-[.F$2])^2" office:value-type="float" office:value="8.94009999999999">
            <text:p>8.9401</text:p>
          </table:table-cell>
          <table:table-cell table:formula="of:=([.B941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42]-[.F$2])^2" office:value-type="float" office:value="0.000100000000000031">
            <text:p>0.0001</text:p>
          </table:table-cell>
          <table:table-cell table:formula="of:=([.B942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formula="of:=([.A943]-[.F$2])^2" office:value-type="float" office:value="1.0201">
            <text:p>1.0201</text:p>
          </table:table-cell>
          <table:table-cell table:formula="of:=([.B943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table:formula="of:=([.A944]-[.F$2])^2" office:value-type="float" office:value="3.96009999999999">
            <text:p>3.9601</text:p>
          </table:table-cell>
          <table:table-cell table:formula="of:=([.B944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45]-[.F$2])^2" office:value-type="float" office:value="0.000100000000000031">
            <text:p>0.0001</text:p>
          </table:table-cell>
          <table:table-cell table:formula="of:=([.B945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formula="of:=([.A946]-[.F$2])^2" office:value-type="float" office:value="0.980099999999997">
            <text:p>0.9801</text:p>
          </table:table-cell>
          <table:table-cell table:formula="of:=([.B946]-[.J$2])^2" office:value-type="float" office:value="36.784225">
            <text:p>36.78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947]-[.F$2])^2" office:value-type="float" office:value="0.000100000000000031">
            <text:p>0.0001</text:p>
          </table:table-cell>
          <table:table-cell table:formula="of:=([.B947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([.A948]-[.F$2])^2" office:value-type="float" office:value="25.1001">
            <text:p>25.1001</text:p>
          </table:table-cell>
          <table:table-cell table:formula="of:=([.B948]-[.J$2])^2" office:value-type="float" office:value="167.314225">
            <text:p>167.31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9">
            <text:p>59</text:p>
          </table:table-cell>
          <table:table-cell table:formula="of:=([.A949]-[.F$2])^2" office:value-type="float" office:value="3.96009999999999">
            <text:p>3.9601</text:p>
          </table:table-cell>
          <table:table-cell table:formula="of:=([.B949]-[.J$2])^2" office:value-type="float" office:value="1.134225">
            <text:p>1.1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formula="of:=([.A950]-[.F$2])^2" office:value-type="float" office:value="0.000100000000000031">
            <text:p>0.0001</text:p>
          </table:table-cell>
          <table:table-cell table:formula="of:=([.B95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951]-[.F$2])^2" office:value-type="float" office:value="4.04010000000001">
            <text:p>4.0401</text:p>
          </table:table-cell>
          <table:table-cell table:formula="of:=([.B951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formula="of:=([.A952]-[.F$2])^2" office:value-type="float" office:value="25.1001">
            <text:p>25.1001</text:p>
          </table:table-cell>
          <table:table-cell table:formula="of:=([.B952]-[.J$2])^2" office:value-type="float" office:value="780.364225">
            <text:p>780.3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953]-[.F$2])^2" office:value-type="float" office:value="1.0201">
            <text:p>1.0201</text:p>
          </table:table-cell>
          <table:table-cell table:formula="of:=([.B953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([.A954]-[.F$2])^2" office:value-type="float" office:value="3.96009999999999">
            <text:p>3.9601</text:p>
          </table:table-cell>
          <table:table-cell table:formula="of:=([.B954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formula="of:=([.A955]-[.F$2])^2" office:value-type="float" office:value="16.0801">
            <text:p>16.0801</text:p>
          </table:table-cell>
          <table:table-cell table:formula="of:=([.B955]-[.J$2])^2" office:value-type="float" office:value="438.274225">
            <text:p>438.2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formula="of:=([.A956]-[.F$2])^2" office:value-type="float" office:value="1.0201">
            <text:p>1.0201</text:p>
          </table:table-cell>
          <table:table-cell table:formula="of:=([.B956]-[.J$2])^2" office:value-type="float" office:value="48.094225">
            <text:p>48.09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57]-[.F$2])^2" office:value-type="float" office:value="0.000100000000000031">
            <text:p>0.0001</text:p>
          </table:table-cell>
          <table:table-cell table:formula="of:=([.B957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table:formula="of:=([.A958]-[.F$2])^2" office:value-type="float" office:value="0.980099999999997">
            <text:p>0.9801</text:p>
          </table:table-cell>
          <table:table-cell table:formula="of:=([.B95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959]-[.F$2])^2" office:value-type="float" office:value="1.0201">
            <text:p>1.0201</text:p>
          </table:table-cell>
          <table:table-cell table:formula="of:=([.B959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960]-[.F$2])^2" office:value-type="float" office:value="1.0201">
            <text:p>1.0201</text:p>
          </table:table-cell>
          <table:table-cell table:formula="of:=([.B960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  <table:table-cell table:formula="of:=([.A961]-[.F$2])^2" office:value-type="float" office:value="0.980099999999997">
            <text:p>0.9801</text:p>
          </table:table-cell>
          <table:table-cell table:formula="of:=([.B96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962]-[.F$2])^2" office:value-type="float" office:value="1.0201">
            <text:p>1.0201</text:p>
          </table:table-cell>
          <table:table-cell table:formula="of:=([.B962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formula="of:=([.A963]-[.F$2])^2" office:value-type="float" office:value="1.0201">
            <text:p>1.0201</text:p>
          </table:table-cell>
          <table:table-cell table:formula="of:=([.B963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table:formula="of:=([.A964]-[.F$2])^2" office:value-type="float" office:value="323.6401">
            <text:p>323.6401</text:p>
          </table:table-cell>
          <table:table-cell table:formula="of:=([.B96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table:formula="of:=([.A965]-[.F$2])^2" office:value-type="float" office:value="16.0801">
            <text:p>16.0801</text:p>
          </table:table-cell>
          <table:table-cell table:formula="of:=([.B965]-[.J$2])^2" office:value-type="float" office:value="358.534225">
            <text:p>358.53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table:formula="of:=([.A966]-[.F$2])^2" office:value-type="float" office:value="4.04010000000001">
            <text:p>4.0401</text:p>
          </table:table-cell>
          <table:table-cell table:formula="of:=([.B966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table:formula="of:=([.A967]-[.F$2])^2" office:value-type="float" office:value="24.9001">
            <text:p>24.9001</text:p>
          </table:table-cell>
          <table:table-cell table:formula="of:=([.B967]-[.J$2])^2" office:value-type="float" office:value="145.564225">
            <text:p>145.5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968]-[.F$2])^2" office:value-type="float" office:value="1.0201">
            <text:p>1.0201</text:p>
          </table:table-cell>
          <table:table-cell table:formula="of:=([.B96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table:formula="of:=([.A969]-[.F$2])^2" office:value-type="float" office:value="3.96009999999999">
            <text:p>3.9601</text:p>
          </table:table-cell>
          <table:table-cell table:formula="of:=([.B969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formula="of:=([.A970]-[.F$2])^2" office:value-type="float" office:value="0.980099999999997">
            <text:p>0.9801</text:p>
          </table:table-cell>
          <table:table-cell table:formula="of:=([.B970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table:formula="of:=([.A971]-[.F$2])^2" office:value-type="float" office:value="1.0201">
            <text:p>1.0201</text:p>
          </table:table-cell>
          <table:table-cell table:formula="of:=([.B971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formula="of:=([.A972]-[.F$2])^2" office:value-type="float" office:value="15.9201">
            <text:p>15.9201</text:p>
          </table:table-cell>
          <table:table-cell table:formula="of:=([.B972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table:formula="of:=([.A973]-[.F$2])^2" office:value-type="float" office:value="0.980099999999997">
            <text:p>0.9801</text:p>
          </table:table-cell>
          <table:table-cell table:formula="of:=([.B973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74]-[.F$2])^2" office:value-type="float" office:value="0.000100000000000031">
            <text:p>0.0001</text:p>
          </table:table-cell>
          <table:table-cell table:formula="of:=([.B974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75]-[.F$2])^2" office:value-type="float" office:value="0.000100000000000031">
            <text:p>0.0001</text:p>
          </table:table-cell>
          <table:table-cell table:formula="of:=([.B97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table:formula="of:=([.A976]-[.F$2])^2" office:value-type="float" office:value="1.0201">
            <text:p>1.0201</text:p>
          </table:table-cell>
          <table:table-cell table:formula="of:=([.B976]-[.J$2])^2" office:value-type="float" office:value="119.574225">
            <text:p>119.57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table:formula="of:=([.A977]-[.F$2])^2" office:value-type="float" office:value="1.0201">
            <text:p>1.0201</text:p>
          </table:table-cell>
          <table:table-cell table:formula="of:=([.B977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table:formula="of:=([.A978]-[.F$2])^2" office:value-type="float" office:value="4.04010000000001">
            <text:p>4.0401</text:p>
          </table:table-cell>
          <table:table-cell table:formula="of:=([.B97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979]-[.F$2])^2" office:value-type="float" office:value="1.0201">
            <text:p>1.0201</text:p>
          </table:table-cell>
          <table:table-cell table:formula="of:=([.B979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980]-[.F$2])^2" office:value-type="float" office:value="3.96009999999999">
            <text:p>3.9601</text:p>
          </table:table-cell>
          <table:table-cell table:formula="of:=([.B980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formula="of:=([.A981]-[.F$2])^2" office:value-type="float" office:value="0.000100000000000031">
            <text:p>0.0001</text:p>
          </table:table-cell>
          <table:table-cell table:formula="of:=([.B981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table:formula="of:=([.A982]-[.F$2])^2" office:value-type="float" office:value="3.96009999999999">
            <text:p>3.9601</text:p>
          </table:table-cell>
          <table:table-cell table:formula="of:=([.B982]-[.J$2])^2" office:value-type="float" office:value="0.874225000000004">
            <text:p>0.87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983]-[.F$2])^2" office:value-type="float" office:value="0.980099999999997">
            <text:p>0.9801</text:p>
          </table:table-cell>
          <table:table-cell table:formula="of:=([.B983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([.A984]-[.F$2])^2" office:value-type="float" office:value="1.0201">
            <text:p>1.0201</text:p>
          </table:table-cell>
          <table:table-cell table:formula="of:=([.B984]-[.J$2])^2" office:value-type="float" office:value="15.484225">
            <text:p>15.48422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table:formula="of:=([.A985]-[.F$2])^2" office:value-type="float" office:value="35.8801">
            <text:p>35.8801</text:p>
          </table:table-cell>
          <table:table-cell table:formula="of:=([.B985]-[.J$2])^2" office:value-type="float" office:value="965.034225">
            <text:p>965.03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86]-[.F$2])^2" office:value-type="float" office:value="0.000100000000000031">
            <text:p>0.0001</text:p>
          </table:table-cell>
          <table:table-cell table:formula="of:=([.B986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formula="of:=([.A987]-[.F$2])^2" office:value-type="float" office:value="4.04010000000001">
            <text:p>4.0401</text:p>
          </table:table-cell>
          <table:table-cell table:formula="of:=([.B987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formula="of:=([.A988]-[.F$2])^2" office:value-type="float" office:value="16.0801">
            <text:p>16.0801</text:p>
          </table:table-cell>
          <table:table-cell table:formula="of:=([.B988]-[.J$2])^2" office:value-type="float" office:value="286.794225">
            <text:p>286.79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formula="of:=([.A989]-[.F$2])^2" office:value-type="float" office:value="0.980099999999997">
            <text:p>0.9801</text:p>
          </table:table-cell>
          <table:table-cell table:formula="of:=([.B989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90]-[.F$2])^2" office:value-type="float" office:value="0.000100000000000031">
            <text:p>0.0001</text:p>
          </table:table-cell>
          <table:table-cell table:formula="of:=([.B990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table:formula="of:=([.A991]-[.F$2])^2" office:value-type="float" office:value="4.04010000000001">
            <text:p>4.0401</text:p>
          </table:table-cell>
          <table:table-cell table:formula="of:=([.B991]-[.J$2])^2" office:value-type="float" office:value="24.354225">
            <text:p>24.35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([.A992]-[.F$2])^2" office:value-type="float" office:value="0.000100000000000031">
            <text:p>0.0001</text:p>
          </table:table-cell>
          <table:table-cell table:formula="of:=([.B992]-[.J$2])^2" office:value-type="float" office:value="4.26422499999999">
            <text:p>4.26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table:formula="of:=([.A993]-[.F$2])^2" office:value-type="float" office:value="4.04010000000001">
            <text:p>4.0401</text:p>
          </table:table-cell>
          <table:table-cell table:formula="of:=([.B993]-[.J$2])^2" office:value-type="float" office:value="0.00422499999999971">
            <text:p>0.004225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table:formula="of:=([.A994]-[.F$2])^2" office:value-type="float" office:value="0.980099999999997">
            <text:p>0.9801</text:p>
          </table:table-cell>
          <table:table-cell table:formula="of:=([.B994]-[.J$2])^2" office:value-type="float" office:value="402.604225">
            <text:p>402.6042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table:formula="of:=([.A995]-[.F$2])^2" office:value-type="float" office:value="1.0201">
            <text:p>1.0201</text:p>
          </table:table-cell>
          <table:table-cell table:formula="of:=([.B995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table:formula="of:=([.A996]-[.F$2])^2" office:value-type="float" office:value="120.7801">
            <text:p>120.7801</text:p>
          </table:table-cell>
          <table:table-cell table:formula="of:=([.B996]-[.J$2])^2" office:value-type="float" office:value="732.514225">
            <text:p>732.5142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table:formula="of:=([.A997]-[.F$2])^2" office:value-type="float" office:value="4.04010000000001">
            <text:p>4.0401</text:p>
          </table:table-cell>
          <table:table-cell table:formula="of:=([.B997]-[.J$2])^2" office:value-type="float" office:value="35.224225">
            <text:p>35.22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formula="of:=([.A998]-[.F$2])^2" office:value-type="float" office:value="0.000100000000000031">
            <text:p>0.0001</text:p>
          </table:table-cell>
          <table:table-cell table:formula="of:=([.B998]-[.J$2])^2" office:value-type="float" office:value="3.74422500000001">
            <text:p>3.744225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">
            <text:p>55</text:p>
          </table:table-cell>
          <table:table-cell table:formula="of:=([.A999]-[.F$2])^2" office:value-type="float" office:value="0.000100000000000031">
            <text:p>0.0001</text:p>
          </table:table-cell>
          <table:table-cell table:formula="of:=([.B999]-[.J$2])^2" office:value-type="float" office:value="8.61422500000001">
            <text:p>8.614225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table:formula="of:=([.A1000]-[.F$2])^2" office:value-type="float" office:value="143.7601">
            <text:p>143.7601</text:p>
          </table:table-cell>
          <table:table-cell table:formula="of:=([.B1000]-[.J$2])^2" office:value-type="float" office:value="170.694225">
            <text:p>170.69422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2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2:13:28</dc:date>
    <meta:generator>LibreOffice/3.4$Linux LibreOffice_project/340m1$Build-1206</meta:generator>
    <meta:editing-duration>PT8M56S</meta:editing-duration>
    <meta:editing-cycles>1</meta:editing-cycles>
    <meta:document-statistic meta:table-count="1" meta:cell-count="4008" meta:object-count="0"/>
  </office:meta>
</office:document-meta>
</file>